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22000001893937AB0F.png" manifest:media-type="image/png"/>
  <manifest:file-entry manifest:full-path="Pictures/100000000000022200000189A640F651.png" manifest:media-type="image/png"/>
  <manifest:file-entry manifest:full-path="Pictures/100000000000025C000001195CB24E88.png" manifest:media-type="image/png"/>
  <manifest:file-entry manifest:full-path="Pictures/100000000000025C00000119D93C9EE8.png" manifest:media-type="image/png"/>
  <manifest:file-entry manifest:full-path="Pictures/10000201000002280000029813B6F93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102cm"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2" style:family="graphic" style:parent-style-name="standard">
      <style:graphic-properties draw:stroke="none" draw:fill-color="#dddddd"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323cm"/>
    </style:style>
    <style:style style:name="gr4" style:family="graphic" style:parent-style-name="standard">
      <style:graphic-properties draw:stroke="none" svg:stroke-color="#000000" draw:fill="none" draw:fill-color="#ffffff" fo:min-height="0.399cm"/>
    </style:style>
    <style:style style:name="gr5" style:family="graphic" style:parent-style-name="standard">
      <style:graphic-properties svg:stroke-width="0.102cm" svg:stroke-color="#ffcc00" draw:marker-start-width="0.508cm" draw:marker-end-width="0.508cm" draw:fill="none" draw:fill-color="#ffffff" draw:textarea-horizontal-align="justify" draw:textarea-vertical-align="middle" draw:auto-grow-height="false" fo:min-height="0cm" fo:min-width="0cm" fo:padding-top="0.176cm" fo:padding-bottom="0.176cm" fo:padding-left="0.301cm" fo:padding-right="0.301cm"/>
    </style:style>
    <style:style style:name="gr6" style:family="graphic" style:parent-style-name="standard">
      <style:graphic-properties draw:stroke="none" svg:stroke-color="#000000" draw:fill="none" draw:fill-color="#ffffff" fo:min-height="0.269cm"/>
    </style:style>
    <style:style style:name="gr7" style:family="graphic" style:parent-style-name="standard">
      <style:graphic-properties draw:fill-color="#000000"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draw:fill-color="#ffffcc" draw:textarea-horizontal-align="justify" draw:textarea-vertical-align="middle" draw:auto-grow-height="false"/>
    </style:style>
    <style:style style:name="gr10" style:family="graphic" style:parent-style-name="standard">
      <style:graphic-properties draw:fill-color="#e6e6ff" draw:textarea-horizontal-align="justify" draw:textarea-vertical-align="middle" draw:auto-grow-height="false"/>
    </style:style>
    <style:style style:name="gr11" style:family="graphic" style:parent-style-name="standard">
      <style:graphic-properties draw:stroke="none" svg:stroke-color="#000000" draw:fill="none" draw:fill-color="#ffffff" fo:min-height="0.558cm"/>
    </style:style>
    <style:style style:name="gr12" style:family="graphic" style:parent-style-name="objectwithoutfill">
      <style:graphic-properties svg:stroke-width="0.051cm" svg:stroke-color="#33ff99" draw:marker-start-width="0.355cm" draw:marker-end="Arrow" draw:marker-end-width="0.457cm" draw:fill="none" draw:textarea-vertical-align="middle" fo:padding-top="0.15cm" fo:padding-bottom="0.15cm" fo:padding-left="0.275cm" fo:padding-right="0.275cm"/>
    </style:style>
    <style:style style:name="gr13" style:family="graphic" style:parent-style-name="standard">
      <style:graphic-properties svg:stroke-width="0.102cm" svg:stroke-color="#ffcc00" draw:marker-start-width="0.509cm" draw:marker-end-width="0.509cm" draw:fill="none" draw:textarea-vertical-align="middle" draw:auto-grow-height="false" fo:min-height="0.749cm" fo:min-width="0.499cm" fo:padding-top="0.176cm" fo:padding-bottom="0.176cm" fo:padding-left="0.301cm" fo:padding-right="0.301cm"/>
    </style:style>
    <style:style style:name="gr14" style:family="graphic" style:parent-style-name="objectwithoutfill">
      <style:graphic-properties svg:stroke-width="0.051cm" svg:stroke-color="#33ff99" draw:marker-start-width="0.355cm" draw:marker-end="Arrow" draw:marker-end-width="0.254cm" draw:fill="none" draw:textarea-vertical-align="middle" fo:padding-top="0.15cm" fo:padding-bottom="0.15cm" fo:padding-left="0.275cm" fo:padding-right="0.275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objectwithoutfill">
      <style:graphic-properties draw:stroke="dash" draw:stroke-dash="Fine_20_Dashed" svg:stroke-width="0.051cm" draw:marker-start-width="0.355cm" draw:marker-end="Arrow" draw:marker-end-width="0.305cm" draw:fill="none" draw:textarea-vertical-align="middle" fo:padding-top="0.15cm" fo:padding-bottom="0.15cm" fo:padding-left="0.275cm" fo:padding-right="0.275cm"/>
    </style:style>
    <style:style style:name="gr1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8" style:family="graphic" style:parent-style-name="standard">
      <style:graphic-properties draw:stroke="none" draw:fill-color="#dddddd" draw:textarea-horizontal-align="justify" draw:textarea-vertical-align="middle" draw:auto-grow-height="false" fo:min-height="6.977cm" fo:min-width="8.315cm"/>
    </style:style>
    <style:style style:name="gr19" style:family="graphic" style:parent-style-name="standard">
      <style:graphic-properties draw:fill-color="#000000" draw:textarea-horizontal-align="justify" draw:textarea-vertical-align="middle" draw:auto-grow-height="false" fo:min-height="0.391cm" fo:min-width="0.141cm"/>
    </style:style>
    <style:style style:name="gr20" style:family="graphic" style:parent-style-name="standard">
      <style:graphic-properties draw:stroke="none" svg:stroke-color="#000000" draw:fill="none" draw:fill-color="#ffffff" fo:min-height="1.294cm"/>
    </style:style>
    <style:style style:name="gr21" style:family="graphic" style:parent-style-name="standard">
      <style:graphic-properties draw:stroke="none" svg:stroke-color="#000000" draw:fill="none" draw:fill-color="#ffffff" fo:min-height="1.674cm"/>
    </style:style>
    <style:style style:name="gr22" style:family="graphic" style:parent-style-name="standard">
      <style:graphic-properties draw:stroke="none" draw:fill="none" fo:min-height="1.593cm"/>
    </style:style>
    <style:style style:name="gr23" style:family="graphic" style:parent-style-name="standard">
      <style:graphic-properties draw:stroke="none" draw:fill-color="#dddddd" draw:textarea-horizontal-align="justify" draw:textarea-vertical-align="middle" draw:auto-grow-height="false" fo:min-height="6.977cm" fo:min-width="8.199cm"/>
    </style:style>
    <style:style style:name="gr24" style:family="graphic" style:parent-style-name="standard">
      <style:graphic-properties draw:stroke="none" svg:stroke-color="#000000" draw:fill="none" draw:fill-color="#ffffff" fo:min-height="1.293cm"/>
    </style:style>
    <style:style style:name="gr25" style:family="graphic" style:parent-style-name="standard">
      <style:graphic-properties draw:fill-color="#000000" draw:textarea-horizontal-align="justify" draw:textarea-vertical-align="middle" draw:auto-grow-height="false" fo:min-height="0.391cm" fo:min-width="0.139cm"/>
    </style:style>
    <style:style style:name="gr26" style:family="graphic" style:parent-style-name="standard">
      <style:graphic-properties draw:stroke="none" svg:stroke-color="#000000" draw:fill="none" draw:fill-color="#ffffff" fo:min-height="0.869cm"/>
    </style:style>
    <style:style style:name="gr27" style:family="graphic" style:parent-style-name="objectwithoutfill">
      <style:graphic-properties svg:stroke-width="0.051cm" svg:stroke-color="#33ff99" draw:marker-start-width="0.355cm" draw:marker-end="Arrow" draw:marker-end-width="0.305cm" draw:fill="none" draw:textarea-vertical-align="middle" fo:padding-top="0.15cm" fo:padding-bottom="0.15cm" fo:padding-left="0.275cm" fo:padding-right="0.275cm"/>
    </style:style>
    <style:style style:name="gr28" style:family="graphic" style:parent-style-name="standard">
      <style:graphic-properties draw:fill-color="#000000" draw:textarea-horizontal-align="justify" draw:textarea-vertical-align="middle" draw:auto-grow-height="false" fo:min-height="0.392cm" fo:min-width="0.138cm"/>
    </style:style>
    <style:style style:name="gr29" style:family="graphic" style:parent-style-name="standard">
      <style:graphic-properties draw:stroke="dash" draw:stroke-dash="Fine_20_Dashed" svg:stroke-color="#000000" draw:fill="none" draw:textarea-horizontal-align="justify" draw:textarea-vertical-align="middle" draw:auto-grow-height="false" fo:min-height="2.787cm" fo:min-width="1.004cm"/>
    </style:style>
    <style:style style:name="gr30" style:family="graphic" style:parent-style-name="standard">
      <style:graphic-properties draw:stroke="none" draw:fill="solid" draw:fill-color="#ffcc99" draw:opacity="100%" draw:textarea-horizontal-align="justify" draw:textarea-vertical-align="middle" draw:auto-grow-height="false" fo:min-height="3.479cm" fo:min-width="3.506cm" draw:shadow-opacity="100%"/>
    </style:style>
    <style:style style:name="gr31" style:family="graphic" style:parent-style-name="standard">
      <style:graphic-properties draw:fill-color="#000000" draw:textarea-horizontal-align="justify" draw:textarea-vertical-align="middle" draw:auto-grow-height="false" fo:min-height="0.565cm" fo:min-width="0.282cm"/>
    </style:style>
    <style:style style:name="gr32" style:family="graphic" style:parent-style-name="standard">
      <style:graphic-properties svg:stroke-width="0.051cm" svg:stroke-color="#000000" draw:marker-start-width="0.276cm" draw:marker-end-width="0.276cm" draw:fill="none" draw:textarea-horizontal-align="justify" draw:textarea-vertical-align="middle" draw:auto-grow-height="false" fo:min-height="3.117cm" fo:min-width="5.995cm" fo:padding-top="0.15cm" fo:padding-bottom="0.15cm" fo:padding-left="0.275cm" fo:padding-right="0.275cm"/>
    </style:style>
    <style:style style:name="gr33" style:family="graphic" style:parent-style-name="standard">
      <style:graphic-properties draw:fill-color="#000000" draw:textarea-horizontal-align="justify" draw:textarea-vertical-align="middle" draw:auto-grow-height="false" fo:min-height="0.129cm" fo:min-width="0cm"/>
    </style:style>
    <style:style style:name="gr34" style:family="graphic" style:parent-style-name="standard">
      <style:graphic-properties draw:stroke="none" svg:stroke-color="#000000" draw:fill="none" draw:fill-color="#ffffff" fo:min-height="0.454cm"/>
    </style:style>
    <style:style style:name="gr35" style:family="graphic" style:parent-style-name="standard">
      <style:graphic-properties draw:stroke="solid" svg:stroke-width="0.102cm" svg:stroke-color="#000000" draw:marker-start-width="0.352cm" draw:marker-end-width="0.352cm" draw:fill="none" draw:fill-color="#ffcc99" draw:opacity="100%" draw:textarea-horizontal-align="justify" draw:textarea-vertical-align="middle" draw:auto-grow-height="false" fo:min-height="0.906cm" fo:min-width="0.742cm" fo:padding-top="0.176cm" fo:padding-bottom="0.176cm" fo:padding-left="0.301cm" fo:padding-right="0.301cm" draw:shadow-opacity="100%"/>
    </style:style>
    <style:style style:name="gr36" style:family="graphic" style:parent-style-name="standard">
      <style:graphic-properties draw:fill-color="#000000" draw:textarea-horizontal-align="justify" draw:textarea-vertical-align="middle" draw:auto-grow-height="false" fo:min-height="0.112cm" fo:min-width="0cm"/>
    </style:style>
    <style:style style:name="gr37" style:family="graphic" style:parent-style-name="standard">
      <style:graphic-properties draw:stroke="none" svg:stroke-color="#000000" draw:fill="none" draw:fill-color="#ffffff" fo:min-height="1.111cm"/>
    </style:style>
    <style:style style:name="gr38" style:family="graphic" style:parent-style-name="standard">
      <style:graphic-properties draw:stroke="none" svg:stroke-color="#000000" draw:fill="none" draw:fill-color="#ffffff" fo:min-height="0.523cm"/>
    </style:style>
    <style:style style:name="gr39" style:family="graphic" style:parent-style-name="standard">
      <style:graphic-properties draw:stroke="none" svg:stroke-color="#000000" draw:fill="none" draw:fill-color="#ffffff" fo:min-height="0.497cm"/>
    </style:style>
    <style:style style:name="gr40"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41" style:family="graphic" style:parent-style-name="standard">
      <style:graphic-properties svg:stroke-width="0.102cm" svg:stroke-color="#ffcc00" draw:marker-start-width="0.509cm" draw:marker-end-width="0.509cm" draw:fill="none" draw:textarea-vertical-align="middle" draw:auto-grow-height="false" fo:min-height="7.495cm" fo:min-width="0.517cm" fo:padding-top="0.176cm" fo:padding-bottom="0.176cm" fo:padding-left="0.301cm" fo:padding-right="0.301cm"/>
    </style:style>
    <style:style style:name="gr42" style:family="graphic" style:parent-style-name="standard">
      <style:graphic-properties draw:stroke="none" svg:stroke-color="#000000" draw:fill="none" draw:fill-color="#ffffff" draw:textarea-horizontal-align="left" draw:auto-grow-height="true" draw:auto-grow-width="true" fo:min-height="1.465cm" fo:min-width="4.98cm"/>
    </style:style>
    <style:style style:name="gr43" style:family="graphic" style:parent-style-name="standard">
      <style:graphic-properties svg:stroke-width="0.102cm" svg:stroke-color="#ffcc00" draw:marker-start-width="0.509cm" draw:marker-end-width="0.509cm" draw:fill="none" draw:textarea-vertical-align="middle" draw:auto-grow-height="false" fo:min-height="3.961cm" fo:min-width="0.385cm" fo:padding-top="0.176cm" fo:padding-bottom="0.176cm" fo:padding-left="0.301cm" fo:padding-right="0.301cm"/>
    </style:style>
    <style:style style:name="gr44" style:family="graphic" style:parent-style-name="standard">
      <style:graphic-properties draw:stroke="none" svg:stroke-color="#000000" draw:fill="none" draw:fill-color="#ffffff" draw:textarea-horizontal-align="left" draw:auto-grow-height="true" draw:auto-grow-width="true" fo:min-height="1.465cm" fo:min-width="5.205cm"/>
    </style:style>
    <style:style style:name="gr45" style:family="graphic" style:parent-style-name="standard">
      <style:graphic-properties svg:stroke-width="0cm" draw:marker-start-width="0.203cm" draw:marker-end-width="0.203cm" draw:fill="solid" draw:fill-color="#ffcc99" draw:textarea-horizontal-align="justify" draw:textarea-vertical-align="middle" draw:auto-grow-height="false" fo:padding-top="0.125cm" fo:padding-bottom="0.125cm" fo:padding-left="0.025cm" fo:padding-right="0.025cm" draw:shadow="hidden" draw:shadow-offset-x="0.051cm" draw:shadow-offset-y="0.051cm"/>
    </style:style>
    <style:style style:name="gr46" style:family="graphic" style:parent-style-name="standard">
      <style:graphic-properties draw:stroke="none" svg:stroke-color="#000000" draw:fill="none" draw:fill-color="#ffffff" draw:auto-grow-height="true" draw:auto-grow-width="false" fo:max-height="0cm" fo:min-height="0.735cm"/>
    </style:style>
    <style:style style:name="gr47" style:family="graphic" style:parent-style-name="standard">
      <style:graphic-properties svg:stroke-width="0cm" draw:marker-start-width="0.203cm" draw:marker-end-width="0.203cm" draw:fill="solid" draw:fill-color="#ffffcc" draw:textarea-horizontal-align="justify" draw:textarea-vertical-align="middle" draw:auto-grow-height="false" fo:padding-top="0.125cm" fo:padding-bottom="0.125cm" fo:padding-left="0.025cm" fo:padding-right="0.025cm" draw:shadow="hidden" draw:shadow-offset-x="0.051cm" draw:shadow-offset-y="0.051cm"/>
    </style:style>
    <style:style style:name="gr48" style:family="graphic" style:parent-style-name="standard">
      <style:graphic-properties draw:stroke="none" svg:stroke-color="#000000" draw:fill="none" draw:fill-color="#ffffff" draw:auto-grow-height="true" draw:auto-grow-width="false" fo:max-height="0cm" fo:min-height="0.458cm"/>
    </style:style>
    <style:style style:name="gr49"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0" style:family="graphic" style:parent-style-name="standard">
      <style:graphic-properties draw:stroke="none" svg:stroke-color="#000000" draw:fill="none" draw:fill-color="#ffffff" draw:auto-grow-height="true" draw:auto-grow-width="false" fo:max-height="0cm" fo:min-height="0.374cm"/>
    </style:style>
    <style:style style:name="gr51" style:family="graphic" style:parent-style-name="standard">
      <style:graphic-properties draw:stroke="none" svg:stroke-color="#000000" draw:fill="none" draw:fill-color="#ffffff" draw:auto-grow-height="true" draw:auto-grow-width="false" fo:max-height="0cm" fo:min-height="0.511cm"/>
    </style:style>
    <style:style style:name="gr5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padding-top="0.125cm" fo:padding-bottom="0.125cm" fo:padding-left="0.025cm" fo:padding-right="0.025cm" draw:shadow="hidden" draw:shadow-offset-x="0.051cm" draw:shadow-offset-y="0.051cm"/>
    </style:style>
    <style:style style:name="gr53"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54" style:family="graphic" style:parent-style-name="standard">
      <style:graphic-properties draw:stroke="none" svg:stroke-color="#000000" draw:fill="none" draw:fill-color="#ffffff" draw:auto-grow-height="true" draw:auto-grow-width="false" fo:max-height="0cm" fo:min-height="0.558cm"/>
    </style:style>
    <style:style style:name="gr55" style:family="graphic" style:parent-style-name="standard">
      <style:graphic-properties draw:stroke="none" svg:stroke-color="#000000" draw:fill="none" draw:fill-color="#ffffff" draw:auto-grow-height="true" draw:auto-grow-width="false" fo:max-height="0cm" fo:min-height="0.533cm"/>
    </style:style>
    <style:style style:name="gr56"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cm" fo:min-width="0cm" fo:padding-top="0.125cm" fo:padding-bottom="0.125cm" fo:padding-left="0.025cm" fo:padding-right="0.025cm"/>
    </style:style>
    <style:style style:name="gr57" style:family="graphic" style:parent-style-name="objectwithoutfill">
      <style:graphic-properties draw:stroke="dash" draw:stroke-dash="Fine_20_Dashed" svg:stroke-width="0.102cm" svg:stroke-color="#cc9966" draw:marker-start="Arrow" draw:marker-start-width="0.61cm" draw:marker-end="Arrow" draw:marker-end-width="0.61cm" draw:fill="none" draw:textarea-vertical-align="middle" fo:padding-top="0.176cm" fo:padding-bottom="0.176cm" fo:padding-left="0.301cm" fo:padding-right="0.301cm"/>
    </style:style>
    <style:style style:name="gr58" style:family="graphic" style:parent-style-name="objectwithoutfill">
      <style:graphic-properties draw:stroke="dash" draw:stroke-dash="Fine_20_Dashed" svg:stroke-width="0.102cm" svg:stroke-color="#ff9900" draw:marker-start="Arrow" draw:marker-start-width="0.61cm" draw:marker-end="Arrow" draw:marker-end-width="0.61cm" draw:fill="none" draw:textarea-vertical-align="middle" fo:padding-top="0.176cm" fo:padding-bottom="0.176cm" fo:padding-left="0.301cm" fo:padding-right="0.301cm"/>
    </style:style>
    <style:style style:name="gr59" style:family="graphic" style:parent-style-name="standard">
      <style:graphic-properties draw:stroke="none" svg:stroke-color="#000000" draw:fill="none" draw:fill-color="#ffffff" fo:min-height="0.623cm"/>
    </style:style>
    <style:style style:name="gr60" style:family="graphic" style:parent-style-name="standard">
      <style:graphic-properties draw:stroke="none" svg:stroke-color="#000000" draw:fill="none" draw:fill-color="#ffffff" draw:auto-grow-height="true" draw:auto-grow-width="false" fo:max-height="0cm" fo:min-height="0.911cm"/>
    </style:style>
    <style:style style:name="gr61" style:family="graphic" style:parent-style-name="standard">
      <style:graphic-properties draw:stroke="none" svg:stroke-color="#000000" draw:fill="none" draw:fill-color="#ffffff" fo:min-height="0.636cm"/>
    </style:style>
    <style:style style:name="gr62" style:family="graphic" style:parent-style-name="standard">
      <style:graphic-properties draw:stroke="none" svg:stroke-color="#000000" draw:fill="none" draw:fill-color="#ffffff" fo:min-height="1.028cm"/>
    </style:style>
    <style:style style:name="gr63" style:family="graphic" style:parent-style-name="standard">
      <style:graphic-properties draw:stroke="none" svg:stroke-color="#000000" draw:fill="none" draw:fill-color="#ffffff" fo:min-height="1.124cm"/>
    </style:style>
    <style:style style:name="gr64" style:family="graphic" style:parent-style-name="standard">
      <style:graphic-properties draw:stroke="none" svg:stroke-color="#000000" draw:fill="none" draw:fill-color="#ffffff" draw:auto-grow-height="true" draw:auto-grow-width="false" fo:max-height="0cm" fo:min-height="1.273cm"/>
    </style:style>
    <style:style style:name="gr65" style:family="graphic" style:parent-style-name="standard">
      <style:graphic-properties draw:stroke="none" svg:stroke-color="#000000" draw:fill="none" draw:fill-color="#ffffff" fo:min-height="1.513cm"/>
    </style:style>
    <style:style style:name="gr66" style:family="graphic" style:parent-style-name="standard">
      <style:graphic-properties draw:stroke="none" svg:stroke-width="0cm" draw:marker-start-width="0.203cm" draw:marker-end-width="0.203cm" draw:fill="solid" draw:fill-color="#ffd320" draw:opacity="50%" draw:textarea-horizontal-align="justify" draw:textarea-vertical-align="middle" draw:auto-grow-height="false" fo:min-height="4.571cm" fo:min-width="3.522cm" fo:padding-top="0.125cm" fo:padding-bottom="0.125cm" fo:padding-left="0.025cm" fo:padding-right="0.025cm" draw:shadow="hidden" draw:shadow-offset-x="0.051cm" draw:shadow-offset-y="0.051cm" draw:shadow-opacity="50%"/>
    </style:style>
    <style:style style:name="gr67" style:family="graphic" style:parent-style-name="standard">
      <style:graphic-properties svg:stroke-width="0.102cm" draw:marker-start-width="0.509cm" draw:marker-end-width="0.509cm" draw:fill="solid" draw:fill-color="#ffffff" draw:textarea-horizontal-align="justify" draw:textarea-vertical-align="middle" draw:auto-grow-height="false" fo:padding-top="0.176cm" fo:padding-bottom="0.176cm" fo:padding-left="0.076cm" fo:padding-right="0.076cm" draw:shadow="hidden" draw:shadow-offset-x="0.051cm" draw:shadow-offset-y="0.051cm"/>
    </style:style>
    <style:style style:name="gr68" style:family="graphic" style:parent-style-name="standard">
      <style:graphic-properties draw:fill-color="#66ff66" draw:textarea-horizontal-align="justify" draw:textarea-vertical-align="middle" draw:auto-grow-height="false"/>
    </style:style>
    <style:style style:name="gr69" style:family="graphic" style:parent-style-name="standard">
      <style:graphic-properties draw:fill-color="#00ccff" draw:textarea-horizontal-align="justify" draw:textarea-vertical-align="middle" draw:auto-grow-height="false"/>
    </style:style>
    <style:style style:name="gr70" style:family="graphic" style:parent-style-name="standard">
      <style:graphic-properties draw:stroke="none" svg:stroke-width="0cm" draw:marker-start-width="0.203cm" draw:marker-end-width="0.203cm" draw:fill="solid" draw:fill-color="#ff8080" draw:opacity="50%" draw:textarea-horizontal-align="justify" draw:textarea-vertical-align="middle" draw:auto-grow-height="false" fo:min-height="4.351cm" fo:min-width="3.663cm" fo:padding-top="0.125cm" fo:padding-bottom="0.125cm" fo:padding-left="0.025cm" fo:padding-right="0.025cm" draw:shadow="hidden" draw:shadow-offset-x="0.051cm" draw:shadow-offset-y="0.051cm" draw:shadow-opacity="50%"/>
    </style:style>
    <style:style style:name="gr71" style:family="graphic" style:parent-style-name="objectwithoutfill">
      <style:graphic-properties draw:stroke="dash" draw:stroke-dash="Ultrafine_20_2_20_Dots_20_3_20_Dashes" svg:stroke-width="0.051cm" draw:marker-start-width="0.356cm" draw:marker-end-width="0.356cm" draw:fill="none" draw:textarea-vertical-align="middle" fo:padding-top="0.151cm" fo:padding-bottom="0.151cm" fo:padding-left="0.276cm" fo:padding-right="0.276cm"/>
    </style:style>
    <style:style style:name="gr72" style:family="graphic" style:parent-style-name="standard">
      <style:graphic-properties draw:stroke="dash" draw:stroke-dash="Fine_20_Dashed" svg:stroke-width="0.102cm" svg:stroke-color="#00ccff" draw:marker-start-width="0.509cm" draw:marker-end-width="0.509cm" draw:fill="none" draw:fill-color="#ffffff" draw:textarea-horizontal-align="justify" draw:textarea-vertical-align="middle" draw:auto-grow-height="false" fo:min-height="0.536cm" fo:min-width="3.145cm" fo:padding-top="0.176cm" fo:padding-bottom="0.176cm" fo:padding-left="0.076cm" fo:padding-right="0.076cm"/>
    </style:style>
    <style:style style:name="gr73"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03cm" fo:min-width="3.091cm" fo:padding-top="0.176cm" fo:padding-bottom="0.176cm" fo:padding-left="0.076cm" fo:padding-right="0.076cm"/>
    </style:style>
    <style:style style:name="gr74" style:family="graphic" style:parent-style-name="objectwithoutfill">
      <style:graphic-properties svg:stroke-width="0.102cm" svg:stroke-color="#66ff66" draw:marker-start-width="0.508cm" draw:marker-end-width="0.508cm" draw:fill="none" draw:textarea-vertical-align="middle" fo:padding-top="0.175cm" fo:padding-bottom="0.175cm" fo:padding-left="0.3cm" fo:padding-right="0.3cm"/>
    </style:style>
    <style:style style:name="gr75" style:family="graphic" style:parent-style-name="objectwithoutfill">
      <style:graphic-properties svg:stroke-width="0.102cm" svg:stroke-color="#00ccff" draw:marker-start-width="0.508cm" draw:marker-end-width="0.508cm" draw:fill="none" draw:textarea-vertical-align="middle" fo:padding-top="0.175cm" fo:padding-bottom="0.175cm" fo:padding-left="0.3cm" fo:padding-right="0.3cm"/>
    </style:style>
    <style:style style:name="gr76" style:family="graphic" style:parent-style-name="objectwithoutfill">
      <style:graphic-properties draw:stroke="dash" draw:stroke-dash="Ultrafine_20_2_20_Dots_20_3_20_Dashes" svg:stroke-width="0.051cm" draw:marker-start-width="0.355cm" draw:marker-end-width="0.355cm" draw:fill="none" draw:textarea-vertical-align="middle" fo:padding-top="0.15cm" fo:padding-bottom="0.15cm" fo:padding-left="0.275cm" fo:padding-right="0.275cm"/>
    </style:style>
    <style:style style:name="gr77" style:family="graphic" style:parent-style-name="standard">
      <style:graphic-properties draw:stroke="dash" draw:stroke-dash="Fine_20_Dashed" svg:stroke-width="0.102cm" svg:stroke-color="#33ff99" draw:marker-start-width="0.585cm" draw:marker-end-width="0.585cm" draw:fill="none" draw:fill-color="#ffffff" draw:textarea-horizontal-align="justify" draw:textarea-vertical-align="middle" draw:auto-grow-height="false" fo:min-height="0.453cm" fo:min-width="3.141cm" fo:padding-top="0.176cm" fo:padding-bottom="0.176cm" fo:padding-left="0.076cm" fo:padding-right="0.076cm"/>
    </style:style>
    <style:style style:name="gr78" style:family="graphic" style:parent-style-name="standard">
      <style:graphic-properties svg:stroke-width="0cm" draw:marker-start-width="0.203cm" draw:marker-end-width="0.203cm" draw:fill="solid" draw:fill-color="#ccffcc" draw:textarea-horizontal-align="justify" draw:textarea-vertical-align="middle" draw:auto-grow-height="false" fo:min-height="4.174cm" fo:min-width="3.823cm" fo:padding-top="0.125cm" fo:padding-bottom="0.125cm" fo:padding-left="0.025cm" fo:padding-right="0.025cm" draw:shadow="hidden" draw:shadow-offset-x="0.051cm" draw:shadow-offset-y="0.051cm"/>
    </style:style>
    <style:style style:name="gr79" style:family="graphic" style:parent-style-name="standard">
      <style:graphic-properties draw:stroke="none" draw:textarea-horizontal-align="justify" draw:textarea-vertical-align="middle" draw:auto-grow-height="false" fo:min-height="1.242cm" fo:min-width="2.795cm"/>
    </style:style>
    <style:style style:name="gr80" style:family="graphic" style:parent-style-name="standard">
      <style:graphic-properties draw:stroke="none" svg:stroke-color="#000000" draw:fill="none" draw:fill-color="#ffffff" draw:auto-grow-height="true" draw:auto-grow-width="false" fo:max-height="0cm" fo:min-height="0.813cm"/>
    </style:style>
    <style:style style:name="gr81" style:family="graphic" style:parent-style-name="standard">
      <style:graphic-properties draw:fill-color="#ffff66" draw:textarea-horizontal-align="justify" draw:textarea-vertical-align="middle" draw:auto-grow-height="false" fo:min-height="0cm" fo:min-width="0cm"/>
    </style:style>
    <style:style style:name="gr82" style:family="graphic" style:parent-style-name="standard">
      <style:graphic-properties draw:fill-color="#ffff66" draw:textarea-horizontal-align="justify" draw:textarea-vertical-align="middle" draw:auto-grow-height="false" fo:min-height="0cm" fo:min-width="0cm"/>
    </style:style>
    <style:style style:name="gr83" style:family="graphic" style:parent-style-name="standard">
      <style:graphic-properties draw:stroke="none" svg:stroke-color="#000000" draw:fill="none" draw:fill-color="#ffffff" fo:min-height="0.807cm"/>
    </style:style>
    <style:style style:name="gr84" style:family="graphic" style:parent-style-name="standard">
      <style:graphic-properties svg:stroke-width="0.102cm" svg:stroke-color="#ffcc00" draw:marker-start-width="0.508cm" draw:marker-end-width="0.508cm" draw:fill-color="#ffff66" draw:textarea-horizontal-align="justify" draw:textarea-vertical-align="middle" draw:auto-grow-height="false" fo:min-height="0cm" fo:min-width="0cm" fo:padding-top="0.175cm" fo:padding-bottom="0.175cm" fo:padding-left="0.3cm" fo:padding-right="0.3cm"/>
    </style:style>
    <style:style style:name="gr85" style:family="graphic" style:parent-style-name="standard">
      <style:graphic-properties svg:stroke-width="0.102cm" svg:stroke-color="#ffcc00" draw:marker-start-width="0.509cm" draw:marker-end-width="0.509cm" draw:fill-color="#ffff66" draw:textarea-horizontal-align="justify" draw:textarea-vertical-align="middle" draw:auto-grow-height="false" fo:min-height="0cm" fo:min-width="0cm" fo:padding-top="0.176cm" fo:padding-bottom="0.176cm" fo:padding-left="0.301cm" fo:padding-right="0.301cm"/>
    </style:style>
    <style:style style:name="gr86" style:family="graphic" style:parent-style-name="standard">
      <style:graphic-properties draw:stroke="none" svg:stroke-color="#000000" draw:fill="none" draw:fill-color="#ffffff" draw:auto-grow-height="true" draw:auto-grow-width="false" fo:max-height="0cm" fo:min-height="0.744cm"/>
    </style:style>
    <style:style style:name="gr87" style:family="graphic" style:parent-style-name="objectwithoutfill">
      <style:graphic-properties draw:stroke="dash" draw:stroke-dash="Ultrafine_20_Dashed" svg:stroke-width="0.025cm" draw:marker-start-width="0.24cm" draw:marker-end="Arrow" draw:marker-end-width="0.19cm" draw:fill="none" fo:padding-top="0.137cm" fo:padding-bottom="0.137cm" fo:padding-left="0.037cm" fo:padding-right="0.037cm"/>
    </style:style>
    <style:style style:name="gr88" style:family="graphic" style:parent-style-name="standard">
      <style:graphic-properties draw:stroke="none" svg:stroke-color="#000000" draw:fill="none" draw:fill-color="#ffffff" draw:auto-grow-height="true" draw:auto-grow-width="false" fo:max-height="0cm" fo:min-height="0.673cm"/>
    </style:style>
    <style:style style:name="gr89" style:family="graphic" style:parent-style-name="standard">
      <style:graphic-properties draw:stroke="none" svg:stroke-color="#000000" draw:fill="none" draw:fill-color="#ffffff" draw:auto-grow-height="true" draw:auto-grow-width="false" fo:max-height="0cm" fo:min-height="0.674cm"/>
    </style:style>
    <style:style style:name="gr90" style:family="graphic" style:parent-style-name="standard">
      <style:graphic-properties svg:stroke-width="0cm" draw:marker-start-width="0.203cm" draw:marker-end-width="0.203cm" draw:fill="solid" draw:fill-color="#ff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91" style:family="graphic" style:parent-style-name="standard">
      <style:graphic-properties svg:stroke-width="0cm" draw:marker-start-width="0.203cm" draw:marker-end-width="0.203cm" draw:fill="solid" draw:fill-color="#ffcc99" draw:textarea-horizontal-align="justify" draw:textarea-vertical-align="middle" draw:auto-grow-height="false" fo:min-height="1.039cm" fo:min-width="2.62cm" fo:padding-top="0.125cm" fo:padding-bottom="0.125cm" fo:padding-left="0.025cm" fo:padding-right="0.025cm" draw:shadow="hidden" draw:shadow-offset-x="0.051cm" draw:shadow-offset-y="0.051cm"/>
    </style:style>
    <style:style style:name="gr92"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98cm" fo:min-width="4.279cm" fo:padding-top="0.125cm" fo:padding-bottom="0.125cm" fo:padding-left="0.025cm" fo:padding-right="0.025cm" draw:shadow="hidden" draw:shadow-offset-x="0.051cm" draw:shadow-offset-y="0.051cm"/>
    </style:style>
    <style:style style:name="gr93" style:family="graphic" style:parent-style-name="standard">
      <style:graphic-properties draw:stroke="none" svg:stroke-color="#000000" draw:fill="none" draw:fill-color="#ffffff" draw:auto-grow-height="true" draw:auto-grow-width="false" fo:max-height="0cm" fo:min-height="0.789cm"/>
    </style:style>
    <style:style style:name="gr94" style:family="graphic" style:parent-style-name="standard">
      <style:graphic-properties draw:fill="solid" draw:fill-color="#ffcc99" draw:textarea-horizontal-align="justify" draw:textarea-vertical-align="middle" draw:auto-grow-height="false" fo:min-height="0.599cm" fo:min-width="0.807cm"/>
    </style:style>
    <style:style style:name="gr95" style:family="graphic" style:parent-style-name="standard">
      <style:graphic-properties draw:fill="solid" draw:fill-color="#ffffff" draw:textarea-horizontal-align="justify" draw:textarea-vertical-align="middle" draw:auto-grow-height="false" fo:min-height="1.802cm" fo:min-width="1.931cm"/>
    </style:style>
    <style:style style:name="gr96" style:family="graphic" style:parent-style-name="standard">
      <style:graphic-properties draw:fill="solid" draw:fill-color="#ffffff" draw:textarea-horizontal-align="justify" draw:textarea-vertical-align="middle" draw:auto-grow-height="false" fo:min-height="1.802cm" fo:min-width="1.931cm"/>
    </style:style>
    <style:style style:name="gr97" style:family="graphic" style:parent-style-name="standard">
      <style:graphic-properties draw:fill="solid" draw:fill-color="#ffffcc" draw:textarea-horizontal-align="justify" draw:textarea-vertical-align="middle" draw:auto-grow-height="false" fo:min-height="0.599cm" fo:min-width="0.807cm"/>
    </style:style>
    <style:style style:name="gr98" style:family="graphic" style:parent-style-name="standard">
      <style:graphic-properties draw:stroke="none" svg:stroke-color="#000000" draw:fill="none" draw:fill-color="#ffffff" draw:auto-grow-height="true" draw:auto-grow-width="false" fo:max-height="0cm" fo:min-height="0.407cm"/>
    </style:style>
    <style:style style:name="gr99" style:family="graphic" style:parent-style-name="standard">
      <style:graphic-properties draw:fill="solid" draw:fill-color="#ccffcc" draw:textarea-horizontal-align="justify" draw:textarea-vertical-align="middle" draw:auto-grow-height="false" fo:min-height="0.614cm" fo:min-width="0.828cm"/>
    </style:style>
    <style:style style:name="gr100" style:family="graphic" style:parent-style-name="standard">
      <style:graphic-properties draw:fill="solid" draw:fill-color="#ffffff" draw:textarea-horizontal-align="justify" draw:textarea-vertical-align="middle" draw:auto-grow-height="false" fo:min-height="1.836cm" fo:min-width="1.97cm"/>
    </style:style>
    <style:style style:name="gr101" style:family="graphic" style:parent-style-name="standard">
      <style:graphic-properties draw:fill="solid" draw:fill-color="#ffffff" draw:textarea-horizontal-align="justify" draw:textarea-vertical-align="middle" draw:auto-grow-height="false" fo:min-height="1.836cm" fo:min-width="1.97cm"/>
    </style:style>
    <style:style style:name="gr102" style:family="graphic" style:parent-style-name="standard">
      <style:graphic-properties svg:stroke-width="0cm" draw:marker-start-width="0.203cm" draw:marker-end-width="0.203cm" draw:fill="solid" draw:fill-color="#ccffcc"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03" style:family="graphic" style:parent-style-name="objectwithoutfill">
      <style:graphic-properties draw:stroke="dash" draw:stroke-dash="Dashed_20__28_var_29_" svg:stroke-width="0.051cm" draw:marker-start="Arrowhead_20_9" draw:marker-start-width="0.276cm" draw:marker-end-width="0.584cm" draw:fill="none" draw:textarea-vertical-align="middle" fo:padding-top="0.15cm" fo:padding-bottom="0.15cm" fo:padding-left="0.275cm" fo:padding-right="0.275cm"/>
    </style:style>
    <style:style style:name="gr104" style:family="graphic" style:parent-style-name="standard">
      <style:graphic-properties draw:stroke="none" draw:fill="none" fo:min-height="1.17cm"/>
    </style:style>
    <style:style style:name="gr105" style:family="graphic" style:parent-style-name="standard">
      <style:graphic-properties svg:stroke-width="0cm" draw:marker-start-width="0.203cm" draw:marker-end-width="0.203cm" draw:fill="solid" draw:fill-color="#ffcc99" draw:textarea-horizontal-align="justify" draw:textarea-vertical-align="middle" draw:auto-grow-height="false" fo:min-height="4.092cm" fo:min-width="4.327cm" fo:padding-top="0.125cm" fo:padding-bottom="0.125cm" fo:padding-left="0.025cm" fo:padding-right="0.025cm" draw:shadow="hidden" draw:shadow-offset-x="0.051cm" draw:shadow-offset-y="0.051cm"/>
    </style:style>
    <style:style style:name="gr106" style:family="graphic" style:parent-style-name="standard">
      <style:graphic-properties draw:stroke="none" draw:fill="none" fo:min-height="0.416cm"/>
    </style:style>
    <style:style style:name="gr107" style:family="graphic" style:parent-style-name="objectwithoutfill">
      <style:graphic-properties svg:stroke-color="#000000" draw:marker-end="Arrow" draw:marker-end-width="0.3cm" draw:fill="none" draw:textarea-vertical-align="middle"/>
    </style:style>
    <style:style style:name="gr108" style:family="graphic" style:parent-style-name="standard">
      <style:graphic-properties draw:stroke="none" svg:stroke-color="#666666" draw:fill="none" fo:min-height="0.416cm"/>
    </style:style>
    <style:style style:name="gr109" style:family="graphic" style:parent-style-name="standard">
      <style:graphic-properties draw:stroke="none" svg:stroke-color="#000000" draw:fill="none" fo:min-height="0.416cm"/>
    </style:style>
    <style:style style:name="gr110" style:family="graphic" style:parent-style-name="standard">
      <style:graphic-properties svg:stroke-width="0.102cm" svg:stroke-color="#000000" draw:marker-start-width="0.509cm" draw:marker-end-width="0.509cm" draw:fill="solid" draw:fill-color="#ffffff" draw:textarea-horizontal-align="justify" draw:textarea-vertical-align="middle" draw:auto-grow-height="false" fo:min-height="1.081cm" fo:min-width="3.221cm" fo:padding-top="0.176cm" fo:padding-bottom="0.176cm" fo:padding-left="0.076cm" fo:padding-right="0.076cm" draw:shadow="hidden" draw:shadow-offset-x="0.051cm" draw:shadow-offset-y="0.051cm"/>
    </style:style>
    <style:style style:name="gr111" style:family="graphic" style:parent-style-name="standard">
      <style:graphic-properties draw:stroke="none" svg:stroke-color="#000000" draw:fill="none" draw:fill-color="#ffffff" draw:auto-grow-height="true" draw:auto-grow-width="false" fo:max-height="0cm" fo:min-height="0.565cm"/>
    </style:style>
    <style:style style:name="gr112" style:family="graphic" style:parent-style-name="standard">
      <style:graphic-properties draw:stroke="none" svg:stroke-color="#666666" draw:fill="none" fo:min-height="1.462cm"/>
    </style:style>
    <style:style style:name="gr113" style:family="graphic" style:parent-style-name="standard">
      <style:graphic-properties svg:stroke-width="0cm" draw:marker-start-width="0.203cm" draw:marker-end-width="0.203cm" draw:fill="solid" draw:fill-color="#ffff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14" style:family="graphic" style:parent-style-name="standard">
      <style:graphic-properties svg:stroke-width="0.102cm" svg:stroke-color="#000000" draw:marker-start-width="0.509cm" draw:marker-end-width="0.509cm" draw:fill-color="#ffffff" draw:textarea-horizontal-align="justify" draw:textarea-vertical-align="middle" draw:auto-grow-height="false" fo:min-height="0cm" fo:min-width="0cm" fo:padding-top="0.176cm" fo:padding-bottom="0.176cm" fo:padding-left="0.301cm" fo:padding-right="0.301cm"/>
    </style:style>
    <style:style style:name="gr115" style:family="graphic" style:parent-style-name="standard">
      <style:graphic-properties draw:stroke="none" svg:stroke-color="#000000" draw:fill="none" draw:fill-color="#ffffff" draw:auto-grow-height="true" draw:auto-grow-width="false" fo:max-height="0cm" fo:min-height="0.682cm"/>
    </style:style>
    <style:style style:name="gr116" style:family="graphic" style:parent-style-name="standard">
      <style:graphic-properties draw:stroke="none" svg:stroke-color="#000000" draw:fill="none" draw:fill-color="#ffffff" draw:auto-grow-height="true" draw:auto-grow-width="false" fo:max-height="0cm" fo:min-height="0.729cm"/>
    </style:style>
    <style:style style:name="gr117" style:family="graphic" style:parent-style-name="standard">
      <style:graphic-properties draw:fill-color="#ccffcc" draw:textarea-horizontal-align="justify" draw:textarea-vertical-align="middle" draw:auto-grow-height="false"/>
    </style:style>
    <style:style style:name="gr118" style:family="graphic" style:parent-style-name="standard">
      <style:graphic-properties svg:stroke-color="#000000" draw:fill-color="#ffffff" draw:textarea-horizontal-align="justify" draw:textarea-vertical-align="middle" draw:auto-grow-height="false"/>
    </style:style>
    <style:style style:name="gr119" style:family="graphic" style:parent-style-name="standard">
      <style:graphic-properties svg:stroke-width="0.102cm" draw:marker-start-width="0.509cm" draw:marker-end-width="0.509cm" draw:fill-color="#ffffff" draw:textarea-horizontal-align="justify" draw:textarea-vertical-align="middle" draw:auto-grow-height="false" fo:padding-top="0.176cm" fo:padding-bottom="0.176cm" fo:padding-left="0.301cm" fo:padding-right="0.301cm"/>
    </style:style>
    <style:style style:name="gr120" style:family="graphic" style:parent-style-name="standard">
      <style:graphic-properties draw:stroke="solid" draw:textarea-horizontal-align="justify" draw:textarea-vertical-align="middle" draw:auto-grow-height="false" fo:min-height="1.242cm" fo:min-width="2.795cm"/>
    </style:style>
    <style:style style:name="gr121" style:family="graphic" style:parent-style-name="standard">
      <style:graphic-properties svg:stroke-width="0cm" draw:marker-start-width="0.203cm" draw:marker-end-width="0.203cm" draw:fill="solid" draw:fill-color="#66ff00"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2" style:family="graphic" style:parent-style-name="standard">
      <style:graphic-properties draw:stroke="solid" draw:stroke-dash="Fine_20_Dashed"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marker-start="Arrowhead_20_12" draw:marker-end="Arrowhead_20_2" draw:marker-end-width="0.3cm" draw:fill="none" draw:textarea-vertical-align="middle"/>
    </style:style>
    <style:style style:name="gr124" style:family="graphic" style:parent-style-name="standard">
      <style:graphic-properties draw:stroke="none" svg:stroke-color="#000000" draw:fill="none" draw:fill-color="#ffffff" draw:auto-grow-height="true" draw:auto-grow-width="false" fo:max-height="0cm" fo:min-height="0.733cm"/>
    </style:style>
    <style:style style:name="gr125" style:family="graphic" style:parent-style-name="objectwithoutfill">
      <style:graphic-properties draw:stroke="dash" draw:stroke-dash="Fine_20_Dashed" svg:stroke-width="0.051cm" draw:marker-start-width="0.355cm" draw:marker-end="Arrow" draw:marker-end-width="0.457cm" draw:fill="none" draw:textarea-vertical-align="middle" fo:padding-top="0.15cm" fo:padding-bottom="0.15cm" fo:padding-left="0.275cm" fo:padding-right="0.275cm"/>
    </style:style>
    <style:style style:name="gr126" style:family="graphic" style:parent-style-name="objectwithoutfill">
      <style:graphic-properties draw:stroke="dash" draw:stroke-dash="Fine_20_Dashed" svg:stroke-width="0.051cm" draw:marker-start-width="0.355cm" draw:marker-end="Arrowhead_20_12" draw:marker-end-width="0.457cm" draw:fill="none" draw:textarea-vertical-align="middle" fo:padding-top="0.15cm" fo:padding-bottom="0.15cm" fo:padding-left="0.275cm" fo:padding-right="0.275cm"/>
    </style:style>
    <style:style style:name="gr127" style:family="graphic" style:parent-style-name="standard">
      <style:graphic-properties svg:stroke-width="0cm" draw:marker-start-width="0.203cm" draw:marker-end-width="0.203cm" draw:fill="solid" draw:fill-color="#e6e6ff" draw:textarea-horizontal-align="justify" draw:textarea-vertical-align="middle" draw:auto-grow-height="false" fo:min-height="1.081cm" fo:min-width="3.221cm" fo:padding-top="0.125cm" fo:padding-bottom="0.125cm" fo:padding-left="0.025cm" fo:padding-right="0.025cm" draw:shadow="hidden" draw:shadow-offset-x="0.051cm" draw:shadow-offset-y="0.051cm"/>
    </style:style>
    <style:style style:name="gr12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padding-top="0.15cm" fo:padding-bottom="0.15cm" fo:padding-left="0.275cm" fo:padding-right="0.275cm"/>
    </style:style>
    <style:style style:name="gr129" style:family="graphic" style:parent-style-name="standard">
      <style:graphic-properties draw:stroke="none" svg:stroke-color="#000000" draw:fill="none" draw:fill-color="#ffffff" draw:auto-grow-height="true" draw:auto-grow-width="false" fo:max-height="0cm" fo:min-height="0.698cm"/>
    </style:style>
    <style:style style:name="gr130" style:family="graphic" style:parent-style-name="objectwithoutfill">
      <style:graphic-properties draw:stroke="dash" draw:stroke-dash="Ultrafine_20_Dashed" svg:stroke-width="0.051cm" svg:stroke-color="#000000" draw:marker-start-width="0.355cm" draw:marker-end="Arrow" draw:marker-end-width="0.457cm" draw:fill="none" draw:textarea-vertical-align="middle" fo:padding-top="0.15cm" fo:padding-bottom="0.15cm" fo:padding-left="0.275cm" fo:padding-right="0.275cm"/>
    </style:style>
    <style:style style:name="gr131" style:family="graphic" style:parent-style-name="standard">
      <style:graphic-properties draw:stroke="none" svg:stroke-color="#000000" draw:fill="none" draw:fill-color="#ffffff" draw:auto-grow-height="true" draw:auto-grow-width="false" fo:max-height="0cm" fo:min-height="0.611cm"/>
    </style:style>
    <style:style style:name="gr132" style:family="graphic" style:parent-style-name="Default_5f_3">
      <style:graphic-properties svg:stroke-width="0.102cm" draw:marker-start-width="0.509cm" draw:marker-end-width="0.509cm" draw:fill-color="#ffffff" draw:textarea-horizontal-align="justify" draw:textarea-vertical-align="middle" draw:auto-grow-height="false" fo:min-height="3.29cm" fo:min-width="17.211cm" fo:padding-top="0.176cm" fo:padding-bottom="0.176cm" fo:padding-left="0.301cm" fo:padding-right="0.301cm"/>
    </style:style>
    <style:style style:name="gr133" style:family="graphic" style:parent-style-name="Default_5f_3">
      <style:graphic-properties draw:stroke="solid" draw:textarea-horizontal-align="justify" draw:textarea-vertical-align="middle" draw:auto-grow-height="false" fo:min-height="1.242cm" fo:min-width="5.688cm"/>
    </style:style>
    <style:style style:name="gr134" style:family="graphic" style:parent-style-name="Default_5f_3">
      <style:graphic-properties svg:stroke-width="0cm" draw:marker-start-width="0.203cm" draw:marker-end-width="0.203cm" draw:fill="solid" draw:fill-color="#ffffcc" draw:textarea-horizontal-align="justify" draw:textarea-vertical-align="middle" draw:auto-grow-height="false" fo:min-height="3.155cm" fo:min-width="4.564cm" fo:padding-top="0.125cm" fo:padding-bottom="0.125cm" fo:padding-left="0.025cm" fo:padding-right="0.025cm" draw:shadow="hidden" draw:shadow-offset-x="0.051cm" draw:shadow-offset-y="0.051cm"/>
    </style:style>
    <style:style style:name="gr135" style:family="graphic" style:parent-style-name="Default_5f_3">
      <style:graphic-properties draw:stroke="none" svg:stroke-color="#000000" draw:fill="none" draw:fill-color="#ffffff" draw:auto-grow-height="true" draw:auto-grow-width="false" fo:max-height="0cm" fo:min-height="0.733cm"/>
    </style:style>
    <style:style style:name="gr136" style:family="graphic" style:parent-style-name="Default_5f_3">
      <style:graphic-properties svg:stroke-width="0cm" draw:marker-start-width="0.203cm" draw:marker-end-width="0.203cm" draw:fill="solid" draw:fill-color="#e6e6ff" draw:textarea-horizontal-align="justify" draw:textarea-vertical-align="middle" draw:auto-grow-height="false" fo:min-height="3.217cm" fo:min-width="4.634cm" fo:padding-top="0.125cm" fo:padding-bottom="0.125cm" fo:padding-left="0.025cm" fo:padding-right="0.025cm" draw:shadow="hidden" draw:shadow-offset-x="0.051cm" draw:shadow-offset-y="0.051cm"/>
    </style:style>
    <style:style style:name="gr137" style:family="graphic" style:parent-style-name="Default_5f_3">
      <style:graphic-properties draw:stroke="none" svg:stroke-color="#000000" draw:fill="none" draw:fill-color="#ffffff" draw:auto-grow-height="true" draw:auto-grow-width="false" fo:max-height="0cm" fo:min-height="0.698cm"/>
    </style:style>
    <style:style style:name="gr138" style:family="graphic" style:parent-style-name="Default_5f_3">
      <style:graphic-properties draw:stroke="none" svg:stroke-color="#000000" draw:fill="none" draw:fill-color="#ffffff" draw:auto-grow-height="true" draw:auto-grow-width="false" fo:max-height="0cm" fo:min-height="0.674cm"/>
    </style:style>
    <style:style style:name="gr139" style:family="graphic" style:parent-style-name="standard">
      <style:graphic-properties draw:stroke="none" svg:stroke-color="#000000" draw:fill="none" draw:fill-color="#ffffff" draw:auto-grow-height="true" draw:auto-grow-width="false" fo:max-height="0cm" fo:min-height="0.831cm"/>
    </style:style>
    <style:style style:name="gr140" style:family="graphic" style:parent-style-name="standard">
      <style:graphic-properties draw:stroke="none" svg:stroke-color="#000000" draw:fill="none" draw:fill-color="#ffffff" fo:min-height="1.263cm"/>
    </style:style>
    <style:style style:name="gr141" style:family="graphic" style:parent-style-name="standard">
      <style:graphic-properties draw:stroke="none" svg:stroke-color="#000000" draw:fill="none" draw:fill-color="#ffffff" fo:min-height="1.308cm"/>
    </style:style>
    <style:style style:name="gr142" style:family="graphic" style:parent-style-name="objectwithoutfill">
      <style:graphic-properties draw:stroke="dash" draw:stroke-dash="Fine_20_Dashed" svg:stroke-width="0.051cm" draw:marker-start="Arrowhead_20_1" draw:marker-start-width="0.66cm" draw:marker-start-center="true" draw:marker-end-width="0.66cm" draw:fill="none" draw:textarea-vertical-align="middle" fo:padding-top="0.15cm" fo:padding-bottom="0.15cm" fo:padding-left="0.275cm" fo:padding-right="0.275cm"/>
    </style:style>
    <style:style style:name="gr143" style:family="graphic" style:parent-style-name="Default_5f_3">
      <style:graphic-properties draw:stroke="none" svg:stroke-color="#000000" draw:fill="none" draw:fill-color="#ffffff" draw:auto-grow-height="true" draw:auto-grow-width="false" fo:max-height="0cm" fo:min-height="0.416cm"/>
    </style:style>
    <style:style style:name="gr1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5" style:family="graphic" style:parent-style-name="standard">
      <style:graphic-properties svg:stroke-width="0.102cm" svg:stroke-color="#99ff66" draw:marker-start-width="0.509cm" draw:marker-end-width="0.509cm" draw:fill="none" draw:textarea-vertical-align="middle" draw:auto-grow-height="false" fo:min-height="0.749cm" fo:min-width="0.499cm" fo:padding-top="0.176cm" fo:padding-bottom="0.176cm" fo:padding-left="0.301cm" fo:padding-right="0.301cm"/>
    </style:style>
    <style:style style:name="gr146" style:family="graphic" style:parent-style-name="standard">
      <style:graphic-properties draw:stroke="none" svg:stroke-color="#000000" draw:fill="none" draw:fill-color="#ffffff" fo:min-height="2.137cm"/>
    </style:style>
    <style:style style:name="gr147" style:family="graphic" style:parent-style-name="standard">
      <style:graphic-properties draw:stroke="none" svg:stroke-color="#000000" draw:fill="none" draw:fill-color="#ffffff" fo:min-height="1.454cm"/>
    </style:style>
    <style:style style:name="gr148" style:family="graphic" style:parent-style-name="standard">
      <style:graphic-properties svg:stroke-width="0.102cm" svg:stroke-color="#3333ff" draw:marker-start-width="0.509cm" draw:marker-end-width="0.509cm" draw:fill="none" draw:textarea-vertical-align="middle" draw:auto-grow-height="false" fo:min-height="0.749cm" fo:min-width="0.499cm" fo:padding-top="0.176cm" fo:padding-bottom="0.176cm" fo:padding-left="0.301cm" fo:padding-right="0.301cm"/>
    </style:style>
    <style:style style:name="gr149" style:family="graphic" style:parent-style-name="standard">
      <style:graphic-properties svg:stroke-width="0.102cm" svg:stroke-color="#ff3333" draw:marker-start-width="0.509cm" draw:marker-end-width="0.509cm" draw:fill="none" draw:textarea-vertical-align="middle" draw:auto-grow-height="false" fo:min-height="0.749cm" fo:min-width="0.499cm" fo:padding-top="0.176cm" fo:padding-bottom="0.176cm" fo:padding-left="0.301cm" fo:padding-right="0.301cm"/>
    </style:style>
    <style:style style:name="gr15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52"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53"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5"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156"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84cm" fo:min-width="0cm" fo:padding-top="0.15cm" fo:padding-bottom="0.15cm" fo:padding-left="0.275cm" fo:padding-right="0.275cm"/>
    </style:style>
    <style:style style:name="gr157" style:family="graphic" style:parent-style-name="standard">
      <style:graphic-properties draw:stroke="none" svg:stroke-color="#000000" draw:fill="none" draw:fill-color="#ffffff" fo:min-height="1.355cm"/>
    </style:style>
    <style:style style:name="gr158"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59"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60" style:family="graphic" style:parent-style-name="standard">
      <style:graphic-properties svg:stroke-color="#336633" draw:marker-start="Arrow" draw:marker-start-width="0.3cm" draw:marker-end="Arrow" draw:marker-end-width="0.3cm" draw:textarea-vertical-align="middle"/>
    </style:style>
    <style:style style:name="gr161"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62"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63"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64"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6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fo:wrap-option="no-wrap"/>
    </style:style>
    <style:style style:name="gr166" style:family="graphic" style:parent-style-name="standard">
      <style:graphic-properties draw:stroke="none" svg:stroke-color="#000000" draw:fill="none" draw:fill-color="#ffffff" fo:min-height="1.089cm"/>
    </style:style>
    <style:style style:name="gr167" style:family="graphic" style:parent-style-name="standard">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68" style:family="graphic" style:parent-style-name="standard">
      <style:graphic-properties draw:stroke="none" svg:stroke-color="#000000" draw:fill="none" draw:fill-color="#ffffff" fo:min-height="1.152cm"/>
    </style:style>
    <style:style style:name="gr169" style:family="graphic" style:parent-style-name="Default_5f_2">
      <style:graphic-properties svg:stroke-color="#336633" draw:marker-start="Arrow" draw:marker-start-width="0.3cm" draw:marker-end="Arrow" draw:marker-end-width="0.3cm" draw:textarea-vertical-align="middle"/>
    </style:style>
    <style:style style:name="gr170"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171"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172" style:family="graphic" style:parent-style-name="Default_5f_2">
      <style:graphic-properties draw:stroke="none" svg:stroke-color="#000000" draw:fill="none" draw:fill-color="#ffffff" draw:auto-grow-height="true" draw:auto-grow-width="false" fo:max-height="0cm" fo:min-height="0.374cm"/>
    </style:style>
    <style:style style:name="gr173" style:family="graphic" style:parent-style-name="Default_5f_2">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174" style:family="graphic" style:parent-style-name="Default_5f_2">
      <style:graphic-properties draw:stroke="none" svg:stroke-color="#000000" draw:fill="none" draw:fill-color="#ffffff" draw:auto-grow-height="true" draw:auto-grow-width="false" fo:max-height="0cm" fo:min-height="0.511cm"/>
    </style:style>
    <style:style style:name="gr175" style:family="graphic" style:parent-style-name="Default_5f_2">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76" style:family="graphic" style:parent-style-name="Default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7"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002cm" fo:min-width="0cm" fo:padding-top="0.15cm" fo:padding-bottom="0.15cm" fo:padding-left="0.275cm" fo:padding-right="0.275cm"/>
    </style:style>
    <style:style style:name="gr178" style:family="graphic" style:parent-style-name="Default_5f_2">
      <style:graphic-properties draw:stroke="none" svg:stroke-color="#000000" draw:fill="none" draw:fill-color="#ffffff" fo:min-height="1.355cm"/>
    </style:style>
    <style:style style:name="gr179" style:family="graphic" style:parent-style-name="Default_5f_2">
      <style:graphic-properties draw:fill="gradient" draw:fill-gradient-name="lightGreen" draw:textarea-horizontal-align="justify" draw:textarea-vertical-align="middle" draw:auto-grow-height="false" fo:min-height="2.248cm" fo:min-width="2.364cm" fo:wrap-option="no-wrap"/>
    </style:style>
    <style:style style:name="gr180"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81" style:family="graphic" style:parent-style-name="Default_5f_2">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82" style:family="graphic" style:parent-style-name="Default_5f_2">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83" style:family="graphic" style:parent-style-name="Default_5f_2">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84" style:family="graphic" style:parent-style-name="Default_5f_2">
      <style:graphic-properties svg:stroke-width="0.051cm" svg:stroke-color="#000000" draw:marker-start-width="0.279cm" draw:marker-end-width="0.279cm" draw:fill-color="#ffffff" draw:textarea-horizontal-align="justify" draw:textarea-vertical-align="middle" draw:auto-grow-height="false" fo:min-height="0.7cm" fo:min-width="1.211cm" fo:padding-top="0.151cm" fo:padding-bottom="0.151cm" fo:padding-left="0.276cm" fo:padding-right="0.276cm" fo:wrap-option="no-wrap"/>
    </style:style>
    <style:style style:name="gr185" style:family="graphic" style:parent-style-name="Default_5f_2">
      <style:graphic-properties draw:stroke="none" svg:stroke-color="#000000" draw:fill="none" draw:fill-color="#ffffff" fo:min-height="1.089cm"/>
    </style:style>
    <style:style style:name="gr186" style:family="graphic" style:parent-style-name="Default_5f_2">
      <style:graphic-properties draw:stroke="dash" draw:stroke-dash="Fine_20_Dashed" svg:stroke-width="0.051cm" svg:stroke-color="#000000" draw:marker-start-width="0.381cm" draw:marker-end="Arrow" draw:marker-end-width="0.279cm" draw:textarea-vertical-align="middle" fo:padding-top="0.15cm" fo:padding-bottom="0.15cm" fo:padding-left="0.275cm" fo:padding-right="0.275cm"/>
    </style:style>
    <style:style style:name="gr187" style:family="graphic" style:parent-style-name="Default_5f_2">
      <style:graphic-properties draw:stroke="none" svg:stroke-color="#000000" draw:fill="none" draw:fill-color="#ffffff" fo:min-height="1.152cm"/>
    </style:style>
    <style:style style:name="gr188" style:family="graphic" style:parent-style-name="Default_5f_2">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05cm" fo:min-width="2.277cm" fo:padding-top="0.125cm" fo:padding-bottom="0.125cm" fo:padding-left="0.025cm" fo:padding-right="0.025cm" draw:shadow="visible" draw:shadow-offset-x="0.051cm" draw:shadow-offset-y="0.051cm" draw:shadow-color="#ade0ee"/>
    </style:style>
    <style:style style:name="gr189" style:family="graphic" style:parent-style-name="Default_5f_2">
      <style:graphic-properties draw:stroke="none" svg:stroke-color="#000000" draw:fill="none" draw:fill-color="#ffffff" fo:min-height="1.083cm"/>
    </style:style>
    <style:style style:name="gr190"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9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9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93" style:family="graphic" style:parent-style-name="standard">
      <style:graphic-properties draw:stroke="none" svg:stroke-color="#000000" draw:fill="none" draw:fill-color="#ffffff" draw:textarea-vertical-align="middle" fo:min-height="0.826cm"/>
    </style:style>
    <style:style style:name="gr19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625cm" fo:min-width="1.273cm" fo:padding-top="0.151cm" fo:padding-bottom="0.151cm" fo:padding-left="0.276cm" fo:padding-right="0.276cm" fo:wrap-option="no-wrap"/>
    </style:style>
    <style:style style:name="gr195" style:family="graphic" style:parent-style-name="Default_5f_2">
      <style:graphic-properties draw:fill="gradient" draw:fill-gradient-name="lightGreen" draw:textarea-horizontal-align="justify" draw:textarea-vertical-align="middle" draw:auto-grow-height="false" fo:min-height="1.029cm" fo:min-width="2.011cm" fo:wrap-option="no-wrap"/>
    </style:style>
    <style:style style:name="gr196"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197" style:family="graphic" style:parent-style-name="standard">
      <style:graphic-properties draw:stroke="none" svg:stroke-color="#000000" draw:fill="none" draw:fill-color="#ffffff" fo:min-height="0.529cm"/>
    </style:style>
    <style:style style:name="gr198" style:family="graphic" style:parent-style-name="standard">
      <style:graphic-properties draw:stroke="none" svg:stroke-color="#000000" draw:fill="none" draw:fill-color="#ffffff" fo:min-height="1.423cm"/>
    </style:style>
    <style:style style:name="P1" style:family="paragraph">
      <style:paragraph-properties fo:text-align="center"/>
    </style:style>
    <style:style style:name="P2" style:family="paragraph">
      <loext:graphic-properties draw:fill-color="#ffffff"/>
      <style:paragraph-properties fo:text-align="center"/>
      <style:text-properties fo:font-size="9pt" style:font-size-asian="9pt" style:font-size-complex="9pt"/>
    </style:style>
    <style:style style:name="P3" style:family="paragraph">
      <loext:graphic-properties draw:fill-color="#dddddd"/>
      <style:paragraph-properties fo:text-align="center"/>
      <style:text-properties fo:font-size="8pt" style:font-size-asian="8pt" style:font-size-complex="8pt"/>
    </style:style>
    <style:style style:name="P4" style:family="paragraph">
      <loext:graphic-properties draw:fill="none" draw:fill-color="#ffffff"/>
      <style:text-properties fo:font-size="8pt" style:font-size-asian="8pt" style:font-size-complex="8pt"/>
    </style:style>
    <style:style style:name="P5" style:family="paragraph">
      <loext:graphic-properties draw:fill="none" draw:fill-color="#ffffff"/>
      <style:text-properties fo:font-size="10pt" style:font-size-asian="10pt" style:font-size-complex="10pt"/>
    </style:style>
    <style:style style:name="P6" style:family="paragraph">
      <loext:graphic-properties draw:fill="none" draw:fill-color="#ffffff"/>
      <style:paragraph-properties fo:text-align="center"/>
      <style:text-properties fo:font-size="9pt" style:font-size-asian="9pt" style:font-size-complex="9pt"/>
    </style:style>
    <style:style style:name="P7" style:family="paragraph">
      <loext:graphic-properties draw:fill="none" draw:fill-color="#ffffff"/>
      <style:text-properties fo:font-size="6pt" style:font-size-asian="6pt" style:font-size-complex="6pt"/>
    </style:style>
    <style:style style:name="P8" style:family="paragraph">
      <loext:graphic-properties draw:fill-color="#000000"/>
      <style:paragraph-properties fo:text-align="center"/>
    </style:style>
    <style:style style:name="P9" style:family="paragraph">
      <loext:graphic-properties draw:fill="none"/>
      <style:paragraph-properties fo:text-align="center"/>
    </style:style>
    <style:style style:name="P10" style:family="paragraph">
      <loext:graphic-properties draw:fill-color="#ffffcc"/>
      <style:paragraph-properties fo:text-align="center"/>
      <style:text-properties fo:font-size="9pt" style:font-size-asian="9pt" style:font-size-complex="9pt"/>
    </style:style>
    <style:style style:name="P11" style:family="paragraph">
      <loext:graphic-properties draw:fill-color="#e6e6ff"/>
      <style:paragraph-properties fo:text-align="center"/>
      <style:text-properties fo:font-size="9pt" style:font-size-asian="9pt" style:font-size-complex="9pt"/>
    </style:style>
    <style:style style:name="P12" style:family="paragraph">
      <loext:graphic-properties draw:fill="none" draw:fill-color="#ffffff"/>
      <style:text-properties fo:font-size="11pt" fo:font-weight="bold" style:font-size-asian="11pt" style:font-weight-asian="bold" style:font-size-complex="11pt" style:font-weight-complex="bold"/>
    </style:style>
    <style:style style:name="P13" style:family="paragraph">
      <loext:graphic-properties draw:fill="none" draw:fill-color="#ffffff"/>
      <style:text-properties fo:font-size="10.5pt" fo:font-weight="normal" style:font-size-asian="10.5pt" style:font-weight-asian="normal" style:font-size-complex="10.5pt" style:font-weight-complex="normal"/>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center"/>
      <style:text-properties fo:font-size="26pt" style:font-size-asian="26pt" style:font-size-complex="26pt"/>
    </style:style>
    <style:style style:name="P16" style:family="paragraph">
      <loext:graphic-properties draw:fill="none" draw:fill-color="#ffffff"/>
      <style:text-properties fo:font-size="10pt" fo:font-weight="bold" style:font-size-asian="10pt" style:font-weight-asian="bold" style:font-size-complex="10pt" style:font-weight-complex="bold"/>
    </style:style>
    <style:style style:name="P17" style:family="paragraph">
      <loext:graphic-properties draw:fill="none"/>
      <style:paragraph-properties fo:text-align="center"/>
      <style:text-properties fo:font-size="20pt" style:font-size-asian="20pt" style:font-size-complex="20pt"/>
    </style:style>
    <style:style style:name="P18" style:family="paragraph">
      <loext:graphic-properties draw:fill="none" draw:fill-color="#ffffff"/>
      <style:text-properties fo:font-size="22pt" fo:font-weight="normal" style:font-size-asian="22pt" style:font-weight-asian="normal" style:font-size-complex="22pt" style:font-weight-complex="normal"/>
    </style:style>
    <style:style style:name="P19" style:family="paragraph">
      <loext:graphic-properties draw:fill="solid" draw:fill-color="#ffcc99" draw:opacity="100%"/>
      <style:paragraph-properties fo:text-align="center"/>
    </style:style>
    <style:style style:name="P20" style:family="paragraph">
      <loext:graphic-properties draw:fill="none" draw:fill-color="#ffffff"/>
      <style:text-properties fo:color="#007826" fo:font-size="22pt" fo:font-weight="normal" style:font-size-asian="22pt" style:font-weight-asian="normal" style:font-size-complex="22pt" style:font-weight-complex="normal"/>
    </style:style>
    <style:style style:name="P21" style:family="paragraph">
      <loext:graphic-properties draw:fill="none" draw:fill-color="#ffcc99" draw:opacity="100%"/>
      <style:paragraph-properties fo:text-align="center"/>
    </style:style>
    <style:style style:name="P22" style:family="paragraph">
      <loext:graphic-properties draw:fill="none" draw:fill-color="#ffffff"/>
      <style:text-properties fo:font-size="14pt" fo:font-weight="normal" style:font-size-asian="14pt" style:font-weight-asian="normal" style:font-size-complex="14pt" style:font-weight-complex="normal"/>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solid" draw:fill-color="#ffcc99"/>
      <style:paragraph-properties fo:text-align="center"/>
    </style:style>
    <style:style style:name="P25"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26" style:family="paragraph">
      <loext:graphic-properties draw:fill="solid" draw:fill-color="#ffffcc"/>
      <style:paragraph-properties fo:text-align="center"/>
    </style:style>
    <style:style style:name="P27"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28" style:family="paragraph">
      <loext:graphic-properties draw:fill="gradient" draw:fill-color="#ffffcc" draw:fill-gradient-name="My_5f_paleYellow_5f_Gradient"/>
      <style:paragraph-properties fo:text-align="center"/>
    </style:style>
    <style:style style:name="P29" style:family="paragraph">
      <loext:graphic-properties draw:fill="none" draw:fill-color="#ffffff"/>
      <style:text-properties fo:font-size="18pt" fo:text-shadow="none" fo:font-weight="bold" style:font-weight-asian="bold" style:font-weight-complex="bold"/>
    </style:style>
    <style:style style:name="P30" style:family="paragraph">
      <loext:graphic-properties draw:fill="gradient" draw:fill-color="#ffcc99" draw:fill-gradient-name="My_5f_orange_5f_Gradient"/>
      <style:paragraph-properties fo:text-align="center"/>
    </style:style>
    <style:style style:name="P31"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32"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33" style:family="paragraph">
      <loext:graphic-properties draw:fill="none" draw:fill-color="#ffffff"/>
      <style:text-properties fo:font-size="15pt" style:font-size-asian="15pt" style:font-size-complex="15pt"/>
    </style:style>
    <style:style style:name="P34" style:family="paragraph">
      <loext:graphic-properties draw:fill="none" draw:fill-color="#ffffff"/>
      <style:text-properties fo:font-size="16pt" style:font-size-asian="16pt" style:font-size-complex="16pt"/>
    </style:style>
    <style:style style:name="P35" style:family="paragraph">
      <loext:graphic-properties draw:fill="solid" draw:fill-color="#ffd320" draw:opacity="50%"/>
      <style:paragraph-properties fo:text-align="center"/>
    </style:style>
    <style:style style:name="P36" style:family="paragraph">
      <loext:graphic-properties draw:fill="solid" draw:fill-color="#ffffff"/>
      <style:paragraph-properties fo:text-align="center"/>
    </style:style>
    <style:style style:name="P37" style:family="paragraph">
      <loext:graphic-properties draw:fill-color="#66ff66"/>
      <style:paragraph-properties fo:text-align="center"/>
    </style:style>
    <style:style style:name="P38" style:family="paragraph">
      <loext:graphic-properties draw:fill-color="#00ccff"/>
      <style:paragraph-properties fo:text-align="center"/>
    </style:style>
    <style:style style:name="P39" style:family="paragraph">
      <loext:graphic-properties draw:fill="solid" draw:fill-color="#ff8080" draw:opacity="50%"/>
      <style:paragraph-properties fo:text-align="center"/>
    </style:style>
    <style:style style:name="P40" style:family="paragraph">
      <style:paragraph-properties fo:text-align="end"/>
    </style:style>
    <style:style style:name="P41" style:family="paragraph">
      <loext:graphic-properties draw:fill="none" draw:fill-color="#ffffff"/>
      <style:paragraph-properties fo:text-align="end"/>
      <style:text-properties fo:font-size="22pt" fo:text-shadow="1pt 1pt" fo:font-weight="bold" style:font-size-asian="22pt" style:font-weight-asian="bold" style:font-size-complex="22pt" style:font-weight-complex="bold"/>
    </style:style>
    <style:style style:name="P42" style:family="paragraph">
      <style:paragraph-properties fo:text-align="start"/>
    </style:style>
    <style:style style:name="P43" style:family="paragraph">
      <loext:graphic-properties draw:fill="solid" draw:fill-color="#ccffcc"/>
      <style:paragraph-properties fo:text-align="center"/>
    </style:style>
    <style:style style:name="P44" style:family="paragraph">
      <style:paragraph-properties fo:text-align="center"/>
      <style:text-properties fo:font-size="13pt" style:font-size-asian="13pt" style:font-size-complex="13pt"/>
    </style:style>
    <style:style style:name="P45" style:family="paragraph">
      <loext:graphic-properties draw:fill-color="#ffff66"/>
      <style:paragraph-properties fo:text-align="center"/>
    </style:style>
    <style:style style:name="P46" style:family="paragraph">
      <loext:graphic-properties draw:fill="none" draw:fill-color="#ffffff"/>
    </style:style>
    <style:style style:name="P47" style:family="paragraph">
      <loext:graphic-properties draw:fill="none" draw:fill-color="#ffffff"/>
      <style:text-properties fo:font-size="10.5pt" fo:font-style="italic" fo:font-weight="normal" style:font-size-asian="10.5pt" style:font-style-asian="italic" style:font-weight-asian="normal" style:font-size-complex="10.5pt" style:font-style-complex="italic" style:font-weight-complex="normal"/>
    </style:style>
    <style:style style:name="P48"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49" style:family="paragraph">
      <loext:graphic-properties draw:fill="solid" draw:fill-color="#ffffcc"/>
      <style:paragraph-properties fo:text-align="center"/>
      <style:text-properties fo:font-size="7pt" style:font-size-asian="7pt" style:font-size-complex="7pt"/>
    </style:style>
    <style:style style:name="P50" style:family="paragraph">
      <loext:graphic-properties draw:fill="solid" draw:fill-color="#ccffcc"/>
      <style:paragraph-properties fo:text-align="center"/>
      <style:text-properties fo:font-size="7pt" style:font-size-asian="7pt" style:font-size-complex="7pt"/>
    </style:style>
    <style:style style:name="P51" style:family="paragraph">
      <style:paragraph-properties fo:line-height="150%" fo:text-align="center"/>
    </style:style>
    <style:style style:name="P52" style:family="paragraph">
      <loext:graphic-properties draw:fill="none"/>
      <style:paragraph-properties fo:line-height="150%" fo:text-align="center"/>
      <style:text-properties fo:font-weight="normal" style:font-weight-asian="normal" style:font-weight-complex="normal"/>
    </style:style>
    <style:style style:name="P53" style:family="paragraph">
      <loext:graphic-properties draw:fill="none"/>
      <style:text-properties fo:font-weight="normal" style:font-weight-asian="normal" style:font-weight-complex="normal"/>
    </style:style>
    <style:style style:name="P54" style:family="paragraph">
      <loext:graphic-properties draw:fill="none"/>
      <style:text-properties fo:color="#000000" fo:font-weight="normal" style:font-weight-asian="normal" style:font-weight-complex="normal"/>
    </style:style>
    <style:style style:name="P55" style:family="paragraph">
      <loext:graphic-properties draw:fill-color="#ffff66"/>
      <style:paragraph-properties fo:text-align="center"/>
      <style:text-properties fo:font-size="18pt"/>
    </style:style>
    <style:style style:name="P56" style:family="paragraph">
      <loext:graphic-properties draw:fill="none" draw:fill-color="#ffffff"/>
      <style:text-properties fo:font-size="18pt"/>
    </style:style>
    <style:style style:name="P57" style:family="paragraph">
      <loext:graphic-properties draw:fill="solid" draw:fill-color="#ffcc99"/>
      <style:paragraph-properties fo:text-align="center"/>
      <style:text-properties fo:font-size="18pt"/>
    </style:style>
    <style:style style:name="P58" style:family="paragraph">
      <loext:graphic-properties draw:fill="none"/>
      <style:paragraph-properties fo:line-height="150%" fo:text-align="center"/>
      <style:text-properties fo:font-size="18pt" fo:font-weight="normal" style:font-weight-asian="normal" style:font-weight-complex="normal"/>
    </style:style>
    <style:style style:name="P59" style:family="paragraph">
      <loext:graphic-properties draw:fill="none"/>
      <style:text-properties fo:font-size="18pt" fo:font-weight="normal" style:font-weight-asian="normal" style:font-weight-complex="normal"/>
    </style:style>
    <style:style style:name="P60" style:family="paragraph">
      <loext:graphic-properties draw:fill="none"/>
      <style:text-properties fo:color="#000000" fo:font-size="18pt" fo:font-weight="normal" style:font-weight-asian="normal" style:font-weight-complex="normal"/>
    </style:style>
    <style:style style:name="P61" style:family="paragraph">
      <loext:graphic-properties draw:fill-color="#ffffff"/>
      <style:paragraph-properties fo:text-align="start"/>
      <style:text-properties fo:font-size="12pt" style:font-size-asian="12pt" style:font-size-complex="12pt"/>
    </style:style>
    <style:style style:name="P62" style:family="paragraph">
      <loext:graphic-properties draw:fill-color="#ffffcc"/>
      <style:paragraph-properties fo:text-align="center"/>
      <style:text-properties fo:font-size="14pt" style:font-size-asian="14pt" style:font-size-complex="14pt"/>
    </style:style>
    <style:style style:name="P63" style:family="paragraph">
      <loext:graphic-properties draw:fill-color="#ccffcc"/>
      <style:paragraph-properties fo:text-align="center"/>
      <style:text-properties fo:font-size="14pt" style:font-size-asian="14pt" style:font-size-complex="14pt"/>
    </style:style>
    <style:style style:name="P64" style:family="paragraph">
      <loext:graphic-properties draw:fill="solid" draw:fill-color="#66ff00"/>
      <style:paragraph-properties fo:text-align="center"/>
    </style:style>
    <style:style style:name="P65" style:family="paragraph">
      <loext:graphic-properties draw:fill="none" draw:fill-color="#ffffff"/>
      <style:paragraph-properties fo:text-align="center"/>
      <style:text-properties fo:font-size="18pt" fo:text-shadow="none" fo:font-weight="bold" style:font-size-asian="18pt" style:font-weight-asian="bold" style:font-size-complex="18pt" style:font-weight-complex="bold"/>
    </style:style>
    <style:style style:name="P66" style:family="paragraph">
      <loext:graphic-properties draw:fill="solid" draw:fill-color="#e6e6ff"/>
      <style:paragraph-properties fo:text-align="center"/>
    </style:style>
    <style:style style:name="P67" style:family="paragraph">
      <loext:graphic-properties draw:fill-color="#ffffff"/>
      <style:paragraph-properties fo:text-align="center"/>
      <style:text-properties fo:font-size="11pt" style:font-size-asian="11pt" style:font-size-complex="11pt"/>
    </style:style>
    <style:style style:name="P68" style:family="paragraph">
      <loext:graphic-properties draw:fill-color="#ffffff"/>
      <style:paragraph-properties fo:text-align="center"/>
      <style:text-properties fo:font-size="12pt" style:font-size-asian="12pt" style:font-size-complex="12pt"/>
    </style:style>
    <style:style style:name="P69" style:family="paragraph">
      <loext:graphic-properties draw:fill="none" draw:fill-color="#ffffff"/>
      <style:text-properties fo:color="#000000" fo:font-size="10.5pt" fo:font-style="normal" fo:font-weight="bold" style:font-size-asian="10.5pt" style:font-style-asian="normal" style:font-weight-asian="bold" style:font-size-complex="10.5pt" style:font-style-complex="normal" style:font-weight-complex="bold"/>
    </style:style>
    <style:style style:name="P70" style:family="paragraph">
      <loext:graphic-properties draw:fill="none" draw:fill-color="#ffffff"/>
      <style:text-properties fo:font-size="32pt" style:font-size-asian="32pt" style:font-size-complex="32pt"/>
    </style:style>
    <style:style style:name="P71" style:family="paragraph">
      <loext:graphic-properties draw:fill="gradient" draw:fill-color="#cfe7f5" draw:fill-gradient-name="BCOoL_5f_Gradient"/>
      <style:paragraph-properties fo:text-align="center"/>
      <style:text-properties fo:color="#ffffff" fo:font-size="14pt" fo:text-shadow="none" fo:font-weight="bold" style:font-size-asian="14pt" style:font-weight-asian="bold" style:font-size-complex="14pt" style:font-weight-complex="bold"/>
    </style:style>
    <style:style style:name="P72" style:family="paragraph">
      <loext:graphic-properties draw:fill="none" draw:fill-color="#ffffff"/>
      <style:paragraph-properties fo:text-align="center"/>
      <style:text-properties fo:font-size="18pt"/>
    </style:style>
    <style:style style:name="P73" style:family="paragraph">
      <style:paragraph-properties fo:text-align="center"/>
      <style:text-properties fo:font-size="18pt"/>
    </style:style>
    <style:style style:name="P74" style:family="paragraph">
      <loext:graphic-properties draw:fill="gradient" draw:fill-gradient-name="lightGreen"/>
      <style:paragraph-properties fo:text-align="center"/>
      <style:text-properties fo:font-size="10.5pt" style:font-size-asian="10.5pt" style:font-size-complex="10.5pt"/>
    </style:style>
    <style:style style:name="P75" style:family="paragraph">
      <style:paragraph-properties fo:text-align="center"/>
      <style:text-properties fo:font-size="14pt" style:font-size-asian="14pt" style:font-size-complex="14pt"/>
    </style:style>
    <style:style style:name="P76" style:family="paragraph">
      <loext:graphic-properties draw:fill-color="#ffffff"/>
      <style:paragraph-properties fo:text-align="center"/>
      <style:text-properties fo:font-size="18pt"/>
    </style:style>
    <style:style style:name="P77" style:family="paragraph">
      <style:paragraph-properties fo:text-align="center"/>
      <style:text-properties fo:font-size="10pt" style:font-size-asian="10pt" style:font-size-complex="10pt"/>
    </style:style>
    <style:style style:name="P78" style:family="paragraph">
      <loext:graphic-properties draw:fill="none" draw:fill-color="#ffffff"/>
      <style:paragraph-properties fo:text-align="center"/>
      <style:text-properties fo:font-size="10pt" style:font-size-asian="10pt" style:font-size-complex="10pt"/>
    </style:style>
    <style:style style:name="P79"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80"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81" style:family="paragraph">
      <loext:graphic-properties draw:fill="none" draw:fill-color="#ffffff"/>
      <style:text-properties fo:font-size="12pt" fo:font-weight="normal" style:font-size-asian="12pt" style:font-weight-asian="normal" style:font-size-complex="12pt" style:font-weight-complex="normal"/>
    </style:style>
    <style:style style:name="P82" style:family="paragraph">
      <style:text-properties fo:color="#b2b2b2" fo:font-size="15pt" fo:font-weight="bold" style:font-size-asian="15pt" style:font-weight-asian="bold" style:font-size-complex="15pt" style:font-weight-complex="bold"/>
    </style:style>
    <style:style style:name="P83" style:family="paragraph">
      <loext:graphic-properties draw:fill="none" draw:fill-color="#ffffff"/>
      <style:text-properties fo:color="#b2b2b2" fo:font-size="15pt" fo:font-weight="bold" style:font-size-asian="15pt" style:font-weight-asian="bold" style:font-size-complex="15pt" style:font-weight-complex="bold"/>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font-size="10pt" style:font-size-asian="10pt" style:font-size-complex="10pt"/>
    </style:style>
    <style:style style:name="T4" style:family="text">
      <style:text-properties fo:font-size="6pt" style:font-size-asian="6pt" style:font-size-complex="6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26pt" style:font-size-asian="26pt" style:font-size-complex="26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20pt" style:font-size-asian="20pt" style:font-size-complex="20pt"/>
    </style:style>
    <style:style style:name="T10" style:family="text">
      <style:text-properties fo:color="#007826" fo:font-size="22pt" style:font-size-asian="22pt" style:font-size-complex="22pt"/>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color="#007826" fo:font-size="22pt" fo:font-weight="normal" style:font-size-asian="22pt" style:font-weight-asian="normal" style:font-size-complex="22pt" style:font-weight-complex="normal"/>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weight="bold" style:font-weight-asian="bold" style:font-weight-complex="bold"/>
    </style:style>
    <style:style style:name="T15" style:family="text">
      <style:text-properties fo:font-size="10pt" fo:text-shadow="1pt 1pt" fo:font-weight="bold" style:font-size-asian="10pt" style:font-weight-asian="bold" style:font-size-complex="10pt" style:font-weight-complex="bold"/>
    </style:style>
    <style:style style:name="T16" style:family="text">
      <style:text-properties fo:font-size="9pt" fo:text-shadow="none" fo:font-weight="bold" style:font-size-asian="9pt" style:font-weight-asian="bold" style:font-size-complex="9pt" style:font-weight-complex="bold"/>
    </style:style>
    <style:style style:name="T17" style:family="text">
      <style:text-properties fo:font-size="10.5pt" fo:font-style="italic" fo:font-weight="bold" style:font-size-asian="10.5pt" style:font-style-asian="italic" style:font-weight-asian="bold" style:font-size-complex="10.5pt" style:font-style-complex="italic" style:font-weight-complex="bold"/>
    </style:style>
    <style:style style:name="T18" style:family="text">
      <style:text-properties fo:font-size="13pt" fo:text-shadow="1pt 1pt" style:font-size-asian="13pt" style:font-size-complex="13pt"/>
    </style:style>
    <style:style style:name="T19" style:family="text">
      <style:text-properties fo:font-size="15pt" style:font-size-asian="15pt" style:font-size-complex="15pt"/>
    </style:style>
    <style:style style:name="T20" style:family="text">
      <style:text-properties fo:font-size="15pt" fo:font-style="italic" fo:font-weight="bold" style:font-size-asian="15pt" style:font-style-asian="italic" style:font-weight-asian="bold" style:font-size-complex="15pt" style:font-style-complex="italic" style:font-weight-complex="bold"/>
    </style:style>
    <style:style style:name="T21" style:family="text">
      <style:text-properties fo:font-size="16pt" style:font-size-asian="16pt" style:font-size-complex="16pt"/>
    </style:style>
    <style:style style:name="T22" style:family="text">
      <style:text-properties style:text-position="sub 58%" fo:font-size="20pt" style:font-size-asian="20pt" style:font-size-complex="20pt"/>
    </style:style>
    <style:style style:name="T23" style:family="text">
      <style:text-properties style:text-position="sub 58%" fo:font-size="22pt" style:font-size-asian="22pt" style:font-size-complex="22pt"/>
    </style:style>
    <style:style style:name="T24" style:family="text">
      <style:text-properties fo:font-size="13pt" style:font-size-asian="13pt" style:font-size-complex="13pt"/>
    </style:style>
    <style:style style:name="T25"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6" style:family="text">
      <style:text-properties fo:font-size="7pt" style:font-size-asian="7pt" style:font-size-complex="7pt"/>
    </style:style>
    <style:style style:name="T27" style:family="text">
      <style:text-properties fo:color="#000000"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fo:font-size="18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style:font-size-asian="12pt" style:font-size-complex="12pt"/>
    </style:style>
    <style:style style:name="T31" style:family="text">
      <style:text-properties fo:font-size="7pt" fo:font-style="italic" fo:text-shadow="1pt 1pt" fo:font-weight="normal" style:font-size-asian="7pt" style:font-style-asian="italic" style:font-weight-asian="normal" style:font-size-complex="7pt" style:font-style-complex="italic" style:font-weight-complex="normal"/>
    </style:style>
    <style:style style:name="T32" style:family="text">
      <style:text-properties fo:font-size="8pt" fo:font-style="italic" fo:text-shadow="1pt 1pt" fo:font-weight="normal" style:font-size-asian="8pt" style:font-style-asian="italic" style:font-weight-asian="normal" style:font-size-complex="8pt" style:font-style-complex="italic" style:font-weight-complex="normal"/>
    </style:style>
    <style:style style:name="T33" style:family="text">
      <style:text-properties fo:font-size="14pt" style:font-size-asian="14pt" style:font-size-complex="14pt"/>
    </style:style>
    <style:style style:name="T34" style:family="text">
      <style:text-properties fo:font-size="18pt" fo:text-shadow="none" fo:font-weight="bold" style:font-size-asian="18pt" style:font-weight-asian="bold" style:font-size-complex="18pt" style:font-weight-complex="bold"/>
    </style:style>
    <style:style style:name="T35" style:family="text">
      <style:text-properties fo:font-size="11pt" style:font-size-asian="11pt" style:font-size-complex="11pt"/>
    </style:style>
    <style:style style:name="T36" style:family="text">
      <style:text-properties fo:color="#000000" fo:font-size="10.5pt" fo:font-style="normal" fo:font-weight="bold" style:font-size-asian="10.5pt" style:font-style-asian="normal" style:font-weight-asian="bold" style:font-size-complex="10.5pt" style:font-style-complex="normal" style:font-weight-complex="bold"/>
    </style:style>
    <style:style style:name="T37" style:family="text">
      <style:text-properties fo:font-size="32pt" style:font-size-asian="32pt" style:font-size-complex="32pt"/>
    </style:style>
    <style:style style:name="T38" style:family="text">
      <style:text-properties fo:color="#000080" style:text-outline="true" fo:font-size="14pt" fo:text-shadow="none" fo:font-weight="bold" style:font-size-asian="14pt" style:font-weight-asian="bold" style:font-size-complex="14pt" style:font-weight-complex="bold"/>
    </style:style>
    <style:style style:name="T39" style:family="text">
      <style:text-properties fo:color="#000080" fo:font-size="10.5pt" fo:text-shadow="none" fo:font-weight="bold" style:font-size-asian="10.5pt" style:font-weight-asian="bold" style:font-size-complex="10.5pt" style:font-weight-complex="bold"/>
    </style:style>
    <style:style style:name="T40" style:family="text">
      <style:text-properties fo:font-size="18pt" style:font-size-asian="18pt" style:font-size-complex="18pt"/>
    </style:style>
    <style:style style:name="T41" style:family="text">
      <style:text-properties fo:color="#000080" style:text-outline="false" fo:font-size="15pt" fo:text-shadow="none" fo:font-weight="bold" style:font-size-asian="15pt" style:font-weight-asian="bold" style:font-size-complex="15pt" style:font-weight-complex="bold"/>
    </style:style>
    <style:style style:name="T42" style:family="text">
      <style:text-properties fo:color="#000080" style:text-outline="false" fo:font-size="26pt" fo:text-shadow="none" fo:font-weight="bold" style:font-size-asian="26pt" style:font-weight-asian="bold" style:font-size-complex="26pt" style:font-weight-complex="bold"/>
    </style:style>
    <style:style style:name="T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color="#b2b2b2"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658cm" svg:height="4.271cm" svg:x="13.489cm" svg:y="6.139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715cm" svg:height="2.214cm" svg:x="14.054cm" svg:y="7.333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462cm" svg:height="0.573cm" svg:x="14.007cm" svg:y="6.276cm">
          <draw:text-box>
            <text:p><text:span text:style-name="T2">Actor 0 , Director 0: FSM </text:span></text:p>
          </draw:text-box>
        </draw:frame>
        <draw:frame draw:style-name="gr4" draw:text-style-name="P5" draw:layer="layout" svg:width="1.642cm" svg:height="0.649cm" svg:x="14.301cm" svg:y="7.33cm">
          <draw:text-box>
            <text:p><text:span text:style-name="T3">Actor 1</text:span></text:p>
          </draw:text-box>
        </draw:frame>
        <draw:custom-shape draw:style-name="gr2" draw:text-style-name="P3" draw:layer="layout" svg:width="2.715cm" svg:height="2.214cm" svg:x="18.49cm" svg:y="7.35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18.737cm" svg:y="7.349cm">
          <draw:text-box>
            <text:p><text:span text:style-name="T3">Actor 4</text:span></text:p>
          </draw:text-box>
        </draw:frame>
        <draw:custom-shape draw:style-name="gr2" draw:text-style-name="P3" draw:layer="layout" svg:width="2.715cm" svg:height="2.214cm" svg:x="23.031cm" svg:y="7.387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642cm" svg:height="0.649cm" svg:x="23.678cm" svg:y="7.384cm">
          <draw:text-box>
            <text:p><text:span text:style-name="T3">Actor 3</text:span></text:p>
          </draw:text-box>
        </draw:frame>
        <draw:custom-shape draw:style-name="gr5" draw:text-style-name="P6" draw:layer="layout" svg:width="4.479cm" svg:height="3.199cm" svg:x="17.587cm" svg:y="6.813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7" draw:layer="layout" svg:width="4.462cm" svg:height="0.519cm" svg:x="17.811cm" svg:y="6.83cm">
          <draw:text-box>
            <text:p><text:span text:style-name="T4">Actor 2 , Director 1: SDF </text:span></text:p>
          </draw:text-box>
        </draw:frame>
        <draw:custom-shape draw:style-name="gr7" draw:text-style-name="P8" xml:id="id1" draw:id="id1" draw:layer="layout" svg:width="0.38cm" svg:height="0.38cm" svg:x="16.497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2" draw:id="id2" draw:layer="layout" svg:width="0.38cm" svg:height="0.38cm" svg:x="18.298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3" draw:id="id3" draw:layer="layout" svg:width="0.38cm" svg:height="0.38cm" svg:x="20.999cm" svg:y="8.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4" draw:id="id4" draw:layer="layout" svg:width="0.38cm" svg:height="0.38cm" svg:x="22.9cm" svg:y="8.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6.877cm" svg:y1="8.473cm" svg:x2="18.298cm" svg:y2="8.474cm" draw:start-shape="id1" draw:start-glue-point="10" draw:end-shape="id2" draw:end-glue-point="6" svg:d="M16877 8473l1421 1" svg:viewBox="0 0 1422 2">
          <text:p/>
        </draw:connector>
        <draw:connector draw:style-name="gr8" draw:text-style-name="P9" draw:layer="layout" draw:type="line" svg:x1="21.379cm" svg:y1="8.475cm" svg:x2="22.9cm" svg:y2="8.476cm" draw:start-shape="id3" draw:start-glue-point="10" draw:end-shape="id4" draw:end-glue-point="6" svg:d="M21379 8475l1521 1" svg:viewBox="0 0 1522 2">
          <text:p/>
        </draw:connector>
        <draw:custom-shape draw:style-name="gr7" draw:text-style-name="P8" draw:layer="layout" svg:width="0.397cm" svg:height="0.398cm" svg:x="16.942cm" svg:y="8.29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17.742cm" svg:y="8.29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1.542cm" svg:y="8.298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7" draw:text-style-name="P8" draw:layer="layout" svg:width="0.397cm" svg:height="0.398cm" svg:x="22.342cm" svg:y="8.299cm">
          <text:p/>
          <draw:enhanced-geometry svg:viewBox="0 0 21600 21600" draw:glue-points="10800 0 0 10800 10800 21600 21600 10800" draw:text-areas="5400 5400 16200 16200" draw:type="flowchart-decision" draw:enhanced-path="M 0 10800 L 10800 0 21600 10800 10800 21600 0 10800 Z N"/>
        </draw:custom-shape>
      </draw:page>
      <draw:page draw:name="page2" draw:style-name="dp1" draw:master-page-name="Default">
        <draw:custom-shape draw:style-name="gr2" draw:text-style-name="P3" draw:layer="layout" svg:width="4.545cm" svg:height="3.363cm" svg:x="22.6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4.545cm" svg:height="3.363cm" svg:x="14.744cm" svg:y="6.184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2.88cm" svg:height="0.649cm" svg:x="14.923cm" svg:y="6.184cm">
          <draw:text-box>
            <text:p><text:span text:style-name="T3">Component 1</text:span></text:p>
          </draw:text-box>
        </draw:frame>
        <draw:custom-shape draw:style-name="gr7" draw:text-style-name="P8" xml:id="id5" draw:id="id5" draw:layer="layout" svg:width="0.38cm" svg:height="0.38cm" svg:x="19.0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8" xml:id="id6" draw:id="id6" draw:layer="layout" svg:width="0.38cm" svg:height="0.38cm" svg:x="22.5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397cm" svg:y1="7.873cm" svg:x2="22.5cm" svg:y2="7.876cm" draw:start-shape="id5" draw:start-glue-point="10" draw:end-shape="id6" draw:end-glue-point="6" svg:d="M19397 7873l3103 3" svg:viewBox="0 0 31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 draw:text-style-name="P5" draw:layer="layout" svg:width="2.88cm" svg:height="0.649cm" svg:x="22.932cm" svg:y="6.185cm">
          <draw:text-box>
            <text:p><text:span text:style-name="T3">Component 2</text:span></text:p>
          </draw:text-box>
        </draw:frame>
        <draw:custom-shape draw:style-name="gr9" draw:text-style-name="P10" draw:layer="layout" svg:width="2.47cm" svg:height="2.152cm" svg:x="15.477cm" svg:y="7.013cm">
          <text:p text:style-name="P1"><text:span text:style-name="T1">Model 1</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10" draw:text-style-name="P11" draw:layer="layout" svg:width="2.47cm" svg:height="2.152cm" svg:x="23.878cm" svg:y="7.014cm">
          <text:p text:style-name="P1"><text:span text:style-name="T1">Model B</text:span></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frame draw:style-name="gr11" draw:text-style-name="P12" draw:layer="layout" svg:width="1.148cm" svg:height="0.808cm" svg:x="18.68cm" svg:y="8.033cm">
          <draw:text-box>
            <text:p><text:span text:style-name="T5">P1</text:span></text:p>
          </draw:text-box>
        </draw:frame>
        <draw:frame draw:style-name="gr11" draw:text-style-name="P12" draw:layer="layout" svg:width="1.148cm" svg:height="0.808cm" svg:x="22.202cm" svg:y="8.097cm">
          <draw:text-box>
            <text:p><text:span text:style-name="T5">P2</text:span></text:p>
          </draw:text-box>
        </draw:frame>
        <draw:frame draw:style-name="gr11" draw:text-style-name="P12" draw:layer="layout" svg:width="1.148cm" svg:height="0.808cm" svg:x="20.481cm" svg:y="7.006cm">
          <draw:text-box>
            <text:p><text:span text:style-name="T5">G1</text:span></text:p>
          </draw:text-box>
        </draw:frame>
        <draw:frame draw:style-name="gr11" draw:text-style-name="P13" draw:layer="layout" svg:width="2.264cm" svg:height="0.808cm" svg:x="19.716cm" svg:y="9.659cm">
          <draw:text-box>
            <text:p><text:span text:style-name="T6">Ports</text:span></text:p>
          </draw:text-box>
        </draw:frame>
        <draw:line draw:style-name="gr12" draw:text-style-name="P9" draw:layer="layout" svg:x1="20.179cm" svg:y1="9.531cm" svg:x2="19.382cm" svg:y2="7.985cm">
          <text:p/>
        </draw:line>
        <draw:line draw:style-name="gr12" draw:text-style-name="P9" draw:layer="layout" svg:x1="20.179cm" svg:y1="9.531cm" svg:x2="22.442cm" svg:y2="8.049cm">
          <text:p/>
        </draw:line>
        <draw:custom-shape draw:style-name="gr13" draw:text-style-name="P9" draw:layer="layout" svg:width="0.765cm" svg:height="3.062cm" draw:transform="rotate (-1.5707963267949) translate (22.353cm 5.185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741cm" svg:y="4.54cm">
          <draw:text-box>
            <text:p><text:span text:style-name="T6">Connector</text:span></text:p>
          </draw:text-box>
        </draw:frame>
        <draw:line draw:style-name="gr14" draw:text-style-name="P9" draw:layer="layout" svg:x1="20.005cm" svg:y1="6.545cm" svg:x2="20.937cm" svg:y2="7.174cm">
          <text:p/>
        </draw:line>
        <draw:frame draw:style-name="gr11" draw:text-style-name="P13" draw:layer="layout" svg:width="2.264cm" svg:height="0.808cm" svg:x="19.227cm" svg:y="5.96cm">
          <draw:text-box>
            <text:p><text:span text:style-name="T6">Glue</text:span></text:p>
          </draw:text-box>
        </draw:frame>
        <draw:line draw:style-name="gr15" draw:text-style-name="P9" draw:layer="layout" svg:x1="15.351cm" svg:y1="11.005cm" svg:x2="17.584cm" svg:y2="11.021cm">
          <text:p/>
        </draw:line>
        <draw:frame draw:style-name="gr11" draw:text-style-name="P13" draw:layer="layout" svg:width="2.264cm" svg:height="0.808cm" svg:x="15.531cm" svg:y="11.306cm">
          <draw:text-box>
            <text:p><text:span text:style-name="T6">Sync</text:span></text:p>
          </draw:text-box>
        </draw:frame>
        <draw:line draw:style-name="gr16" draw:text-style-name="P9" draw:layer="layout" svg:x1="18.851cm" svg:y1="11.059cm" svg:x2="21.084cm" svg:y2="11.075cm">
          <text:p/>
        </draw:line>
        <draw:line draw:style-name="gr15" draw:text-style-name="P9" draw:layer="layout" svg:x1="22.111cm" svg:y1="11.101cm" svg:x2="24.344cm" svg:y2="11.117cm">
          <text:p/>
        </draw:line>
        <draw:custom-shape draw:style-name="gr17" draw:text-style-name="P14" draw:layer="layout" svg:width="1.331cm" svg:height="0.291cm" svg:x="22.355cm" svg:y="10.974cm">
          <text:p/>
          <draw:enhanced-geometry svg:viewBox="0 0 21600 21600" draw:type="rectangle" draw:enhanced-path="M 0 0 L 21600 0 21600 21600 0 21600 0 0 Z N"/>
        </draw:custom-shape>
        <draw:line draw:style-name="gr15" draw:text-style-name="P9" draw:layer="layout" svg:x1="24.726cm" svg:y1="11.133cm" svg:x2="26.959cm" svg:y2="11.149cm">
          <text:p/>
        </draw:line>
        <draw:custom-shape draw:style-name="gr17" draw:text-style-name="P14" draw:layer="layout" svg:width="0.48cm" svg:height="0.334cm" draw:transform="rotate (-1.5707963267949) translate (25.858cm 10.893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frame draw:style-name="gr11" draw:text-style-name="P13" draw:layer="layout" svg:width="2.536cm" svg:height="0.808cm" svg:x="18.631cm" svg:y="11.406cm">
          <draw:text-box>
            <text:p><text:span text:style-name="T6">Lossy Sync</text:span></text:p>
          </draw:text-box>
        </draw:frame>
        <draw:frame draw:style-name="gr11" draw:text-style-name="P13" draw:layer="layout" svg:width="2.264cm" svg:height="0.808cm" svg:x="22.231cm" svg:y="11.406cm">
          <draw:text-box>
            <text:p><text:span text:style-name="T6">FIFO1</text:span></text:p>
          </draw:text-box>
        </draw:frame>
        <draw:frame draw:style-name="gr11" draw:text-style-name="P13" draw:layer="layout" svg:width="2.264cm" svg:height="0.808cm" svg:x="24.631cm" svg:y="11.406cm">
          <draw:text-box>
            <text:p><text:span text:style-name="T6">Transform</text:span></text:p>
          </draw:text-box>
        </draw:frame>
        <draw:g>
          <draw:custom-shape draw:style-name="gr18" draw:text-style-name="P3" draw:layer="layout" svg:width="9.595cm" svg:height="8.007cm" svg:x="26.895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0.905cm" svg:height="0.905cm" svg:x="26.454cm" svg:y="21.9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15" draw:layer="layout" svg:width="9.413cm" svg:height="1.544cm" svg:x="27.037cm" svg:y="18.384cm">
            <draw:text-box>
              <text:p text:style-name="P1"><text:span text:style-name="T7">CompType2</text:span></text:p>
            </draw:text-box>
          </draw:frame>
          <draw:frame draw:style-name="gr21" draw:text-style-name="P16" draw:layer="layout" svg:width="2.734cm" svg:height="1.924cm" svg:x="26.472cm" svg:y="22.734cm">
            <draw:text-box>
              <text:p><text:span text:style-name="T8">Pa</text:span></text:p>
            </draw:text-box>
          </draw:frame>
          <draw:frame draw:style-name="gr22" draw:text-style-name="P17" draw:layer="layout" svg:width="7.626cm" svg:height="1.843cm" svg:x="27.984cm" svg:y="22.007cm">
            <draw:text-box>
              <text:p text:style-name="P1"><text:span text:style-name="T9">computation specification</text:span></text:p>
            </draw:text-box>
          </draw:frame>
        </draw:g>
        <draw:g>
          <draw:custom-shape draw:style-name="gr23" draw:text-style-name="P3" draw:layer="layout" svg:width="9.479cm" svg:height="8.007cm" svg:x="2.16cm" svg:y="18.382cm">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5" draw:layer="layout" svg:width="9.416cm" svg:height="1.543cm" svg:x="2.177cm" svg:y="18.382cm">
            <draw:text-box>
              <text:p text:style-name="P1"><text:span text:style-name="T7">CompType1</text:span></text:p>
            </draw:text-box>
          </draw:frame>
          <draw:custom-shape draw:style-name="gr25" draw:text-style-name="P8" draw:layer="layout" svg:width="0.903cm" svg:height="0.905cm" svg:x="11.108cm" svg:y="22.2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 draw:text-style-name="P18" draw:layer="layout" svg:width="3.913cm" svg:height="1.119cm" svg:x="12.877cm" svg:y="23.639cm">
            <draw:text-box>
              <text:p><text:span text:style-name="T10">Interfaces</text:span></text:p>
            </draw:text-box>
          </draw:frame>
          <draw:line draw:style-name="gr27" draw:text-style-name="P9" draw:layer="layout" svg:x1="13.16cm" svg:y1="24.055cm" svg:x2="12.305cm" svg:y2="23.625cm">
            <text:p/>
          </draw:line>
          <draw:custom-shape draw:style-name="gr28" draw:text-style-name="P8" draw:layer="layout" svg:width="0.902cm" svg:height="0.906cm" svg:x="11.111cm" svg:y="20.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9" draw:layer="layout" svg:width="2.126cm" svg:height="4.293cm" svg:x="10.491cm" svg:y="1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2" draw:layer="layout" svg:width="2.731cm" svg:height="1.924cm" svg:x="11.136cm" svg:y="21.521cm">
            <draw:text-box>
              <text:p><text:span text:style-name="T5">P2</text:span></text:p>
            </draw:text-box>
          </draw:frame>
          <draw:frame draw:style-name="gr22" draw:text-style-name="P17" draw:layer="layout" svg:width="7.626cm" svg:height="1.843cm" svg:x="2.964cm" svg:y="21.891cm">
            <draw:text-box>
              <text:p text:style-name="P1"><text:span text:style-name="T9">computation specification</text:span></text:p>
            </draw:text-box>
          </draw:frame>
          <draw:frame draw:style-name="gr21" draw:text-style-name="P18" draw:layer="layout" svg:width="5.392cm" svg:height="1.924cm" svg:x="12.924cm" svg:y="19.983cm">
            <draw:text-box>
              <text:p><text:span text:style-name="T10">Port</text:span></text:p>
            </draw:text-box>
          </draw:frame>
          <draw:line draw:style-name="gr27" draw:text-style-name="P9" draw:layer="layout" svg:x1="13.184cm" svg:y1="20.567cm" svg:x2="12.078cm" svg:y2="21.035cm">
            <text:p/>
          </draw:line>
          <draw:frame draw:style-name="gr21" draw:text-style-name="P12" draw:layer="layout" svg:width="2.731cm" svg:height="1.924cm" svg:x="11.137cm" svg:y="23.121cm">
            <draw:text-box>
              <text:p><text:span text:style-name="T5">P1</text:span></text:p>
            </draw:text-box>
          </draw:frame>
        </draw:g>
        <draw:g>
          <draw:custom-shape draw:style-name="gr30" draw:text-style-name="P19" draw:layer="layout" svg:width="8.01cm" svg:height="7.457cm" svg:x="17.6cm" svg:y="18.9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 draw:text-style-name="P8" draw:layer="layout" svg:width="1.562cm" svg:height="1.629cm" draw:transform="rotate (-0.0450294947014538) translate (18.516cm 20.005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6" draw:text-style-name="P18" draw:layer="layout" svg:width="6.206cm" svg:height="1.119cm" svg:x="18.462cm" svg:y="18.052cm">
            <draw:text-box>
              <text:p><text:span text:style-name="T11">ConnectorType1</text:span></text:p>
            </draw:text-box>
          </draw:frame>
          <draw:frame draw:style-name="gr26" draw:text-style-name="P20" draw:layer="layout" svg:width="2.182cm" svg:height="1.119cm" svg:x="15.393cm" svg:y="19.98cm">
            <draw:text-box>
              <text:p><text:span text:style-name="T12">Role</text:span></text:p>
            </draw:text-box>
          </draw:frame>
          <draw:line draw:style-name="gr27" draw:text-style-name="P9" draw:layer="layout" svg:x1="17.312cm" svg:y1="20.534cm" svg:x2="18.37cm" svg:y2="20.774cm">
            <text:p/>
          </draw:line>
          <draw:custom-shape draw:style-name="gr31" draw:text-style-name="P8" draw:layer="layout" svg:width="1.562cm" svg:height="1.629cm" draw:transform="rotate (0.0300196631343025) translate (18.62cm 23.72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1" draw:text-style-name="P8" draw:layer="layout" svg:width="1.562cm" svg:height="1.629cm" draw:transform="rotate (0.0162315620435473) translate (23.954cm 20.7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1" draw:text-style-name="P12" draw:layer="layout" svg:width="2.731cm" svg:height="1.924cm" svg:x="18.151cm" svg:y="19.768cm">
            <draw:text-box>
              <text:p><text:span text:style-name="T5">R1</text:span></text:p>
            </draw:text-box>
          </draw:frame>
          <draw:frame draw:style-name="gr21" draw:text-style-name="P12" draw:layer="layout" svg:width="2.731cm" svg:height="1.924cm" svg:x="18.224cm" svg:y="24.795cm">
            <draw:text-box>
              <text:p><text:span text:style-name="T5">R2</text:span></text:p>
            </draw:text-box>
          </draw:frame>
          <draw:frame draw:style-name="gr22" draw:text-style-name="P17" draw:layer="layout" svg:width="7.626cm" svg:height="1.843cm" svg:x="17.815cm" svg:y="21.71cm">
            <draw:text-box>
              <text:p text:style-name="P1"><text:span text:style-name="T9">glue</text:span></text:p>
              <text:p text:style-name="P1"><text:span text:style-name="T9">specification</text:span></text:p>
            </draw:text-box>
          </draw:frame>
        </draw:g>
        <draw:custom-shape draw:style-name="gr32" draw:text-style-name="P9" draw:layer="layout" svg:width="6.495cm" svg:height="3.367cm" svg:x="8.057cm" svg:y="28.922cm">
          <text:p text:style-name="P1">c1: CompType1</text:p>
          <draw:enhanced-geometry svg:viewBox="0 0 21600 21600" draw:type="rectangle" draw:enhanced-path="M 0 0 L 21600 0 21600 21600 0 21600 0 0 Z N"/>
        </draw:custom-shape>
        <draw:custom-shape draw:style-name="gr33" draw:text-style-name="P8" xml:id="id9" draw:id="id9" draw:layer="layout" svg:width="0.534cm" svg:height="0.535cm" svg:x="14.307cm" svg:y="31.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4" draw:text-style-name="P12" draw:layer="layout" svg:width="1.059cm" svg:height="0.704cm" svg:x="14.118cm" svg:y="30.022cm">
          <draw:text-box>
            <text:p><text:span text:style-name="T5">P2</text:span></text:p>
          </draw:text-box>
        </draw:frame>
        <draw:frame draw:style-name="gr34" draw:text-style-name="P12" draw:layer="layout" svg:width="1.034cm" svg:height="0.704cm" svg:x="14.119cm" svg:y="31.574cm">
          <draw:text-box>
            <text:p><text:span text:style-name="T5">P1</text:span></text:p>
          </draw:text-box>
        </draw:frame>
        <draw:custom-shape draw:style-name="gr33" draw:text-style-name="P8" xml:id="id7" draw:id="id7" draw:layer="layout" svg:width="0.534cm" svg:height="0.535cm" svg:x="14.284cm" svg:y="29.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9" draw:layer="layout" svg:width="6.495cm" svg:height="3.367cm" svg:x="23.138cm" svg:y="28.938cm">
          <text:p text:style-name="P1">c2: CompType2</text:p>
          <draw:enhanced-geometry svg:viewBox="0 0 21600 21600" draw:type="rectangle" draw:enhanced-path="M 0 0 L 21600 0 21600 21600 0 21600 0 0 Z N"/>
        </draw:custom-shape>
        <draw:frame draw:style-name="gr34" draw:text-style-name="P12" draw:layer="layout" svg:width="1.059cm" svg:height="0.704cm" svg:x="22.681cm" svg:y="30.743cm">
          <draw:text-box>
            <text:p><text:span text:style-name="T5">Pa</text:span></text:p>
          </draw:text-box>
        </draw:frame>
        <draw:custom-shape draw:style-name="gr33" draw:text-style-name="P8" xml:id="id12" draw:id="id12" draw:layer="layout" svg:width="0.534cm" svg:height="0.535cm" svg:x="22.847cm" svg:y="30.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1" draw:layer="layout" svg:width="2.483cm" svg:height="2.311cm" svg:x="17.24cm" svg:y="29.5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6" draw:text-style-name="P8" xml:id="id8" draw:id="id8" draw:layer="layout" svg:width="0.693cm" svg:height="0.722cm" draw:transform="rotate (-0.0450294947014538) translate (17.531cm 29.82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7" draw:text-style-name="P22" draw:layer="layout" svg:width="6.817cm" svg:height="1.361cm" svg:x="15.288cm" svg:y="28.574cm">
          <draw:text-box>
            <text:p><text:span text:style-name="T13">Connector1:ConnectorType1</text:span></text:p>
          </draw:text-box>
        </draw:frame>
        <draw:frame draw:style-name="gr38" draw:text-style-name="P12" draw:layer="layout" svg:width="1.091cm" svg:height="0.773cm" svg:x="17.334cm" svg:y="29.255cm">
          <draw:text-box>
            <text:p><text:span text:style-name="T5">R1</text:span></text:p>
          </draw:text-box>
        </draw:frame>
        <draw:frame draw:style-name="gr34" draw:text-style-name="P12" draw:layer="layout" svg:width="1.138cm" svg:height="0.704cm" svg:x="17.311cm" svg:y="31.468cm">
          <draw:text-box>
            <text:p><text:span text:style-name="T5">R2</text:span></text:p>
          </draw:text-box>
        </draw:frame>
        <draw:custom-shape draw:style-name="gr36" draw:text-style-name="P8" xml:id="id10" draw:id="id10" draw:layer="layout" svg:width="0.693cm" svg:height="0.722cm" draw:transform="rotate (-0.0450294947014538) translate (17.507cm 30.91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 draw:text-style-name="P8" xml:id="id11" draw:id="id11" draw:layer="layout" svg:width="0.693cm" svg:height="0.722cm" draw:transform="rotate (-0.0450294947014538) translate (19.022cm 30.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9" draw:text-style-name="P12" draw:layer="layout" svg:width="1.091cm" svg:height="0.747cm" svg:x="18.922cm" svg:y="29.595cm">
          <draw:text-box>
            <text:p><text:span text:style-name="T5">R3</text:span></text:p>
          </draw:text-box>
        </draw:frame>
        <draw:frame draw:style-name="gr39" draw:text-style-name="P12" draw:layer="layout" svg:width="1.091cm" svg:height="0.747cm" svg:x="24.263cm" svg:y="20.205cm">
          <draw:text-box>
            <text:p><text:span text:style-name="T5">R3</text:span></text:p>
          </draw:text-box>
        </draw:frame>
        <draw:connector draw:style-name="gr40" draw:text-style-name="P9" draw:layer="layout" draw:type="line" svg:x1="14.818cm" svg:y1="29.911cm" svg:x2="17.514cm" svg:y2="30.189cm" draw:start-shape="id7" draw:start-glue-point="10" draw:end-shape="id8" draw:end-glue-point="5" svg:d="M14818 29911l2696 278" svg:viewBox="0 0 2697 279">
          <text:p/>
        </draw:connector>
        <draw:connector draw:style-name="gr40" draw:text-style-name="P9" draw:layer="layout" draw:type="line" svg:x1="14.841cm" svg:y1="31.403cm" svg:x2="17.49cm" svg:y2="31.272cm" draw:start-shape="id9" draw:start-glue-point="10" draw:end-shape="id10" draw:end-glue-point="5" svg:d="M14841 31403l2649-131" svg:viewBox="0 0 2650 132">
          <text:p/>
        </draw:connector>
        <draw:connector draw:style-name="gr40" draw:text-style-name="P9" draw:layer="layout" draw:type="line" svg:x1="19.699cm" svg:y1="30.511cm" svg:x2="22.847cm" svg:y2="30.632cm" draw:start-shape="id11" draw:start-glue-point="7" draw:end-shape="id12" draw:end-glue-point="6" svg:d="M19699 30511l3148 121" svg:viewBox="0 0 3149 122">
          <text:p/>
        </draw:connector>
        <draw:frame draw:style-name="gr26" draw:text-style-name="P18" draw:layer="layout" svg:width="3.913cm" svg:height="1.119cm" svg:x="15.091cm" svg:y="32.139cm">
          <draw:text-box>
            <text:p><text:span text:style-name="T10">Binding</text:span></text:p>
          </draw:text-box>
        </draw:frame>
        <draw:line draw:style-name="gr27" draw:text-style-name="P9" draw:layer="layout" svg:x1="16.573cm" svg:y1="32.361cm" svg:x2="16.549cm" svg:y2="31.495cm">
          <text:p/>
        </draw:line>
        <draw:frame draw:style-name="gr26" draw:text-style-name="P18" draw:layer="layout" svg:width="3.913cm" svg:height="1.119cm" svg:x="19.253cm" svg:y="32.212cm">
          <draw:text-box>
            <text:p><text:span text:style-name="T10">Instances</text:span></text:p>
          </draw:text-box>
        </draw:frame>
        <draw:line draw:style-name="gr27" draw:text-style-name="P9" draw:layer="layout" svg:x1="20.854cm" svg:y1="32.433cm" svg:x2="19.316cm" svg:y2="31.28cm">
          <text:p/>
        </draw:line>
        <draw:line draw:style-name="gr27" draw:text-style-name="P9" draw:layer="layout" svg:x1="21.432cm" svg:y1="32.409cm" svg:x2="22.899cm" svg:y2="31.567cm">
          <text:p/>
        </draw:line>
        <draw:custom-shape draw:style-name="gr41" draw:text-style-name="P9" draw:layer="layout" svg:width="1.119cm" svg:height="7.847cm" svg:x="38.053cm" svg:y="18.419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2" draw:text-style-name="P23" draw:layer="layout" svg:width="5.48cm" svg:height="1.715cm" svg:x="39.635cm" svg:y="21.551cm">
          <draw:text-box>
            <text:p><text:span text:style-name="T14">domain specific </text:span></text:p>
            <text:p text:style-name="P1"><text:span text:style-name="T14">ADL</text:span></text:p>
          </draw:text-box>
        </draw:frame>
        <draw:custom-shape draw:style-name="gr43" draw:text-style-name="P9" draw:layer="layout" svg:width="0.987cm" svg:height="4.313cm" svg:x="38.119cm" svg:y="28.497cm">
          <text:p/>
          <draw:enhanced-geometry svg:viewBox="0 0 21600 21600" draw:mirror-vertical="true" draw:mirror-horizontal="false" draw:glue-points="0 0 0 21600 21600 10800" draw:text-areas="0 ?f9 7800 ?f10" draw:type="right-brace" draw:modifiers="1800 10656.88073394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23" draw:layer="layout" svg:width="5.705cm" svg:height="1.715cm" svg:x="39.398cm" svg:y="29.873cm">
          <draw:text-box>
            <text:p text:style-name="P1"><text:span text:style-name="T14">A model defined </text:span></text:p>
            <text:p text:style-name="P1"><text:span text:style-name="T14">by using the ADL</text:span></text:p>
          </draw:text-box>
        </draw:frame>
      </draw:page>
      <draw:page draw:name="page3" draw:style-name="dp1" draw:master-page-name="Default">
        <draw:custom-shape draw:style-name="gr9" draw:text-style-name="P10" draw:layer="layout" svg:width="2.596cm" svg:height="2.337cm" svg:x="17.051cm" svg:y="6.703cm">
          <text:p text:style-name="P1"><text:span text:style-name="T1"/></text:p>
          <text:p text:style-name="P1"><text:span text:style-name="T1">Language 1</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3" draw:id="id13" draw:layer="layout" svg:width="0.38cm" svg:height="0.38cm" svg:x="19.217cm" svg:y="7.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draw:layer="layout" svg:width="2.502cm" svg:height="2.291cm" svg:x="22.266cm" svg:y="6.72cm">
          <text:p text:style-name="P1"><text:span text:style-name="T1"/></text:p>
          <text:p text:style-name="P1"><text:span text:style-name="T1">Language B</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glue-points="10800 0 0 10800 10800 21600 21600 10800" draw:type="flowchart-process" draw:enhanced-path="M 0 0 L 21600 0 21600 21600 0 21600 0 0 Z N"/>
        </draw:custom-shape>
        <draw:custom-shape draw:style-name="gr7" draw:text-style-name="P8" xml:id="id14" draw:id="id14" draw:layer="layout" svg:width="0.38cm" svg:height="0.38cm" svg:x="22.4cm" svg:y="7.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9" draw:layer="layout" draw:type="line" svg:x1="19.597cm" svg:y1="7.873cm" svg:x2="22.4cm" svg:y2="7.876cm" draw:start-shape="id13" draw:start-glue-point="10" draw:end-shape="id14" draw:end-glue-point="6" svg:d="M19597 7873l2803 3" svg:viewBox="0 0 2804 4">
          <text:p/>
        </draw:connector>
        <draw:custom-shape draw:style-name="gr7" draw:text-style-name="P8" draw:layer="layout" svg:width="0.656cm" svg:height="0.684cm" svg:x="20.662cm" svg:y="7.51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1" draw:text-style-name="P12" draw:layer="layout" svg:width="1.148cm" svg:height="0.808cm" svg:x="18.38cm" svg:y="7.533cm">
          <draw:text-box>
            <text:p><text:span text:style-name="T5">C1</text:span></text:p>
          </draw:text-box>
        </draw:frame>
        <draw:frame draw:style-name="gr11" draw:text-style-name="P12" draw:layer="layout" svg:width="1.148cm" svg:height="0.808cm" svg:x="22.602cm" svg:y="7.497cm">
          <draw:text-box>
            <text:p><text:span text:style-name="T5">C2</text:span></text:p>
          </draw:text-box>
        </draw:frame>
        <draw:frame draw:style-name="gr11" draw:text-style-name="P12" draw:layer="layout" svg:width="1.148cm" svg:height="0.808cm" svg:x="20.481cm" svg:y="6.806cm">
          <draw:text-box>
            <text:p><text:span text:style-name="T5">R1</text:span></text:p>
          </draw:text-box>
        </draw:frame>
        <draw:frame draw:style-name="gr11" draw:text-style-name="P13" draw:layer="layout" svg:width="2.264cm" svg:height="0.808cm" svg:x="19.745cm" svg:y="9.336cm">
          <draw:text-box>
            <text:p><text:span text:style-name="T6">Concepts</text:span></text:p>
          </draw:text-box>
        </draw:frame>
        <draw:line draw:style-name="gr12" draw:text-style-name="P9" draw:layer="layout" svg:x1="20.505cm" svg:y1="9.305cm" svg:x2="19.382cm" svg:y2="7.985cm">
          <text:p/>
        </draw:line>
        <draw:line draw:style-name="gr12" draw:text-style-name="P9" draw:layer="layout" svg:x1="20.52cm" svg:y1="9.305cm" svg:x2="22.442cm" svg:y2="8.049cm">
          <text:p/>
        </draw:line>
        <draw:custom-shape draw:style-name="gr13" draw:text-style-name="P9" draw:layer="layout" svg:width="0.765cm" svg:height="2.356cm" draw:transform="rotate (-1.5707963267949) translate (22.122cm 6.326cm)">
          <text:p/>
          <draw:enhanced-geometry svg:viewBox="0 0 21600 21600" draw:mirror-vertical="true"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3" draw:layer="layout" svg:width="2.264cm" svg:height="0.808cm" svg:x="19.878cm" svg:y="5.46cm">
          <draw:text-box>
            <text:p><text:span text:style-name="T6">Connector</text:span></text:p>
          </draw:text-box>
        </draw:frame>
      </draw:page>
      <draw:page draw:name="page4" draw:style-name="dp1" draw:master-page-name="Default">
        <draw:custom-shape draw:style-name="gr45" draw:text-style-name="P24" draw:layer="layout" svg:width="3.869cm" svg:height="4.191cm" svg:x="25.965cm" svg:y="2.9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6" draw:text-style-name="P25" draw:layer="layout" svg:width="2.881cm" svg:height="0.985cm" svg:x="27.302cm" svg:y="2.96cm">
          <draw:text-box>
            <text:p><text:span text:style-name="T15">Language 2</text:span></text:p>
          </draw:text-box>
        </draw:frame>
        <draw:custom-shape draw:style-name="gr47" draw:text-style-name="P26" draw:layer="layout" svg:width="3.791cm" svg:height="4.318cm" svg:x="10.928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0.864cm" svg:y="2.729cm">
          <draw:text-box>
            <text:p text:style-name="P1"><text:span text:style-name="T15">Language 1</text:span></text:p>
          </draw:text-box>
        </draw:frame>
        <draw:g>
          <draw:glue-point draw:id="4" svg:x="3.356cm" svg:y="-4.643cm"/>
          <draw:glue-point draw:id="5" svg:x="3.029cm" svg:y="-4.922cm"/>
          <draw:custom-shape draw:style-name="gr49" draw:text-style-name="P28" draw:layer="layout" svg:width="3.209cm" svg:height="3.259cm" svg:x="11.062cm" svg:y="10.3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11.104cm" svg:y="10.206cm">
            <draw:text-box>
              <text:p><text:span text:style-name="T16">Model 1</text:span></text:p>
            </draw:text-box>
          </draw:frame>
          <draw:custom-shape draw:style-name="gr49" draw:text-style-name="P28" draw:layer="layout" svg:width="3.21cm" svg:height="3.259cm" svg:x="11.287cm" svg:y="10.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396cm" svg:y="10.66cm">
            <draw:text-box>
              <text:p><text:span text:style-name="T16">Model 2</text:span></text:p>
            </draw:text-box>
          </draw:frame>
          <draw:custom-shape draw:style-name="gr49" draw:text-style-name="P28" draw:layer="layout" svg:width="3.21cm" svg:height="3.259cm" svg:x="11.509cm" svg:y="11.1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11.697cm" svg:y="11.06cm">
            <draw:text-box>
              <text:p><text:span text:style-name="T16">Model 3</text:span></text:p>
            </draw:text-box>
          </draw:frame>
        </draw:g>
        <draw:g>
          <draw:glue-point draw:id="4" svg:x="-4.86cm" svg:y="-4.573cm"/>
          <draw:glue-point draw:id="5" svg:x="-4.647cm" svg:y="-5cm"/>
          <draw:custom-shape draw:style-name="gr52" draw:text-style-name="P30" draw:layer="layout" svg:width="3.118cm" svg:height="3.239cm" svg:x="25.767cm" svg:y="10.73cm">
            <text:p/>
            <draw:enhanced-geometry svg:viewBox="0 0 21600 21600" draw:glue-points="10800 0 0 10800 10800 21600 21600 10800" draw:type="flowchart-process" draw:enhanced-path="M 0 0 L 21600 0 21600 21600 0 21600 0 0 Z N"/>
          </draw:custom-shape>
          <draw:custom-shape draw:style-name="gr52" draw:text-style-name="P30" draw:layer="layout" svg:width="3.052cm" svg:height="3.195cm" svg:x="26.117cm" svg:y="11.155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25.807cm" svg:y="10.695cm">
            <draw:text-box>
              <text:p><text:span text:style-name="T16">Model A</text:span></text:p>
            </draw:text-box>
          </draw:frame>
          <draw:frame draw:style-name="gr50" draw:text-style-name="P29" draw:layer="layout" svg:width="1.79cm" svg:height="0.624cm" svg:x="26.255cm" svg:y="11.077cm">
            <draw:text-box>
              <text:p><text:span text:style-name="T16">Model B</text:span></text:p>
            </draw:text-box>
          </draw:frame>
          <draw:custom-shape draw:style-name="gr52" draw:text-style-name="P30" draw:layer="layout" svg:width="3.022cm" svg:height="3.195cm" svg:x="26.431cm" svg:y="11.556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41cm" svg:height="0.624cm" svg:x="26.677cm" svg:y="11.478cm">
            <draw:text-box>
              <text:p><text:span text:style-name="T16">Model C</text:span></text:p>
            </draw:text-box>
          </draw:frame>
        </draw:g>
        <draw:g>
          <draw:line draw:style-name="gr53" draw:text-style-name="P9" draw:layer="layout" svg:x1="28.377cm" svg:y1="10.421cm" svg:x2="28.377cm" svg:y2="7.096cm">
            <text:p/>
          </draw:line>
          <draw:frame draw:style-name="gr54" draw:text-style-name="P31" draw:layer="layout" svg:width="3.683cm" svg:height="0.808cm" svg:x="25.905cm" svg:y="8.01cm">
            <draw:text-box>
              <text:p><text:span text:style-name="T17">&lt;&lt;Conforms To&gt;&gt;</text:span></text:p>
            </draw:text-box>
          </draw:frame>
        </draw:g>
        <draw:g>
          <draw:line draw:style-name="gr53" draw:text-style-name="P9" draw:layer="layout" svg:x1="13.265cm" svg:y1="10.319cm" svg:x2="13.265cm" svg:y2="7.096cm">
            <text:p/>
          </draw:line>
          <draw:frame draw:style-name="gr55" draw:text-style-name="P31" draw:layer="layout" svg:width="3.683cm" svg:height="0.783cm" svg:x="10.793cm" svg:y="7.982cm">
            <draw:text-box>
              <text:p><text:span text:style-name="T17">&lt;&lt;Conforms To&gt;&gt;</text:span></text:p>
            </draw:text-box>
          </draw:frame>
        </draw:g>
        <draw:custom-shape draw:style-name="gr56" draw:text-style-name="P32" draw:layer="layout" svg:width="2.619cm" svg:height="1.275cm" svg:x="10.984cm" svg:y="3.741cm">
          <text:p text:style-name="P1"><text:span text:style-name="T18">Syntac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5.542cm">
          <text:p text:style-name="P1"><text:span text:style-name="T18">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6" draw:layer="layout" svg:width="2.415cm" svg:height="3.106cm" svg:x="14.093cm" svg:y="3.4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13.985cm" svg:y="3.533cm">
          <draw:text-box>
            <text:p text:style-name="P1"><text:span text:style-name="T15">Interface 1</text:span></text:p>
          </draw:text-box>
        </draw:frame>
        <draw:custom-shape draw:style-name="gr45" draw:text-style-name="P24" draw:layer="layout" svg:width="2.191cm" svg:height="3.106cm" svg:x="24.194cm" svg:y="3.40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086cm" svg:y="3.533cm">
          <draw:text-box>
            <text:p text:style-name="P1"><text:span text:style-name="T15">Interface 2</text:span></text:p>
          </draw:text-box>
        </draw:frame>
        <draw:custom-shape draw:style-name="gr7" draw:text-style-name="P8" xml:id="id15" draw:id="id15" draw:layer="layout" svg:width="0.493cm" svg:height="0.46cm" svg:x="15.237cm" svg:y="4.573cm">
          <text:p text:style-name="P1"/>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6" draw:text-style-name="P32" draw:layer="layout" svg:width="2.619cm" svg:height="1.275cm" svg:x="10.984cm" svg:y="5.441cm">
          <text:p text:style-name="P1"><text:span text:style-name="T18">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32" draw:layer="layout" svg:width="2.619cm" svg:height="1.275cm" svg:x="27.185cm" svg:y="3.742cm">
          <text:p text:style-name="P1"><text:span text:style-name="T18">Syntac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7" draw:id="id17" draw:layer="layout" svg:width="0.493cm" svg:height="0.46cm" svg:x="15.262cm" svg:y="5.5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6" draw:id="id16" draw:layer="layout" svg:width="0.493cm" svg:height="0.46cm" svg:x="24.922cm" svg:y="4.65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18" draw:id="id18" draw:layer="layout" svg:width="0.493cm" svg:height="0.46cm" svg:x="24.947cm" svg:y="5.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5.73cm" svg:y1="4.804cm" svg:x2="24.923cm" svg:y2="4.882cm" draw:start-shape="id15" draw:start-glue-point="10" draw:end-shape="id16" draw:end-glue-point="6" svg:d="M15730 4804c6787 0 2191 78 9193 78" svg:viewBox="0 0 9194 79">
          <text:p/>
        </draw:connector>
        <draw:connector draw:style-name="gr58" draw:text-style-name="P9" draw:layer="layout" draw:type="curve" draw:line-skew="-0.342cm" svg:x1="15.755cm" svg:y1="5.79cm" svg:x2="24.948cm" svg:y2="5.946cm" draw:start-shape="id17" draw:start-glue-point="10" draw:end-shape="id18" draw:end-glue-point="6" svg:d="M15755 5790c6381 0 1785 156 9193 156" svg:viewBox="0 0 9194 157">
          <text:p/>
        </draw:connector>
        <draw:frame draw:style-name="gr59" draw:text-style-name="P33" draw:layer="layout" svg:width="7.386cm" svg:height="0.873cm" svg:x="17.094cm" svg:y="2.49cm">
          <draw:text-box>
            <text:p><text:span text:style-name="T19">correspondence </text:span><text:span text:style-name="T20"><text:s/>&lt;c, f&gt;</text:span></text:p>
          </draw:text-box>
        </draw:frame>
        <draw:frame draw:style-name="gr59" draw:text-style-name="P33" draw:layer="layout" svg:width="6.918cm" svg:height="0.873cm" svg:x="17.276cm" svg:y="6.253cm">
          <draw:text-box>
            <text:p><text:span text:style-name="T19">correspondence </text:span><text:span text:style-name="T20">&lt;e, g&gt;</text:span></text:p>
          </draw:text-box>
        </draw:frame>
        <draw:frame draw:style-name="gr59" draw:text-style-name="P33" draw:layer="layout" svg:width="6.303cm" svg:height="0.873cm" svg:x="17.303cm" svg:y="3.398cm">
          <draw:text-box>
            <text:p><text:span text:style-name="T19">coordination &lt;</text:span><text:span text:style-name="T20">c, f&gt;</text:span></text:p>
          </draw:text-box>
        </draw:frame>
        <draw:frame draw:style-name="gr59" draw:text-style-name="P33" draw:layer="layout" svg:width="6.303cm" svg:height="0.873cm" svg:x="17.305cm" svg:y="7.109cm">
          <draw:text-box>
            <text:p><text:span text:style-name="T19">coordination </text:span><text:span text:style-name="T20">&lt;e, g&gt;&gt;</text:span></text:p>
          </draw:text-box>
        </draw:frame>
        <draw:g>
          <draw:line draw:style-name="gr53" draw:text-style-name="P9" draw:layer="layout" svg:x1="19.992cm" svg:y1="12.835cm" svg:x2="19.992cm" svg:y2="8.132cm">
            <text:p/>
          </draw:line>
          <draw:frame draw:style-name="gr60" draw:text-style-name="P31" draw:layer="layout" svg:width="3.683cm" svg:height="1.161cm" svg:x="17.52cm" svg:y="9.426cm">
            <draw:text-box>
              <text:p><text:span text:style-name="T17">&lt;&lt;Conforms To&gt;&gt;</text:span></text:p>
            </draw:text-box>
          </draw:frame>
        </draw:g>
        <draw:frame draw:style-name="gr61" draw:text-style-name="P34" draw:layer="layout" svg:width="1.239cm" svg:height="0.886cm" svg:x="14.293cm" svg:y="4.256cm">
          <draw:text-box>
            <text:p><text:span text:style-name="T21">c</text:span></text:p>
          </draw:text-box>
        </draw:frame>
        <draw:frame draw:style-name="gr61" draw:text-style-name="P34" draw:layer="layout" svg:width="1.239cm" svg:height="0.886cm" svg:x="14.316cm" svg:y="5.365cm">
          <draw:text-box>
            <text:p><text:span text:style-name="T21">e</text:span></text:p>
          </draw:text-box>
        </draw:frame>
        <draw:frame draw:style-name="gr61" draw:text-style-name="P34" draw:layer="layout" svg:width="1.239cm" svg:height="0.886cm" svg:x="25.371cm" svg:y="4.483cm">
          <draw:text-box>
            <text:p><text:span text:style-name="T21">f</text:span></text:p>
          </draw:text-box>
        </draw:frame>
        <draw:frame draw:style-name="gr61" draw:text-style-name="P34" draw:layer="layout" svg:width="1.239cm" svg:height="0.886cm" svg:x="25.443cm" svg:y="5.509cm">
          <draw:text-box>
            <text:p><text:span text:style-name="T21">g</text:span></text:p>
          </draw:text-box>
        </draw:frame>
        <draw:custom-shape draw:style-name="gr47" draw:text-style-name="P26" draw:layer="layout" svg:width="2.415cm" svg:height="3.106cm" svg:x="13.318cm" svg:y="11.77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5" draw:text-style-name="P24" draw:layer="layout" svg:width="2.191cm" svg:height="3.106cm" svg:x="24.619cm" svg:y="11.87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8" draw:text-style-name="P27" draw:layer="layout" svg:width="2.521cm" svg:height="0.708cm" svg:x="24.511cm" svg:y="12.004cm">
          <draw:text-box>
            <text:p text:style-name="P1"><text:span text:style-name="T15">Interface 2</text:span></text:p>
          </draw:text-box>
        </draw:frame>
        <draw:custom-shape draw:style-name="gr7" draw:text-style-name="P8" xml:id="id19" draw:id="id19" draw:layer="layout" svg:width="0.493cm" svg:height="0.46cm" svg:x="14.462cm" svg:y="12.9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1" draw:id="id21" draw:layer="layout" svg:width="0.493cm" svg:height="0.46cm" svg:x="14.487cm" svg:y="13.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0" draw:id="id20" draw:layer="layout" svg:width="0.493cm" svg:height="0.46cm" svg:x="25.347cm" svg:y="13.1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7" draw:text-style-name="P8" xml:id="id22" draw:id="id22" draw:layer="layout" svg:width="0.493cm" svg:height="0.46cm" svg:x="25.372cm" svg:y="14.1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57" draw:text-style-name="P9" draw:layer="layout" draw:type="curve" draw:line-skew="-0.071cm" svg:x1="14.955cm" svg:y1="13.175cm" svg:x2="25.348cm" svg:y2="13.353cm" draw:start-shape="id19" draw:start-glue-point="10" draw:end-shape="id20" draw:end-glue-point="6" svg:d="M14955 13175c7687 0 2491 178 10393 178" svg:viewBox="0 0 10394 179">
          <text:p/>
        </draw:connector>
        <draw:connector draw:style-name="gr58" draw:text-style-name="P9" draw:layer="layout" draw:type="curve" draw:line-skew="-0.342cm" svg:x1="14.98cm" svg:y1="14.161cm" svg:x2="25.373cm" svg:y2="14.417cm" draw:start-shape="id21" draw:start-glue-point="10" draw:end-shape="id22" draw:end-glue-point="6" svg:d="M14980 14161c7281 0 2085 256 10393 256" svg:viewBox="0 0 10394 257">
          <text:p/>
        </draw:connector>
        <draw:frame draw:style-name="gr62" draw:text-style-name="P34" draw:layer="layout" svg:width="1.239cm" svg:height="1.278cm" svg:x="13.452cm" svg:y="12.569cm">
          <draw:text-box>
            <text:p><text:span text:style-name="T21">c</text:span><text:span text:style-name="T22">1</text:span></text:p>
          </draw:text-box>
        </draw:frame>
        <draw:frame draw:style-name="gr62" draw:text-style-name="P34" draw:layer="layout" svg:width="1.239cm" svg:height="1.278cm" svg:x="13.408cm" svg:y="13.648cm">
          <draw:text-box>
            <text:p><text:span text:style-name="T21">e</text:span><text:span text:style-name="T22">2</text:span></text:p>
          </draw:text-box>
        </draw:frame>
        <draw:frame draw:style-name="gr63" draw:text-style-name="P34" draw:layer="layout" svg:width="1.239cm" svg:height="1.374cm" svg:x="25.906cm" svg:y="12.679cm">
          <draw:text-box>
            <text:p><text:span text:style-name="T21">f</text:span><text:span text:style-name="T23">1</text:span></text:p>
          </draw:text-box>
        </draw:frame>
        <draw:frame draw:style-name="gr63" draw:text-style-name="P34" draw:layer="layout" svg:width="1.239cm" svg:height="1.374cm" svg:x="25.846cm" svg:y="13.649cm">
          <draw:text-box>
            <text:p><text:span text:style-name="T21">g</text:span><text:span text:style-name="T23">3</text:span></text:p>
          </draw:text-box>
        </draw:frame>
        <draw:frame draw:style-name="gr48" draw:text-style-name="P27" draw:layer="layout" svg:width="2.521cm" svg:height="0.708cm" svg:x="13.395cm" svg:y="11.893cm">
          <draw:text-box>
            <text:p text:style-name="P1"><text:span text:style-name="T15">Interface 1</text:span></text:p>
          </draw:text-box>
        </draw:frame>
        <draw:g>
          <draw:line draw:style-name="gr53" draw:text-style-name="P9" draw:layer="layout" svg:x1="15.674cm" svg:y1="11.596cm" svg:x2="15.674cm" svg:y2="6.66cm">
            <text:p/>
          </draw:line>
          <draw:frame draw:style-name="gr64" draw:text-style-name="P31" draw:layer="layout" svg:width="3.683cm" svg:height="1.523cm" svg:x="13.202cm" svg:y="8.016cm">
            <draw:text-box>
              <text:p><text:span text:style-name="T17"/></text:p>
              <text:p><text:span text:style-name="T17"/></text:p>
              <text:p><text:span text:style-name="T17">&lt;&lt;Conforms To&gt;&gt;</text:span></text:p>
            </draw:text-box>
          </draw:frame>
        </draw:g>
        <draw:g>
          <draw:line draw:style-name="gr53" draw:text-style-name="P9" draw:layer="layout" svg:x1="24.983cm" svg:y1="11.659cm" svg:x2="24.983cm" svg:y2="6.723cm">
            <text:p/>
          </draw:line>
          <draw:frame draw:style-name="gr64" draw:text-style-name="P31" draw:layer="layout" svg:width="3.683cm" svg:height="1.523cm" svg:x="22.511cm" svg:y="8.079cm">
            <draw:text-box>
              <text:p><text:span text:style-name="T17"/></text:p>
              <text:p><text:span text:style-name="T17"/></text:p>
              <text:p><text:span text:style-name="T17">&lt;&lt;Conforms To&gt;&gt;</text:span></text:p>
            </draw:text-box>
          </draw:frame>
        </draw:g>
      </draw:page>
      <draw:page draw:name="page5" draw:style-name="dp1" draw:master-page-name="Default">
        <draw:frame draw:style-name="gr48" draw:text-style-name="P27" draw:layer="layout" svg:width="2.521cm" svg:height="0.708cm" svg:x="11.964cm" svg:y="2.729cm">
          <draw:text-box>
            <text:p text:style-name="P1"><text:span text:style-name="T15">Language 1</text:span></text:p>
          </draw:text-box>
        </draw:frame>
        <draw:frame draw:style-name="gr48" draw:text-style-name="P27" draw:layer="layout" svg:width="2.521cm" svg:height="0.708cm" svg:x="14.76cm" svg:y="2.864cm">
          <draw:text-box>
            <text:p text:style-name="P1"><text:span text:style-name="T15">Interface 1</text:span></text:p>
          </draw:text-box>
        </draw:frame>
        <draw:frame draw:style-name="gr59" draw:text-style-name="P33" draw:layer="layout" svg:width="7.386cm" svg:height="0.873cm" svg:x="16.87cm" svg:y="3.542cm">
          <draw:text-box>
            <text:p><text:span text:style-name="T19">Correspondence matching</text:span></text:p>
          </draw:text-box>
        </draw:frame>
        <draw:frame draw:style-name="gr65" draw:text-style-name="P33" draw:layer="layout" svg:width="3.766cm" svg:height="1.763cm" svg:x="18.501cm" svg:y="5.169cm">
          <draw:text-box>
            <text:p><text:span text:style-name="T19">coordination</text:span></text:p>
          </draw:text-box>
        </draw:frame>
        <draw:custom-shape draw:style-name="gr66" draw:text-style-name="P35" draw:layer="layout" svg:width="3.572cm" svg:height="4.821cm" svg:x="11.43cm" svg:y="2.5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7" draw:text-style-name="P36" draw:layer="layout" svg:width="2.415cm" svg:height="3.106cm" svg:x="13.533cm" svg:y="3.4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8" draw:text-style-name="P37" xml:id="id23" draw:id="id23" draw:layer="layout" svg:width="0.405cm" svg:height="0.359cm" svg:x="14.621cm" svg:y="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4" draw:id="id24" draw:layer="layout" svg:width="0.405cm" svg:height="0.359cm" svg:x="14.621cm" svg:y="5.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frame draw:style-name="gr48" draw:text-style-name="P27" draw:layer="layout" svg:width="2.521cm" svg:height="0.708cm" svg:x="24.536cm" svg:y="2.771cm">
          <draw:text-box>
            <text:p text:style-name="P1"><text:span text:style-name="T15">Language 2</text:span></text:p>
          </draw:text-box>
        </draw:frame>
        <draw:frame draw:style-name="gr48" draw:text-style-name="P27" draw:layer="layout" svg:width="2.521cm" svg:height="0.708cm" svg:x="22.506cm" svg:y="2.863cm">
          <draw:text-box>
            <text:p text:style-name="P1"><text:span text:style-name="T15">Interface 2</text:span></text:p>
          </draw:text-box>
        </draw:frame>
        <draw:custom-shape draw:style-name="gr70" draw:text-style-name="P39" draw:layer="layout" svg:width="3.713cm" svg:height="4.601cm" svg:x="24.773cm" svg:y="2.704cm">
          <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1" draw:text-style-name="P9" draw:layer="layout" draw:type="line" svg:x1="14.825cm" svg:y1="4.52cm" svg:x2="14.825cm" svg:y2="5.762cm" draw:start-shape="id23" draw:start-glue-point="4" draw:end-shape="id24" draw:end-glue-point="8" svg:d="M14825 4520v1242" svg:viewBox="0 0 1 1243">
          <text:p/>
        </draw:connector>
        <draw:custom-shape draw:style-name="gr67" draw:text-style-name="P36" draw:layer="layout" svg:width="2.415cm" svg:height="3.106cm" svg:x="23.993cm" svg:y="3.44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2" draw:text-style-name="P41" draw:layer="layout" svg:width="3.393cm" svg:height="0.984cm" svg:x="24.756cm" svg:y="5.083cm">
          <text:p text:style-name="P40"><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1" draw:layer="layout" svg:width="3.379cm" svg:height="0.891cm" svg:x="24.726cm" svg:y="3.783cm">
          <text:p text:style-name="P40"><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9" draw:layer="layout" draw:type="line" svg:x1="15.026cm" svg:y1="4.342cm" svg:x2="24.522cm" svg:y2="4.342cm" draw:start-shape="id23" draw:start-glue-point="10" draw:end-shape="id25" draw:end-glue-point="6" svg:d="M15026 4342h9496" svg:viewBox="0 0 9497 1">
          <text:p/>
        </draw:connector>
        <draw:connector draw:style-name="gr75" draw:text-style-name="P9" draw:layer="layout" draw:type="line" svg:x1="15.026cm" svg:y1="5.942cm" svg:x2="24.522cm" svg:y2="5.942cm" draw:start-shape="id24" draw:start-glue-point="10" draw:end-shape="id26" draw:end-glue-point="6" svg:d="M15026 5942h9496" svg:viewBox="0 0 9497 1">
          <text:p/>
        </draw:connector>
        <draw:custom-shape draw:style-name="gr68" draw:text-style-name="P37" xml:id="id25" draw:id="id25" draw:layer="layout" svg:width="0.405cm" svg:height="0.359cm" svg:x="24.521cm" svg:y="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69" draw:text-style-name="P38" xml:id="id26" draw:id="id26" draw:layer="layout" svg:width="0.405cm" svg:height="0.359cm" svg:x="24.521cm" svg:y="5.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onnector draw:style-name="gr76" draw:text-style-name="P9" draw:layer="layout" draw:type="line" svg:x1="24.725cm" svg:y1="4.532cm" svg:x2="24.725cm" svg:y2="5.774cm" svg:d="M24725 4532v1242" svg:viewBox="0 0 1 1243">
          <text:p/>
        </draw:connector>
        <draw:custom-shape draw:style-name="gr72" draw:text-style-name="P41" draw:layer="layout" svg:width="3.393cm" svg:height="0.984cm" svg:x="11.656cm" svg:y="5.083cm">
          <text:p text:style-name="P42"><text:span text:style-name="T18">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41" draw:layer="layout" svg:width="3.379cm" svg:height="0.891cm" svg:x="11.626cm" svg:y="3.783cm">
          <text:p text:style-name="P42"><text:span text:style-name="T18">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36" draw:id="id36"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3" draw:id="id43"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27" draw:id="id27" draw:layer="layout" svg:width="3.445cm" svg:height="2.399cm" svg:x="10.73cm" svg:y="4.831cm">
          <text:p/>
          <draw:enhanced-geometry svg:viewBox="0 0 21600 21600" draw:type="rectangle" draw:enhanced-path="M 0 0 L 21600 0 21600 21600 0 21600 0 0 Z N"/>
        </draw:custom-shape>
        <draw:custom-shape draw:style-name="gr82" draw:text-style-name="P45" draw:layer="layout" svg:width="3.445cm" svg:height="0.861cm" svg:x="10.73cm" svg:y="4.831cm">
          <text:p text:style-name="P1">Task</text:p>
          <draw:enhanced-geometry svg:viewBox="0 0 21600 21600" draw:type="rectangle" draw:enhanced-path="M 0 0 L 21600 0 21600 21600 0 21600 0 0 Z N"/>
        </draw:custom-shape>
        <draw:custom-shape draw:style-name="gr81" draw:text-style-name="P45" xml:id="id28" draw:id="id28" draw:layer="layout" svg:width="3.445cm" svg:height="2.399cm" svg:x="21.272cm" svg:y="4.6cm">
          <text:p/>
          <draw:enhanced-geometry svg:viewBox="0 0 21600 21600" draw:type="rectangle" draw:enhanced-path="M 0 0 L 21600 0 21600 21600 0 21600 0 0 Z N"/>
        </draw:custom-shape>
        <draw:custom-shape draw:style-name="gr82" draw:text-style-name="P45" draw:layer="layout" svg:width="3.445cm" svg:height="0.861cm" svg:x="21.272cm" svg:y="4.6cm">
          <text:p text:style-name="P1">Processor</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27" draw:start-glue-point="1" draw:end-shape="id28" draw:end-glue-point="3" svg:d="M14175 6030c5322 0 1774-231 7097-231" svg:viewBox="0 0 7098 232">
          <text:p/>
        </draw:connector>
        <draw:frame draw:style-name="gr83" draw:text-style-name="P46" draw:layer="layout" svg:width="4.891cm" svg:height="1.057cm" svg:x="15.291cm" svg:y="4.553cm">
          <draw:text-box>
            <text:p>SWdeployment</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29" draw:id="id29" draw:layer="layout" svg:width="3.445cm" svg:height="2.399cm" svg:x="10.822cm" svg:y="13.123cm">
          <text:p/>
          <draw:enhanced-geometry svg:viewBox="0 0 21600 21600" draw:type="rectangle" draw:enhanced-path="M 0 0 L 21600 0 21600 21600 0 21600 0 0 Z N"/>
        </draw:custom-shape>
        <draw:custom-shape draw:style-name="gr85" draw:text-style-name="P45" draw:layer="layout" svg:width="3.445cm" svg:height="0.861cm" svg:x="10.822cm" svg:y="13.123cm">
          <text:p text:style-name="P1">Task1</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30" draw:id="id30" draw:layer="layout" svg:width="3.445cm" svg:height="2.399cm" svg:x="21.272cm" svg:y="13.046cm">
          <text:p/>
          <draw:enhanced-geometry svg:viewBox="0 0 21600 21600" draw:type="rectangle" draw:enhanced-path="M 0 0 L 21600 0 21600 21600 0 21600 0 0 Z N"/>
        </draw:custom-shape>
        <draw:custom-shape draw:style-name="gr85" draw:text-style-name="P45" draw:layer="layout" svg:width="3.445cm" svg:height="0.861cm" svg:x="21.272cm" svg:y="13.046cm">
          <text:p text:style-name="P1">Processor1</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29" draw:start-glue-point="1" draw:end-shape="id30" draw:end-glue-point="3" svg:d="M14267 14322c5253 0 1751-77 7005-77" svg:viewBox="0 0 7006 78">
          <text:p/>
        </draw:connector>
        <draw:frame draw:style-name="gr83" draw:text-style-name="P46" draw:layer="layout" svg:width="5.351cm" svg:height="1.057cm" svg:x="15.146cm" svg:y="12.56cm">
          <draw:text-box>
            <text:p>SWdeploymentA</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39" draw:id="id39"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41" draw:id="id41"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33" draw:id="id33"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44" draw:id="id44"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24" xml:id="id31" draw:id="id31"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32" draw:id="id32">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31" draw:start-glue-point="5" draw:end-shape="id32" draw:end-glue-point="0" svg:d="M41635 38728v312h-1v312" svg:viewBox="0 0 2 625">
          <text:p/>
        </draw:connector>
        <draw:custom-shape draw:style-name="gr97" draw:text-style-name="P49" xml:id="id34" draw:id="id34"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33" draw:start-glue-point="3" draw:end-shape="id34" draw:end-glue-point="7" svg:d="M24401 32051h-276v2953h-5v2209" svg:viewBox="0 0 282 5163">
          <text:p/>
        </draw:connector>
        <draw:g xml:id="id35" draw:id="id35">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34" draw:start-glue-point="5" draw:end-shape="id35"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37" draw:id="id37"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36" draw:start-glue-point="4" draw:end-shape="id37" draw:end-glue-point="7" svg:d="M31590 32764v1855h6v2581" svg:viewBox="0 0 7 4437">
          <text:p/>
        </draw:connector>
        <draw:g xml:id="id38" draw:id="id38">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37" draw:start-glue-point="5" draw:end-shape="id38" svg:d="M31596 38740v567" svg:viewBox="0 0 1 568">
          <text:p/>
        </draw:connector>
        <draw:custom-shape draw:style-name="gr102" draw:text-style-name="P43" xml:id="id40" draw:id="id40"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33" draw:start-glue-point="1" draw:end-shape="id36" svg:d="M27696 32051h3553" svg:viewBox="0 0 3554 1">
          <text:p/>
        </draw:connector>
        <draw:frame draw:style-name="gr104" draw:text-style-name="P52"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39" draw:start-glue-point="6" draw:end-shape="id34" draw:end-glue-point="4" svg:d="M26250 36597v1374h-1255" svg:viewBox="0 0 1256 1375">
          <text:p/>
        </draw:connector>
        <draw:connector draw:style-name="gr15" draw:text-style-name="P9" draw:layer="layout" svg:x1="33.781cm" svg:y1="36.597cm" svg:x2="32.485cm" svg:y2="37.97cm" draw:start-shape="id40" draw:start-glue-point="6" draw:end-shape="id37" draw:end-glue-point="4" svg:d="M33781 36597v1373h-1296" svg:viewBox="0 0 1297 1374">
          <text:p/>
        </draw:connector>
        <draw:connector draw:style-name="gr15" draw:text-style-name="P9" draw:layer="layout" svg:x1="39.711cm" svg:y1="36.576cm" svg:x2="40.759cm" svg:y2="37.971cm" draw:start-shape="id41" draw:start-glue-point="6" draw:end-shape="id31"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42" draw:id="id42"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45" draw:id="id45"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42" draw:start-glue-point="1" draw:end-shape="id31" draw:end-glue-point="7" svg:d="M41406 32051h230v2953h-1v2209" svg:viewBox="0 0 231 5163">
          <text:p/>
        </draw:connector>
        <draw:connector draw:style-name="gr15" draw:text-style-name="P9" draw:layer="layout" draw:type="line" svg:x1="31.198cm" svg:y1="30.328cm" svg:x2="27.696cm" svg:y2="30.339cm" draw:start-shape="id43" draw:start-glue-point="3" draw:end-shape="id44" draw:end-glue-point="1" svg:d="M31198 30328l-3502 11" svg:viewBox="0 0 3503 12">
          <text:p/>
        </draw:connector>
        <draw:connector draw:style-name="gr15" draw:text-style-name="P9" draw:layer="layout" draw:type="line" svg:x1="34.493cm" svg:y1="30.328cm" svg:x2="38.111cm" svg:y2="30.364cm" draw:start-shape="id43" draw:end-shape="id45" draw:end-glue-point="3" svg:d="M34493 30328l3618 36" svg:viewBox="0 0 3619 37">
          <text:p/>
        </draw:connector>
        <draw:connector draw:style-name="gr103" draw:text-style-name="P9" draw:layer="layout" svg:x1="38.111cm" svg:y1="32.051cm" svg:x2="34.544cm" svg:y2="32.051cm" draw:start-shape="id42" draw:start-glue-point="3" draw:end-shape="id36" svg:d="M38111 32051h-3567" svg:viewBox="0 0 3568 1">
          <text:p/>
        </draw:connector>
        <draw:frame draw:style-name="gr106" draw:text-style-name="P53" draw:layer="layout" svg:width="2.585cm" svg:height="0.666cm" svg:x="28.425cm" svg:y="29.779cm">
          <draw:text-box>
            <text:p><text:span text:style-name="T25">references</text:span></text:p>
          </draw:text-box>
        </draw:frame>
        <draw:frame draw:style-name="gr106" draw:text-style-name="P53"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40" draw:start-glue-point="5" svg:d="M32145 35932l-4259-13" svg:viewBox="0 0 4260 14">
          <text:p/>
        </draw:connector>
        <draw:frame draw:style-name="gr108" draw:text-style-name="P54"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40" draw:start-glue-point="7" draw:end-shape="id41" svg:d="M35416 35932l2960-1" svg:viewBox="0 0 2961 2">
          <text:p/>
        </draw:connector>
        <draw:frame draw:style-name="gr108" draw:text-style-name="P54"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38" draw:start-glue-point="3" draw:end-shape="id35" draw:end-glue-point="1" svg:d="M29956 40676l-4223 23" svg:viewBox="0 0 4224 24">
          <text:p/>
        </draw:connector>
        <draw:frame draw:style-name="gr109" draw:text-style-name="P54"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38" draw:end-shape="id32" svg:d="M33236 40676l6784 23" svg:viewBox="0 0 6785 24">
          <text:p/>
        </draw:connector>
        <draw:frame draw:style-name="gr109" draw:text-style-name="P54" draw:layer="layout" svg:width="2.585cm" svg:height="0.666cm" svg:x="37.368cm" svg:y="40.14cm">
          <draw:text-box>
            <text:p><text:span text:style-name="T27">includes</text:span></text:p>
          </draw:text-box>
        </draw:frame>
        <draw:frame draw:style-name="gr104" draw:text-style-name="P52" draw:layer="layout" svg:width="2.858cm" svg:height="1.42cm" svg:x="34.656cm" svg:y="31.388cm">
          <draw:text-box>
            <text:p text:style-name="P51"><text:span text:style-name="T25">Takes advantages of</text:span></text:p>
          </draw:text-box>
        </draw:frame>
      </draw:page>
      <draw:page draw:name="page7"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55" draw:id="id55"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2" draw:id="id62"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46" draw:id="id46"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47" draw:id="id47"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46" draw:start-glue-point="1" draw:end-shape="id47"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48" draw:id="id48"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49" draw:id="id49"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48" draw:start-glue-point="1" draw:end-shape="id49"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58" draw:id="id58"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60" draw:id="id60"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52" draw:id="id52"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63" draw:id="id63"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50" draw:id="id50"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51" draw:id="id51">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50" draw:start-glue-point="5" draw:end-shape="id51" draw:end-glue-point="0" svg:d="M41635 38728v312h-1v312" svg:viewBox="0 0 2 625">
          <text:p/>
        </draw:connector>
        <draw:custom-shape draw:style-name="gr97" draw:text-style-name="P49" xml:id="id53" draw:id="id53"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52" draw:start-glue-point="3" draw:end-shape="id53" draw:end-glue-point="7" svg:d="M24401 32051h-276v2953h-5v2209" svg:viewBox="0 0 282 5163">
          <text:p/>
        </draw:connector>
        <draw:g xml:id="id54" draw:id="id54">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53" draw:start-glue-point="5" draw:end-shape="id54"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56" draw:id="id56"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55" draw:start-glue-point="4" draw:end-shape="id56" draw:end-glue-point="7" svg:d="M31590 32764v1855h6v2581" svg:viewBox="0 0 7 4437">
          <text:p/>
        </draw:connector>
        <draw:g xml:id="id57" draw:id="id57">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56" draw:start-glue-point="5" draw:end-shape="id57" svg:d="M31596 38740v567" svg:viewBox="0 0 1 568">
          <text:p/>
        </draw:connector>
        <draw:custom-shape draw:style-name="gr102" draw:text-style-name="P43" xml:id="id59" draw:id="id59"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52" draw:start-glue-point="1" draw:end-shape="id55"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58" draw:start-glue-point="6" draw:end-shape="id53" draw:end-glue-point="4" svg:d="M26250 36597v1374h-1255" svg:viewBox="0 0 1256 1375">
          <text:p/>
        </draw:connector>
        <draw:connector draw:style-name="gr15" draw:text-style-name="P9" draw:layer="layout" svg:x1="33.781cm" svg:y1="36.597cm" svg:x2="32.485cm" svg:y2="37.97cm" draw:start-shape="id59" draw:start-glue-point="6" draw:end-shape="id56" draw:end-glue-point="4" svg:d="M33781 36597v1373h-1296" svg:viewBox="0 0 1297 1374">
          <text:p/>
        </draw:connector>
        <draw:connector draw:style-name="gr15" draw:text-style-name="P9" draw:layer="layout" svg:x1="39.711cm" svg:y1="36.576cm" svg:x2="40.759cm" svg:y2="37.971cm" draw:start-shape="id60" draw:start-glue-point="6" draw:end-shape="id50"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61" draw:id="id61"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64" draw:id="id64"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61" draw:start-glue-point="1" draw:end-shape="id50" draw:end-glue-point="7" svg:d="M41406 32051h230v2953h-1v2209" svg:viewBox="0 0 231 5163">
          <text:p/>
        </draw:connector>
        <draw:connector draw:style-name="gr15" draw:text-style-name="P9" draw:layer="layout" draw:type="line" svg:x1="31.198cm" svg:y1="30.328cm" svg:x2="27.696cm" svg:y2="30.339cm" draw:start-shape="id62" draw:start-glue-point="3" draw:end-shape="id63" draw:end-glue-point="1" svg:d="M31198 30328l-3502 11" svg:viewBox="0 0 3503 12">
          <text:p/>
        </draw:connector>
        <draw:connector draw:style-name="gr15" draw:text-style-name="P9" draw:layer="layout" draw:type="line" svg:x1="34.493cm" svg:y1="30.328cm" svg:x2="38.111cm" svg:y2="30.364cm" draw:start-shape="id62" draw:end-shape="id64" draw:end-glue-point="3" svg:d="M34493 30328l3618 36" svg:viewBox="0 0 3619 37">
          <text:p/>
        </draw:connector>
        <draw:connector draw:style-name="gr103" draw:text-style-name="P9" draw:layer="layout" svg:x1="38.111cm" svg:y1="32.051cm" svg:x2="34.544cm" svg:y2="32.051cm" draw:start-shape="id61" draw:start-glue-point="3" draw:end-shape="id55"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59"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59" draw:start-glue-point="7" draw:end-shape="id60"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57" draw:start-glue-point="3" draw:end-shape="id54"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57" draw:end-shape="id51"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8" draw:style-name="dp1" draw:master-page-name="Default">
        <draw:custom-shape draw:style-name="gr78" draw:text-style-name="P43" draw:layer="layout" svg:width="3.873cm" svg:height="4.424cm" svg:x="30.908cm" svg:y="28.93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79" draw:text-style-name="P44" xml:id="id74" draw:id="id74" draw:layer="layout" svg:width="3.295cm" svg:height="1.492cm" svg:x="31.249cm" svg:y="31.305cm">
          <draw:glue-point draw:id="4" svg:x="-3.966cm" svg:y="4.785cm"/>
          <draw:glue-point draw:id="5" svg:x="2.288cm" svg:y="4.664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1" draw:id="id81" draw:layer="layout" svg:width="3.295cm" svg:height="1.492cm" svg:x="31.198cm" svg:y="29.582cm">
          <text:p text:style-name="P1"><text:span text:style-name="T24">Syntax</text:span></text:p>
          <draw:enhanced-geometry svg:viewBox="0 0 21600 21600" draw:type="rectangle" draw:enhanced-path="M 0 0 L 21600 0 21600 21600 0 21600 0 0 Z N"/>
        </draw:custom-shape>
        <draw:custom-shape draw:style-name="gr45" draw:text-style-name="P24" draw:layer="layout" svg:width="4.671cm" svg:height="4.716cm" svg:x="20.78cm" svg:y="2.88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87cm" svg:y="2.821cm">
          <draw:text-box>
            <text:p><text:span text:style-name="T15">Platform Language</text:span></text:p>
          </draw:text-box>
        </draw:frame>
        <draw:custom-shape draw:style-name="gr47" draw:text-style-name="P26" draw:layer="layout" svg:width="5.305cm" svg:height="4.9cm" svg:x="9.414cm" svg:y="2.7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395cm" svg:y="2.683cm">
          <draw:text-box>
            <text:p text:style-name="P1"><text:span text:style-name="T15">Functional Language</text:span></text:p>
          </draw:text-box>
        </draw:frame>
        <draw:g>
          <draw:line draw:style-name="gr53" draw:text-style-name="P9" draw:layer="layout" svg:x1="23.362cm" svg:y1="11.03cm" svg:x2="23.362cm" svg:y2="7.705cm">
            <text:p/>
          </draw:line>
          <draw:frame draw:style-name="gr54" draw:text-style-name="P31" draw:layer="layout" svg:width="3.683cm" svg:height="0.808cm" svg:x="20.89cm" svg:y="8.619cm">
            <draw:text-box>
              <text:p><text:span text:style-name="T17">&lt;&lt;Conforms To&gt;&gt;</text:span></text:p>
            </draw:text-box>
          </draw:frame>
        </draw:g>
        <draw:g>
          <draw:line draw:style-name="gr53" draw:text-style-name="P9" draw:layer="layout" svg:x1="12.404cm" svg:y1="10.996cm" svg:x2="12.404cm" svg:y2="7.773cm">
            <text:p/>
          </draw:line>
          <draw:frame draw:style-name="gr55" draw:text-style-name="P31" draw:layer="layout" svg:width="3.683cm" svg:height="0.783cm" svg:x="9.932cm" svg:y="8.659cm">
            <draw:text-box>
              <text:p><text:span text:style-name="T17">&lt;&lt;Conforms To&gt;&gt;</text:span></text:p>
            </draw:text-box>
          </draw:frame>
        </draw:g>
        <draw:custom-shape draw:style-name="gr81" draw:text-style-name="P45" xml:id="id65" draw:id="id65" draw:layer="layout" svg:width="3.445cm" svg:height="2.399cm" svg:x="10.73cm" svg:y="4.831cm">
          <text:p/>
          <draw:enhanced-geometry svg:viewBox="0 0 21600 21600" draw:type="rectangle" draw:enhanced-path="M 0 0 L 21600 0 21600 21600 0 21600 0 0 Z N"/>
        </draw:custom-shape>
        <draw:custom-shape draw:style-name="gr82" draw:text-style-name="P55" draw:layer="layout" svg:width="3.445cm" svg:height="0.861cm" svg:x="10.73cm" svg:y="4.831cm">
          <text:p text:style-name="P1"><text:span text:style-name="T28">Task</text:span></text:p>
          <draw:enhanced-geometry svg:viewBox="0 0 21600 21600" draw:type="rectangle" draw:enhanced-path="M 0 0 L 21600 0 21600 21600 0 21600 0 0 Z N"/>
        </draw:custom-shape>
        <draw:custom-shape draw:style-name="gr81" draw:text-style-name="P45" xml:id="id66" draw:id="id66" draw:layer="layout" svg:width="3.445cm" svg:height="2.399cm" svg:x="21.272cm" svg:y="4.6cm">
          <text:p/>
          <draw:enhanced-geometry svg:viewBox="0 0 21600 21600" draw:type="rectangle" draw:enhanced-path="M 0 0 L 21600 0 21600 21600 0 21600 0 0 Z N"/>
        </draw:custom-shape>
        <draw:custom-shape draw:style-name="gr82" draw:text-style-name="P55" draw:layer="layout" svg:width="3.445cm" svg:height="0.861cm" svg:x="21.272cm" svg:y="4.6cm">
          <text:p text:style-name="P1"><text:span text:style-name="T28">Processor</text:span></text:p>
          <draw:enhanced-geometry svg:viewBox="0 0 21600 21600" draw:type="rectangle" draw:enhanced-path="M 0 0 L 21600 0 21600 21600 0 21600 0 0 Z N"/>
        </draw:custom-shape>
        <draw:connector draw:style-name="gr58" draw:text-style-name="P9" draw:layer="layout" draw:type="curve" svg:x1="14.175cm" svg:y1="6.03cm" svg:x2="21.272cm" svg:y2="5.799cm" draw:start-shape="id65" draw:start-glue-point="1" draw:end-shape="id66" draw:end-glue-point="3" svg:d="M14175 6030c5322 0 1774-231 7097-231" svg:viewBox="0 0 7098 232">
          <text:p/>
        </draw:connector>
        <draw:frame draw:style-name="gr83" draw:text-style-name="P56" draw:layer="layout" svg:width="4.891cm" svg:height="1.057cm" svg:x="15.291cm" svg:y="4.553cm">
          <draw:text-box>
            <text:p><text:span text:style-name="T28">SWdeployment</text:span></text:p>
          </draw:text-box>
        </draw:frame>
        <draw:custom-shape draw:style-name="gr47" draw:text-style-name="P26" draw:layer="layout" svg:width="5.305cm" svg:height="4.869cm" svg:x="9.506cm" svg:y="11.32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2.521cm" svg:height="1.063cm" svg:x="9.587cm" svg:y="11.475cm">
          <draw:text-box>
            <text:p text:style-name="P1"><text:span text:style-name="T15">Functional </text:span></text:p>
            <text:p text:style-name="P1"><text:span text:style-name="T15">Model</text:span></text:p>
          </draw:text-box>
        </draw:frame>
        <draw:custom-shape draw:style-name="gr84" draw:text-style-name="P45" xml:id="id67" draw:id="id67" draw:layer="layout" svg:width="3.445cm" svg:height="2.399cm" svg:x="10.822cm" svg:y="13.123cm">
          <text:p/>
          <draw:enhanced-geometry svg:viewBox="0 0 21600 21600" draw:type="rectangle" draw:enhanced-path="M 0 0 L 21600 0 21600 21600 0 21600 0 0 Z N"/>
        </draw:custom-shape>
        <draw:custom-shape draw:style-name="gr85" draw:text-style-name="P55" draw:layer="layout" svg:width="3.445cm" svg:height="0.861cm" svg:x="10.822cm" svg:y="13.123cm">
          <text:p text:style-name="P1"><text:span text:style-name="T28">Task1</text:span></text:p>
          <draw:enhanced-geometry svg:viewBox="0 0 21600 21600" draw:type="rectangle" draw:enhanced-path="M 0 0 L 21600 0 21600 21600 0 21600 0 0 Z N"/>
        </draw:custom-shape>
        <draw:custom-shape draw:style-name="gr45" draw:text-style-name="P24" draw:layer="layout" svg:width="4.671cm" svg:height="4.716cm" svg:x="20.78cm" svg:y="11.32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5" draw:layer="layout" svg:width="2.881cm" svg:height="1.063cm" svg:x="20.97cm" svg:y="11.267cm">
          <draw:text-box>
            <text:p><text:span text:style-name="T15">Platform Model</text:span></text:p>
          </draw:text-box>
        </draw:frame>
        <draw:custom-shape draw:style-name="gr84" draw:text-style-name="P45" xml:id="id68" draw:id="id68" draw:layer="layout" svg:width="3.445cm" svg:height="2.399cm" svg:x="21.272cm" svg:y="13.046cm">
          <text:p/>
          <draw:enhanced-geometry svg:viewBox="0 0 21600 21600" draw:type="rectangle" draw:enhanced-path="M 0 0 L 21600 0 21600 21600 0 21600 0 0 Z N"/>
        </draw:custom-shape>
        <draw:custom-shape draw:style-name="gr85" draw:text-style-name="P55" draw:layer="layout" svg:width="3.445cm" svg:height="0.861cm" svg:x="21.272cm" svg:y="13.046cm">
          <text:p text:style-name="P1"><text:span text:style-name="T28">Processor1</text:span></text:p>
          <draw:enhanced-geometry svg:viewBox="0 0 21600 21600" draw:type="rectangle" draw:enhanced-path="M 0 0 L 21600 0 21600 21600 0 21600 0 0 Z N"/>
        </draw:custom-shape>
        <draw:connector draw:style-name="gr58" draw:text-style-name="P9" draw:layer="layout" draw:type="curve" svg:x1="14.267cm" svg:y1="14.322cm" svg:x2="21.272cm" svg:y2="14.245cm" draw:start-shape="id67" draw:start-glue-point="1" draw:end-shape="id68" draw:end-glue-point="3" svg:d="M14267 14322c5253 0 1751-77 7005-77" svg:viewBox="0 0 7006 78">
          <text:p/>
        </draw:connector>
        <draw:frame draw:style-name="gr83" draw:text-style-name="P56" draw:layer="layout" svg:width="5.351cm" svg:height="1.057cm" svg:x="15.146cm" svg:y="12.56cm">
          <draw:text-box>
            <text:p><text:span text:style-name="T28">SWdeploymentA</text:span></text:p>
          </draw:text-box>
        </draw:frame>
        <draw:g>
          <draw:line draw:style-name="gr53" draw:text-style-name="P9" draw:layer="layout" svg:x1="17.763cm" svg:y1="11.597cm" svg:x2="17.763cm" svg:y2="7.506cm">
            <text:p/>
          </draw:line>
          <draw:frame draw:style-name="gr86" draw:text-style-name="P31" draw:layer="layout" svg:width="3.683cm" svg:height="0.994cm" svg:x="15.291cm" svg:y="8.631cm">
            <draw:text-box>
              <text:p><text:span text:style-name="T17">&lt;&lt;Conforms To&gt;&gt;</text:span></text:p>
            </draw:text-box>
          </draw:frame>
        </draw:g>
        <draw:line draw:style-name="gr87" draw:text-style-name="P9" draw:layer="layout" svg:x1="39.713cm" svg:y1="35.237cm" svg:x2="39.744cm" svg:y2="33.375cm">
          <text:p/>
        </draw:line>
        <draw:frame draw:style-name="gr88" draw:text-style-name="P47" draw:layer="layout" svg:width="3.683cm" svg:height="0.923cm" svg:x="37.741cm" svg:y="34.665cm">
          <draw:text-box>
            <text:p><text:span text:style-name="T25">Conforms To</text:span></text:p>
          </draw:text-box>
        </draw:frame>
        <draw:line draw:style-name="gr87" draw:text-style-name="P9" draw:layer="layout" svg:x1="26.255cm" svg:y1="35.215cm" svg:x2="26.251cm" svg:y2="33.356cm">
          <text:p/>
        </draw:line>
        <draw:frame draw:style-name="gr89" draw:text-style-name="P47" draw:layer="layout" svg:width="3.683cm" svg:height="0.924cm" svg:x="24.383cm" svg:y="34.591cm">
          <draw:text-box>
            <text:p><text:span text:style-name="T25">Conforms To</text:span></text:p>
          </draw:text-box>
        </draw:frame>
        <draw:custom-shape draw:style-name="gr90" draw:text-style-name="P26" xml:id="id77" draw:id="id77" draw:layer="layout" svg:width="3.271cm" svg:height="1.331cm" svg:x="24.614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27" draw:layer="layout" svg:width="3.223cm" svg:height="1.063cm" svg:x="24.63cm" svg:y="35.375cm">
          <draw:text-box>
            <text:p text:style-name="P1"><text:span text:style-name="T15">Functional Model</text:span></text:p>
          </draw:text-box>
        </draw:frame>
        <draw:custom-shape draw:style-name="gr91" draw:text-style-name="P24" xml:id="id79" draw:id="id79" draw:layer="layout" svg:width="2.67cm" svg:height="1.289cm" svg:x="38.376cm" svg:y="35.28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80" draw:text-style-name="P48" draw:layer="layout" svg:width="2.718cm" svg:height="1.063cm" svg:x="38.345cm" svg:y="35.32cm">
          <draw:text-box>
            <text:p text:style-name="P1"><text:span text:style-name="T15">Platform Model</text:span></text:p>
          </draw:text-box>
        </draw:frame>
        <draw:custom-shape draw:style-name="gr92" draw:text-style-name="P26" draw:layer="layout" svg:width="4.329cm" svg:height="4.348cm" svg:x="23.909cm" svg:y="29.00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23.933cm" svg:y="29.016cm">
          <draw:text-box>
            <text:p text:style-name="P1"><text:span text:style-name="T15">Functional Language</text:span></text:p>
          </draw:text-box>
        </draw:frame>
        <draw:custom-shape draw:style-name="gr79" draw:text-style-name="P44" xml:id="id71" draw:id="id71" draw:layer="layout" svg:width="3.295cm" svg:height="1.492cm" svg:x="24.401cm" svg:y="31.305cm">
          <draw:glue-point draw:id="4" svg:x="2.977cm" svg:y="4.671cm"/>
          <text:p text:style-name="P1"><text:span text:style-name="T24">Translational </text:span></text:p>
          <text:p text:style-name="P1"><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xml:id="id82" draw:id="id82" draw:layer="layout" svg:width="3.295cm" svg:height="1.492cm" svg:x="24.401cm" svg:y="29.593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4" draw:text-style-name="P57" xml:id="id69" draw:id="id69" draw:layer="layout" svg:width="2.333cm" svg:height="1.515cm" svg:x="40.468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xml:id="id70" draw:id="id70">
          <draw:custom-shape draw:style-name="gr95" draw:text-style-name="P36" draw:layer="layout" svg:width="2.43cm" svg:height="2.324cm" svg:x="40.818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40.419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40.02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41.635cm" svg:y1="38.728cm" svg:x2="41.634cm" svg:y2="39.352cm" draw:start-shape="id69" draw:start-glue-point="5" draw:end-shape="id70" draw:end-glue-point="0" svg:d="M41635 38728v312h-1v312" svg:viewBox="0 0 2 625">
          <text:p/>
        </draw:connector>
        <draw:custom-shape draw:style-name="gr97" draw:text-style-name="P49" xml:id="id72" draw:id="id72" draw:layer="layout" svg:width="2.333cm" svg:height="1.515cm" svg:x="22.953cm" svg:y="37.213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225cm" svg:x1="24.401cm" svg:y1="32.051cm" svg:x2="24.12cm" svg:y2="37.213cm" draw:start-shape="id71" draw:start-glue-point="3" draw:end-shape="id72" draw:end-glue-point="7" svg:d="M24401 32051h-276v2953h-5v2209" svg:viewBox="0 0 282 5163">
          <text:p/>
        </draw:connector>
        <draw:g xml:id="id73" draw:id="id73">
          <draw:custom-shape draw:style-name="gr95" draw:text-style-name="P36" draw:layer="layout" svg:width="2.43cm" svg:height="2.324cm" svg:x="23.303cm" svg:y="39.352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5" draw:text-style-name="P36" draw:layer="layout" svg:width="2.43cm" svg:height="2.324cm" svg:x="22.904cm" svg:y="39.53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6" draw:text-style-name="P36" draw:layer="layout" svg:width="2.43cm" svg:height="2.324cm" svg:x="22.505cm" svg:y="39.722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24.12cm" svg:y1="38.728cm" svg:x2="24.119cm" svg:y2="39.352cm" draw:start-shape="id72" draw:start-glue-point="5" draw:end-shape="id73" draw:end-glue-point="0" svg:d="M24120 38728v312h-1v312" svg:viewBox="0 0 2 625">
          <text:p/>
        </draw:connector>
        <draw:frame draw:style-name="gr98" draw:text-style-name="P27" draw:layer="layout" svg:width="7.433cm" svg:height="0.657cm" svg:x="29.107cm" svg:y="29.017cm">
          <draw:text-box>
            <text:p text:style-name="P1"><text:span text:style-name="T15">Mapping Language</text:span></text:p>
          </draw:text-box>
        </draw:frame>
        <draw:custom-shape draw:style-name="gr99" draw:text-style-name="P50" xml:id="id75" draw:id="id75" draw:layer="layout" svg:width="2.37cm" svg:height="1.54cm" svg:x="30.411cm" svg:y="37.2cm">
          <text:p text:style-name="P1"><text:span text:style-name="T26">Transformation</text:span></text:p>
          <text:p text:style-name="P1"><text:span text:style-name="T26">engine</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15" draw:text-style-name="P9" draw:layer="layout" draw:line-skew="-0.379cm" svg:x1="31.59cm" svg:y1="32.764cm" svg:x2="31.596cm" svg:y2="37.2cm" draw:start-shape="id74" draw:start-glue-point="4" draw:end-shape="id75" draw:end-glue-point="7" svg:d="M31590 32764v1855h6v2581" svg:viewBox="0 0 7 4437">
          <text:p/>
        </draw:connector>
        <draw:g xml:id="id76" draw:id="id76">
          <draw:custom-shape draw:style-name="gr100" draw:text-style-name="P36" draw:layer="layout" svg:width="2.469cm" svg:height="2.363cm" svg:x="30.767cm" svg:y="39.3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0" draw:text-style-name="P36" draw:layer="layout" svg:width="2.469cm" svg:height="2.363cm" svg:x="30.361cm" svg:y="39.495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1" draw:text-style-name="P36" draw:layer="layout" svg:width="2.469cm" svg:height="2.363cm" svg:x="29.956cm" svg:y="39.683cm">
            <text:p text:style-name="P1">C++</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onnector draw:style-name="gr15" draw:text-style-name="P9" draw:layer="layout" svg:x1="31.596cm" svg:y1="38.74cm" svg:x2="31.596cm" svg:y2="39.307cm" draw:start-shape="id75" draw:start-glue-point="5" draw:end-shape="id76" svg:d="M31596 38740v567" svg:viewBox="0 0 1 568">
          <text:p/>
        </draw:connector>
        <draw:custom-shape draw:style-name="gr102" draw:text-style-name="P43" xml:id="id78" draw:id="id78" draw:layer="layout" svg:width="3.271cm" svg:height="1.331cm" svg:x="32.145cm" svg:y="35.26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5cm">
          <draw:text-box>
            <text:p text:style-name="P1"><text:span text:style-name="T15">Mapping Model</text:span></text:p>
          </draw:text-box>
        </draw:frame>
        <draw:line draw:style-name="gr87" draw:text-style-name="P9" draw:layer="layout" svg:x1="33.762cm" svg:y1="35.131cm" svg:x2="33.757cm" svg:y2="33.337cm">
          <text:p/>
        </draw:line>
        <draw:frame draw:style-name="gr88" draw:text-style-name="P47" draw:layer="layout" svg:width="3.683cm" svg:height="0.923cm" svg:x="31.89cm" svg:y="34.608cm">
          <draw:text-box>
            <text:p><text:span text:style-name="T25">Conforms To</text:span></text:p>
          </draw:text-box>
        </draw:frame>
        <draw:connector draw:style-name="gr103" draw:text-style-name="P9" draw:layer="layout" svg:x1="27.696cm" svg:y1="32.051cm" svg:x2="31.249cm" svg:y2="32.051cm" draw:start-shape="id71" draw:start-glue-point="1" draw:end-shape="id74" svg:d="M27696 32051h3553" svg:viewBox="0 0 3554 1">
          <text:p/>
        </draw:connector>
        <draw:frame draw:style-name="gr104" draw:text-style-name="P58" draw:layer="layout" svg:width="2.858cm" svg:height="1.42cm" svg:x="28.156cm" svg:y="31.388cm">
          <draw:text-box>
            <text:p text:style-name="P51"><text:span text:style-name="T25">Takes advantages of</text:span></text:p>
          </draw:text-box>
        </draw:frame>
        <draw:connector draw:style-name="gr15" draw:text-style-name="P9" draw:layer="layout" svg:x1="26.25cm" svg:y1="36.597cm" svg:x2="24.995cm" svg:y2="37.971cm" draw:start-shape="id77" draw:start-glue-point="6" draw:end-shape="id72" draw:end-glue-point="4" svg:d="M26250 36597v1374h-1255" svg:viewBox="0 0 1256 1375">
          <text:p/>
        </draw:connector>
        <draw:connector draw:style-name="gr15" draw:text-style-name="P9" draw:layer="layout" svg:x1="33.781cm" svg:y1="36.597cm" svg:x2="32.485cm" svg:y2="37.97cm" draw:start-shape="id78" draw:start-glue-point="6" draw:end-shape="id75" draw:end-glue-point="4" svg:d="M33781 36597v1373h-1296" svg:viewBox="0 0 1297 1374">
          <text:p/>
        </draw:connector>
        <draw:connector draw:style-name="gr15" draw:text-style-name="P9" draw:layer="layout" svg:x1="39.711cm" svg:y1="36.576cm" svg:x2="40.759cm" svg:y2="37.971cm" draw:start-shape="id79" draw:start-glue-point="6" draw:end-shape="id69" draw:end-glue-point="6" svg:d="M39711 36576v1395h1048" svg:viewBox="0 0 1049 1396">
          <text:p/>
        </draw:connector>
        <draw:custom-shape draw:style-name="gr105" draw:text-style-name="P24" draw:layer="layout" svg:width="4.377cm" svg:height="4.342cm" svg:x="37.499cm" svg:y="29.0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3" draw:text-style-name="P27" draw:layer="layout" svg:width="4.113cm" svg:height="1.039cm" svg:x="37.643cm" svg:y="29.041cm">
          <draw:text-box>
            <text:p text:style-name="P1"><text:span text:style-name="T15">Platform Language</text:span></text:p>
          </draw:text-box>
        </draw:frame>
        <draw:custom-shape draw:style-name="gr79" draw:text-style-name="P44" xml:id="id80" draw:id="id80" draw:layer="layout" svg:width="3.295cm" svg:height="1.492cm" svg:x="38.111cm" svg:y="31.305cm">
          <draw:glue-point draw:id="4" svg:x="-2.986cm" svg:y="4.832cm"/>
          <text:p text:style-name="P1"><text:span text:style-name="T24">Translational </text:span></text:p>
          <text:p text:style-name="P1"><text:span text:style-name="T24">semantics</text:span></text:p>
          <draw:enhanced-geometry svg:viewBox="0 0 21600 21600" draw:type="rectangle" draw:enhanced-path="M 0 0 L 21600 0 21600 21600 0 21600 0 0 Z N"/>
        </draw:custom-shape>
        <draw:custom-shape draw:style-name="gr79" draw:text-style-name="P44" xml:id="id83" draw:id="id83" draw:layer="layout" svg:width="3.295cm" svg:height="1.492cm" svg:x="38.111cm" svg:y="29.618cm">
          <text:p text:style-name="P1"><text:span text:style-name="T24">Syntax</text:span></text:p>
          <draw:enhanced-geometry svg:viewBox="0 0 21600 21600" draw:type="rectangle" draw:enhanced-path="M 0 0 L 21600 0 21600 21600 0 21600 0 0 Z N"/>
        </draw:custom-shape>
        <draw:connector draw:style-name="gr15" draw:text-style-name="P9" draw:layer="layout" draw:line-skew="-0.269cm" svg:x1="41.406cm" svg:y1="32.051cm" svg:x2="41.635cm" svg:y2="37.213cm" draw:start-shape="id80" draw:start-glue-point="1" draw:end-shape="id69" draw:end-glue-point="7" svg:d="M41406 32051h230v2953h-1v2209" svg:viewBox="0 0 231 5163">
          <text:p/>
        </draw:connector>
        <draw:connector draw:style-name="gr15" draw:text-style-name="P9" draw:layer="layout" draw:type="line" svg:x1="31.198cm" svg:y1="30.328cm" svg:x2="27.696cm" svg:y2="30.339cm" draw:start-shape="id81" draw:start-glue-point="3" draw:end-shape="id82" draw:end-glue-point="1" svg:d="M31198 30328l-3502 11" svg:viewBox="0 0 3503 12">
          <text:p/>
        </draw:connector>
        <draw:connector draw:style-name="gr15" draw:text-style-name="P9" draw:layer="layout" draw:type="line" svg:x1="34.493cm" svg:y1="30.328cm" svg:x2="38.111cm" svg:y2="30.364cm" draw:start-shape="id81" draw:end-shape="id83" draw:end-glue-point="3" svg:d="M34493 30328l3618 36" svg:viewBox="0 0 3619 37">
          <text:p/>
        </draw:connector>
        <draw:connector draw:style-name="gr103" draw:text-style-name="P9" draw:layer="layout" svg:x1="38.111cm" svg:y1="32.051cm" svg:x2="34.544cm" svg:y2="32.051cm" draw:start-shape="id80" draw:start-glue-point="3" draw:end-shape="id74" svg:d="M38111 32051h-3567" svg:viewBox="0 0 3568 1">
          <text:p/>
        </draw:connector>
        <draw:frame draw:style-name="gr106" draw:text-style-name="P59" draw:layer="layout" svg:width="2.585cm" svg:height="0.666cm" svg:x="28.425cm" svg:y="29.779cm">
          <draw:text-box>
            <text:p><text:span text:style-name="T25">references</text:span></text:p>
          </draw:text-box>
        </draw:frame>
        <draw:frame draw:style-name="gr106" draw:text-style-name="P59" draw:layer="layout" svg:width="2.585cm" svg:height="0.666cm" svg:x="35.065cm" svg:y="29.804cm">
          <draw:text-box>
            <text:p><text:span text:style-name="T25">references</text:span></text:p>
          </draw:text-box>
        </draw:frame>
        <draw:connector draw:style-name="gr107" draw:text-style-name="P9" draw:layer="layout" draw:type="line" svg:x1="32.145cm" svg:y1="35.932cm" svg:x2="27.886cm" svg:y2="35.919cm" draw:start-shape="id78" draw:start-glue-point="5" svg:d="M32145 35932l-4259-13" svg:viewBox="0 0 4260 14">
          <text:p/>
        </draw:connector>
        <draw:frame draw:style-name="gr108" draw:text-style-name="P60" draw:layer="layout" svg:width="2.585cm" svg:height="0.666cm" svg:x="28.615cm" svg:y="35.359cm">
          <draw:text-box>
            <text:p><text:span text:style-name="T27">references</text:span></text:p>
          </draw:text-box>
        </draw:frame>
        <draw:connector draw:style-name="gr107" draw:text-style-name="P9" draw:layer="layout" draw:type="line" svg:x1="35.416cm" svg:y1="35.932cm" svg:x2="38.376cm" svg:y2="35.931cm" draw:start-shape="id78" draw:start-glue-point="7" draw:end-shape="id79" svg:d="M35416 35932l2960-1" svg:viewBox="0 0 2961 2">
          <text:p/>
        </draw:connector>
        <draw:frame draw:style-name="gr108" draw:text-style-name="P60" draw:layer="layout" svg:width="2.585cm" svg:height="0.666cm" svg:x="35.302cm" svg:y="35.342cm">
          <draw:text-box>
            <text:p><text:span text:style-name="T27">references</text:span></text:p>
          </draw:text-box>
        </draw:frame>
        <draw:connector draw:style-name="gr107" draw:text-style-name="P9" draw:layer="layout" draw:type="line" svg:x1="29.956cm" svg:y1="40.676cm" svg:x2="25.733cm" svg:y2="40.699cm" draw:start-shape="id76" draw:start-glue-point="3" draw:end-shape="id73" draw:end-glue-point="1" svg:d="M29956 40676l-4223 23" svg:viewBox="0 0 4224 24">
          <text:p/>
        </draw:connector>
        <draw:frame draw:style-name="gr109" draw:text-style-name="P60" draw:layer="layout" svg:width="2.585cm" svg:height="0.666cm" svg:x="26.424cm" svg:y="40.097cm">
          <draw:text-box>
            <text:p><text:span text:style-name="T27">includes</text:span></text:p>
          </draw:text-box>
        </draw:frame>
        <draw:connector draw:style-name="gr107" draw:text-style-name="P9" draw:layer="layout" draw:type="line" svg:x1="33.236cm" svg:y1="40.676cm" svg:x2="40.02cm" svg:y2="40.699cm" draw:start-shape="id76" draw:end-shape="id70" svg:d="M33236 40676l6784 23" svg:viewBox="0 0 6785 24">
          <text:p/>
        </draw:connector>
        <draw:frame draw:style-name="gr109" draw:text-style-name="P60" draw:layer="layout" svg:width="2.585cm" svg:height="0.666cm" svg:x="37.368cm" svg:y="40.14cm">
          <draw:text-box>
            <text:p><text:span text:style-name="T27">includes</text:span></text:p>
          </draw:text-box>
        </draw:frame>
        <draw:frame draw:style-name="gr104" draw:text-style-name="P58" draw:layer="layout" svg:width="2.858cm" svg:height="1.42cm" svg:x="34.656cm" svg:y="31.388cm">
          <draw:text-box>
            <text:p text:style-name="P51"><text:span text:style-name="T25">Takes advantages of</text:span></text:p>
          </draw:text-box>
        </draw:frame>
        <draw:custom-shape draw:style-name="gr102" draw:text-style-name="P43" draw:layer="layout" svg:width="3.271cm" svg:height="1.331cm" svg:x="32.145cm" svg:y="35.26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32.161cm" svg:y="35.256cm">
          <draw:text-box>
            <text:p text:style-name="P1"><text:span text:style-name="T15">Mapping Model</text:span></text:p>
          </draw:text-box>
        </draw:frame>
      </draw:page>
      <draw:page draw:name="page9" draw:style-name="dp1" draw:master-page-name="Default">
        <draw:custom-shape draw:style-name="gr90" draw:text-style-name="P26" draw:layer="layout" svg:width="7.552cm" svg:height="3.262cm" svg:x="10.18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19cm" svg:y="31.257cm">
          <draw:text-box>
            <text:p text:style-name="P1"><text:span text:style-name="T15">SDL Model</text:span></text:p>
          </draw:text-box>
        </draw:frame>
        <draw:custom-shape draw:style-name="gr110" draw:text-style-name="P36" draw:layer="layout" svg:width="2.284cm" svg:height="0.957cm" svg:x="15.076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1.71cm" svg:height="0.657cm" svg:x="15.325cm" svg:y="32.498cm">
          <draw:text-box>
            <text:p text:style-name="P1"><text:span text:style-name="T15">Filter</text:span></text:p>
          </draw:text-box>
        </draw:frame>
        <draw:frame draw:style-name="gr108" draw:text-style-name="P60" draw:layer="layout" svg:width="1.44cm" svg:height="0.666cm" svg:x="13.298cm" svg:y="33.022cm">
          <draw:text-box>
            <text:p><text:span text:style-name="T27">Level</text:span></text:p>
          </draw:text-box>
        </draw:frame>
        <draw:frame draw:style-name="gr108" draw:text-style-name="P60" draw:layer="layout" svg:width="2.585cm" svg:height="0.666cm" svg:x="14.559cm" svg:y="31.397cm">
          <draw:text-box>
            <text:p><text:span text:style-name="T27">AudioIn</text:span></text:p>
          </draw:text-box>
        </draw:frame>
        <draw:line draw:style-name="gr15" draw:text-style-name="P9" draw:layer="layout" svg:x1="16.246cm" svg:y1="31.441cm" svg:x2="16.248cm" svg:y2="32.6cm">
          <text:p/>
        </draw:line>
        <draw:custom-shape draw:style-name="gr102" draw:text-style-name="P43" draw:layer="layout" svg:width="4.408cm" svg:height="3.25cm" svg:x="20.838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1cm" svg:y="31.273cm">
          <draw:text-box>
            <text:p text:style-name="P1"><text:span text:style-name="T15">Matlab Model</text:span></text:p>
          </draw:text-box>
        </draw:frame>
        <draw:frame draw:style-name="gr112" draw:text-style-name="P60" draw:layer="layout" svg:width="2.585cm" svg:height="1.712cm" svg:x="18.051cm" svg:y="31.569cm">
          <draw:text-box>
            <text:p><text:span text:style-name="T27">Takes advantages of</text:span></text:p>
          </draw:text-box>
        </draw:frame>
        <draw:custom-shape draw:style-name="gr113" draw:text-style-name="P36" draw:layer="layout" svg:width="2.284cm" svg:height="0.957cm" svg:x="10.854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223cm" svg:height="0.657cm" svg:x="10.43cm" svg:y="32.502cm">
          <draw:text-box>
            <text:p text:style-name="P1"><text:span text:style-name="T15">ButtonCtrl</text:span></text:p>
          </draw:text-box>
        </draw:frame>
        <draw:line draw:style-name="gr15" draw:text-style-name="P9" draw:layer="layout" svg:x1="13.145cm" svg:y1="33.003cm" svg:x2="15.009cm" svg:y2="33.026cm">
          <text:p/>
        </draw:line>
        <draw:custom-shape draw:style-name="gr78" draw:text-style-name="P43" draw:layer="layout" svg:width="3.873cm" svg:height="4.424cm" svg:x="20.83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7cm" svg:y1="30.973cm" svg:x2="13.473cm" svg:y2="29.114cm">
          <text:p/>
        </draw:line>
        <draw:custom-shape draw:style-name="gr92" draw:text-style-name="P26" draw:layer="layout" svg:width="4.329cm" svg:height="4.348cm" svg:x="11.131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4cm" svg:y1="30.889cm" svg:x2="22.779cm" svg:y2="29.095cm">
          <text:p/>
        </draw:line>
        <draw:frame draw:style-name="gr89" draw:text-style-name="P47" draw:layer="layout" svg:width="3.683cm" svg:height="0.924cm" svg:x="11.56cm" svg:y="30.165cm">
          <draw:text-box>
            <text:p><text:span text:style-name="T25">Conforms To</text:span></text:p>
          </draw:text-box>
        </draw:frame>
        <draw:frame draw:style-name="gr89" draw:text-style-name="P47" draw:layer="layout" svg:width="3.683cm" svg:height="0.924cm" svg:x="20.861cm" svg:y="30.065cm">
          <draw:text-box>
            <text:p><text:span text:style-name="T25">Conforms To</text:span></text:p>
          </draw:text-box>
        </draw:frame>
        <draw:frame draw:style-name="gr93" draw:text-style-name="P27" draw:layer="layout" svg:width="4.113cm" svg:height="1.039cm" svg:x="11.087cm" svg:y="24.777cm">
          <draw:text-box>
            <text:p text:style-name="P1"><text:span text:style-name="T15">SDL Language</text:span></text:p>
          </draw:text-box>
        </draw:frame>
        <draw:frame draw:style-name="gr93" draw:text-style-name="P27" draw:layer="layout" svg:width="4.113cm" svg:height="1.039cm" svg:x="20.703cm" svg:y="24.73cm">
          <draw:text-box>
            <text:p text:style-name="P1"><text:span text:style-name="T15">Matlab Language</text:span></text:p>
          </draw:text-box>
        </draw:fram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6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5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14" draw:text-style-name="P61" draw:layer="layout" svg:width="4.041cm" svg:height="2.021cm" svg:x="21.046cm" svg:y="32.086cm">
          <text:p text:style-name="P42"><text:span text:style-name="T29">InputPort</text:span><text:span text:style-name="T30"> AudioIn</text:span></text:p>
          <text:p text:style-name="P42"><text:span text:style-name="T29">InputPort</text:span><text:span text:style-name="T30"> Level</text:span></text:p>
          <draw:enhanced-geometry svg:viewBox="0 0 21600 21600" draw:type="rectangle" draw:enhanced-path="M 0 0 L 21600 0 21600 21600 0 21600 0 0 Z N"/>
        </draw:custom-shape>
        <draw:custom-shape draw:style-name="gr90" draw:text-style-name="P26" draw:layer="layout" svg:width="7.552cm" svg:height="3.262cm" svg:x="10.181cm" svg:y="3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2.43cm" svg:height="0.657cm" svg:x="10.12cm" svg:y="31.257cm">
          <draw:text-box>
            <text:p text:style-name="P1"><text:span text:style-name="T15">SDL Model</text:span></text:p>
          </draw:text-box>
        </draw:frame>
        <draw:custom-shape draw:style-name="gr110" draw:text-style-name="P36" draw:layer="layout" svg:width="2.284cm" svg:height="0.957cm" svg:x="15.077cm" svg:y="32.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5" draw:text-style-name="P27" draw:layer="layout" svg:width="2.598cm" svg:height="0.932cm" svg:x="14.961cm" svg:y="32.498cm">
          <draw:text-box>
            <text:p text:style-name="P1"><text:span text:style-name="T15">Filter</text:span></text:p>
            <text:p text:style-name="P1"><text:span text:style-name="T31">DataFlowProcess</text:span></text:p>
          </draw:text-box>
        </draw:frame>
        <draw:frame draw:style-name="gr108" draw:text-style-name="P60" draw:layer="layout" svg:width="1.44cm" svg:height="0.666cm" svg:x="13.299cm" svg:y="33.022cm">
          <draw:text-box>
            <text:p><text:span text:style-name="T27">Level</text:span></text:p>
          </draw:text-box>
        </draw:frame>
        <draw:frame draw:style-name="gr108" draw:text-style-name="P60" draw:layer="layout" svg:width="2.585cm" svg:height="0.666cm" svg:x="14.56cm" svg:y="31.397cm">
          <draw:text-box>
            <text:p><text:span text:style-name="T27">AudioIn</text:span></text:p>
          </draw:text-box>
        </draw:frame>
        <draw:line draw:style-name="gr15" draw:text-style-name="P9" draw:layer="layout" svg:x1="16.247cm" svg:y1="31.441cm" svg:x2="16.249cm" svg:y2="32.6cm">
          <text:p/>
        </draw:line>
        <draw:custom-shape draw:style-name="gr102" draw:text-style-name="P43" draw:layer="layout" svg:width="4.408cm" svg:height="3.25cm" svg:x="20.839cm" svg:y="31.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1" draw:text-style-name="P27" draw:layer="layout" svg:width="2.863cm" svg:height="0.815cm" svg:x="20.852cm" svg:y="31.273cm">
          <draw:text-box>
            <text:p text:style-name="P1"><text:span text:style-name="T15">Matlab Model</text:span></text:p>
          </draw:text-box>
        </draw:frame>
        <draw:custom-shape draw:style-name="gr113" draw:text-style-name="P36" draw:layer="layout" svg:width="2.628cm" svg:height="0.957cm" svg:x="10.511cm" svg:y="32.55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16" draw:text-style-name="P27" draw:layer="layout" svg:width="3.223cm" svg:height="0.979cm" svg:x="10.131cm" svg:y="32.502cm">
          <draw:text-box>
            <text:p text:style-name="P1"><text:span text:style-name="T15">ButtonCtrl</text:span></text:p>
            <text:p text:style-name="P1"><text:span text:style-name="T32">ControlFlowProcess</text:span></text:p>
          </draw:text-box>
        </draw:frame>
        <draw:line draw:style-name="gr15" draw:text-style-name="P9" draw:layer="layout" svg:x1="13.146cm" svg:y1="33.003cm" svg:x2="15.01cm" svg:y2="33.026cm">
          <text:p/>
        </draw:line>
        <draw:line draw:style-name="gr15" draw:text-style-name="P9" draw:layer="layout" svg:x1="20.83cm" svg:y1="33.049cm" svg:x2="17.385cm" svg:y2="33.095cm">
          <text:p/>
        </draw:line>
        <draw:custom-shape draw:style-name="gr78" draw:text-style-name="P43" draw:layer="layout" svg:width="3.873cm" svg:height="4.424cm" svg:x="20.831cm" svg:y="24.69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13.478cm" svg:y1="30.973cm" svg:x2="13.474cm" svg:y2="29.114cm">
          <text:p/>
        </draw:line>
        <draw:custom-shape draw:style-name="gr92" draw:text-style-name="P26" draw:layer="layout" svg:width="4.329cm" svg:height="4.348cm" svg:x="11.132cm" svg:y="24.766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87" draw:text-style-name="P9" draw:layer="layout" svg:x1="22.785cm" svg:y1="30.889cm" svg:x2="22.78cm" svg:y2="29.095cm">
          <text:p/>
        </draw:line>
        <draw:frame draw:style-name="gr89" draw:text-style-name="P47" draw:layer="layout" svg:width="3.683cm" svg:height="0.924cm" svg:x="11.561cm" svg:y="30.165cm">
          <draw:text-box>
            <text:p><text:span text:style-name="T25">Conforms To</text:span></text:p>
          </draw:text-box>
        </draw:frame>
        <draw:frame draw:style-name="gr89" draw:text-style-name="P47" draw:layer="layout" svg:width="3.683cm" svg:height="0.924cm" svg:x="20.862cm" svg:y="30.065cm">
          <draw:text-box>
            <text:p><text:span text:style-name="T25">Conforms To</text:span></text:p>
          </draw:text-box>
        </draw:frame>
        <draw:frame draw:style-name="gr93" draw:text-style-name="P27" draw:layer="layout" svg:width="4.113cm" svg:height="1.039cm" svg:x="11.088cm" svg:y="24.777cm">
          <draw:text-box>
            <text:p text:style-name="P1"><text:span text:style-name="T15">SDL Language</text:span></text:p>
          </draw:text-box>
        </draw:frame>
        <draw:frame draw:style-name="gr93" draw:text-style-name="P27" draw:layer="layout" svg:width="4.113cm" svg:height="1.039cm" svg:x="20.704cm" svg:y="24.73cm">
          <draw:text-box>
            <text:p text:style-name="P1"><text:span text:style-name="T15">Matlab Language</text:span></text:p>
          </draw:text-box>
        </draw:fram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11.6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37cm" svg:y="27.359cm">
          <draw:glue-point draw:id="4" svg:x="2.977cm" svg:y="4.671cm"/>
          <text:p text:style-name="P1"><text:span text:style-name="T24"><text:s/></text:span><text:span text:style-name="T24">Semantics</text:span></text:p>
          <draw:enhanced-geometry svg:viewBox="0 0 21600 21600" draw:mirror-horizontal="false" draw:mirror-vertical="false" draw:type="rectangle" draw:enhanced-path="M 0 0 L 21600 0 21600 21600 0 21600 0 0 Z N"/>
        </draw:custom-shape>
        <draw:custom-shape draw:style-name="gr79" draw:text-style-name="P44" draw:layer="layout" svg:width="3.295cm" svg:height="1.492cm" svg:x="21.176cm" svg:y="25.6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9" draw:text-style-name="P62" draw:layer="layout" svg:width="4.269cm" svg:height="3.043cm" svg:x="13.578cm" svg:y="35.682cm">
          <text:p text:style-name="P1"><text:span text:style-name="T33">SDL Wrapper</text:span></text:p>
          <text:p text:style-name="P1"><text:span text:style-name="T33"/></text:p>
          <text:p text:style-name="P1"><text:span text:style-name="T33"/></text:p>
          <text:p text:style-name="P1"><text:span text:style-name="T3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3" draw:layer="layout" svg:width="4.419cm" svg:height="3.005cm" svg:x="20.812cm" svg:y="35.634cm">
          <text:p text:style-name="P1"><text:span text:style-name="T33">C Librar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62" draw:layer="layout" svg:width="2.682cm" svg:height="1.372cm" svg:x="14.294cm" svg:y="36.899cm">
          <text:p text:style-name="P1"><text:span text:style-name="T33">C Wrappe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 draw:text-style-name="P9" draw:layer="layout" svg:x1="16.957cm" svg:y1="37.643cm" svg:x2="20.83cm" svg:y2="37.643cm">
          <text:p/>
        </draw:line>
        <draw:frame draw:style-name="gr112" draw:text-style-name="P60" draw:layer="layout" svg:width="2.585cm" svg:height="1.712cm" svg:x="18.437cm" svg:y="36.981cm">
          <draw:text-box>
            <text:p><text:span text:style-name="T27">calls</text:span></text:p>
          </draw:text-box>
        </draw:frame>
        <draw:line draw:style-name="gr15" draw:text-style-name="P9" draw:layer="layout" svg:x1="16.212cm" svg:y1="33.674cm" svg:x2="16.236cm" svg:y2="35.695cm">
          <text:p/>
        </draw:line>
        <draw:line draw:style-name="gr15" draw:text-style-name="P9" draw:layer="layout" svg:x1="23.043cm" svg:y1="34.66cm" svg:x2="23.067cm" svg:y2="35.767cm">
          <text:p/>
        </draw:line>
      </draw:page>
      <draw:page draw:name="page10" draw:style-name="dp1" draw:master-page-name="Default">
        <draw:custom-shape draw:style-name="gr118" draw:text-style-name="P14" draw:layer="layout" svg:width="5.893cm" svg:height="1.323cm" svg:x="28.31cm" svg:y="31.502cm">
          <text:p/>
          <draw:enhanced-geometry svg:viewBox="0 0 21600 21600" draw:mirror-horizontal="false" draw:mirror-vertical="false" draw:type="rectangle" draw:enhanced-path="M 0 0 L 21600 0 21600 21600 0 21600 0 0 Z N"/>
        </draw:custom-shape>
        <draw:frame draw:style-name="gr89" draw:text-style-name="P47" draw:layer="layout" svg:width="3.683cm" svg:height="0.924cm" svg:x="28.315cm" svg:y="32.02cm">
          <draw:text-box>
            <text:p><text:span text:style-name="T25">Conforms To</text:span></text:p>
          </draw:text-box>
        </draw:frame>
        <draw:custom-shape draw:style-name="gr119" draw:text-style-name="P14" draw:layer="layout" svg:width="11.636cm" svg:height="6.351cm" svg:x="6.815cm" svg:y="24.112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text-style-name="P44" draw:layer="layout" svg:width="9.765cm" svg:height="1.492cm" svg:x="7.907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71cm" svg:x="7.991cm" svg:y="27.223cm">
          <draw:glue-point draw:id="4" svg:x="2.977cm" svg:y="4.671cm"/>
          <text:p text:style-name="P1"><text:span text:style-name="T24"><text:s/></text:span><text:span text:style-name="T24">Semantics </text:span></text:p>
          <text:p text:style-name="P1"><text:span text:style-name="T24">(SDF)</text:span></text:p>
          <draw:enhanced-geometry svg:viewBox="0 0 21600 21600" draw:mirror-horizontal="false" draw:mirror-vertical="false" draw:type="rectangle" draw:enhanced-path="M 0 0 L 21600 0 21600 21600 0 21600 0 0 Z N"/>
        </draw:custom-shape>
        <draw:custom-shape draw:style-name="gr120" draw:text-style-name="P44" draw:layer="layout" svg:width="3.295cm" svg:height="1.908cm" svg:x="14.311cm" svg:y="27.209cm">
          <draw:glue-point draw:id="4" svg:x="2.977cm" svg:y="4.671cm"/>
          <text:p text:style-name="P1"><text:span text:style-name="T24"><text:s/></text:span><text:span text:style-name="T24">Semantics </text:span></text:p>
          <text:p text:style-name="P1"><text:span text:style-name="T24">(FSM)</text:span></text:p>
          <draw:enhanced-geometry svg:viewBox="0 0 21600 21600" draw:mirror-horizontal="false" draw:mirror-vertical="false" draw:type="rectangle" draw:enhanced-path="M 0 0 L 21600 0 21600 21600 0 21600 0 0 Z N"/>
        </draw:custom-shape>
        <draw:custom-shape draw:style-name="gr90" draw:text-style-name="P26" draw:layer="layout" svg:width="9.772cm" svg:height="4.817cm" svg:x="7.852cm" svg:y="32.22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3.214cm" svg:height="0.486cm" svg:x="9.766cm" svg:y="32.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8" draw:text-style-name="P27" draw:layer="layout" svg:width="3.683cm" svg:height="0.657cm" svg:x="9.631cm" svg:y="32.249cm">
          <draw:text-box>
            <text:p text:style-name="P1"><text:span text:style-name="T15">D0: SDF</text:span></text:p>
          </draw:text-box>
        </draw:frame>
        <draw:custom-shape draw:style-name="gr122" draw:text-style-name="P14" draw:layer="layout" svg:width="1.839cm" svg:height="1.331cm" svg:x="8.559cm" svg:y="34.401cm">
          <text:p/>
          <draw:enhanced-geometry svg:viewBox="0 0 21600 21600" draw:glue-points="10800 0 0 10800 10800 21600 21600 10800" draw:type="flowchart-process" draw:enhanced-path="M 0 0 L 21600 0 21600 21600 0 21600 0 0 Z N"/>
        </draw:custom-shape>
        <draw:line draw:style-name="gr123" draw:text-style-name="P9" draw:layer="layout" svg:x1="10.495cm" svg:y1="34.802cm" svg:x2="12.332cm" svg:y2="34.77cm">
          <text:p/>
        </draw:line>
        <draw:frame draw:style-name="gr124" draw:text-style-name="P65" draw:layer="layout" svg:width="8.884cm" svg:height="0.983cm" svg:x="5.64cm" svg:y="24.34cm">
          <draw:text-box>
            <text:p text:style-name="P1"><text:span text:style-name="T34">FRAMEWORK</text:span></text:p>
          </draw:text-box>
        </draw:frame>
        <draw:connector draw:style-name="gr125" draw:text-style-name="P9" draw:layer="layout" draw:type="line" svg:x1="28.719cm" svg:y1="31.96cm" svg:x2="31.097cm" svg:y2="31.944cm" svg:d="M28719 31960l2378-16" svg:viewBox="0 0 2379 17">
          <text:p/>
        </draw:connector>
        <draw:frame draw:style-name="gr89" draw:text-style-name="P47" draw:layer="layout" svg:width="3.683cm" svg:height="0.924cm" svg:x="31.416cm" svg:y="32.008cm">
          <draw:text-box>
            <text:p><text:span text:style-name="T25">Refines into</text:span></text:p>
          </draw:text-box>
        </draw:frame>
        <draw:connector draw:style-name="gr126" draw:text-style-name="P9" draw:layer="layout" draw:type="line" svg:x1="31.62cm" svg:y1="31.948cm" svg:x2="33.998cm" svg:y2="31.932cm" svg:d="M31620 31948l2378-16" svg:viewBox="0 0 2379 17">
          <text:p/>
        </draw:connector>
        <draw:custom-shape draw:style-name="gr127" draw:text-style-name="P66" draw:layer="layout" svg:width="4.684cm" svg:height="3.467cm" svg:x="12.413cm" svg:y="33.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1" draw:text-style-name="P64" draw:layer="layout" svg:width="2.791cm" svg:height="0.485cm" svg:x="14.106cm" svg:y="33.40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8" draw:text-style-name="P67" xml:id="id84" draw:id="id84" draw:layer="layout" svg:width="0.915cm" svg:height="0.982cm" svg:x="14.125cm" svg:y="34.897cm">
          <text:p text:style-name="P1"><text:span text:style-name="T35">A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8" draw:text-style-name="P68" xml:id="id85" draw:id="id85" draw:layer="layout" svg:width="0.943cm" svg:height="0.958cm" svg:x="15.527cm" svg:y="34.921cm">
          <text:p text:style-name="P1"><text:span text:style-name="T30">A4</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4.583cm" svg:y1="34.897cm" svg:x2="15.999cm" svg:y2="34.921cm" draw:start-shape="id84" draw:start-glue-point="4" draw:end-shape="id85" draw:end-glue-point="4" svg:d="M14583 34897c0-789 1416-801 1416 24" svg:viewBox="0 0 1417 618">
          <text:p/>
        </draw:connector>
        <draw:connector draw:style-name="gr15" draw:text-style-name="P9" draw:layer="layout" draw:type="curve" svg:x1="15.999cm" svg:y1="35.879cm" svg:x2="14.583cm" svg:y2="35.879cm" draw:start-shape="id85" draw:start-glue-point="8" draw:end-shape="id84" draw:end-glue-point="8" svg:d="M15999 35879c0 790-1416 790-1416 0" svg:viewBox="0 0 1417 594">
          <text:p/>
        </draw:connector>
        <draw:custom-shape draw:style-name="gr7" draw:text-style-name="P8" xml:id="id86" draw:id="id86" draw:layer="layout" svg:width="0.385cm" svg:height="0.289cm" svg:x="13.426cm" svg:y="34.52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5" draw:text-style-name="P9" draw:layer="layout" draw:type="curve" svg:x1="13.755cm" svg:y1="34.771cm" svg:x2="14.125cm" svg:y2="35.388cm" draw:start-shape="id86" draw:start-glue-point="9" draw:end-shape="id84" draw:end-glue-point="6" svg:d="M13755 34771c0 412 123 617 370 617" svg:viewBox="0 0 371 618">
          <text:p/>
        </draw:connector>
        <draw:frame draw:style-name="gr98" draw:text-style-name="P27" draw:layer="layout" svg:width="3.745cm" svg:height="0.657cm" svg:x="13.559cm" svg:y="33.372cm">
          <draw:text-box>
            <text:p text:style-name="P1"><text:span text:style-name="T15">D1: FSM</text:span></text:p>
          </draw:text-box>
        </draw:frame>
        <draw:frame draw:style-name="gr129" draw:text-style-name="P27" draw:layer="layout" svg:width="3.683cm" svg:height="0.948cm" svg:x="6.991cm" svg:y="32.265cm">
          <draw:text-box>
            <text:p text:style-name="P1"><text:span text:style-name="T15">Actor 0</text:span></text:p>
          </draw:text-box>
        </draw:frame>
        <draw:frame draw:style-name="gr129" draw:text-style-name="P27" draw:layer="layout" svg:width="3.683cm" svg:height="0.948cm" svg:x="7.392cm" svg:y="34.365cm">
          <draw:text-box>
            <text:p text:style-name="P1"><text:span text:style-name="T15">Actor 1</text:span></text:p>
          </draw:text-box>
        </draw:frame>
        <draw:frame draw:style-name="gr129" draw:text-style-name="P27" draw:layer="layout" svg:width="3.683cm" svg:height="0.948cm" svg:x="11.293cm" svg:y="33.365cm">
          <draw:text-box>
            <text:p text:style-name="P1"><text:span text:style-name="T15">Actor 2</text:span></text:p>
          </draw:text-box>
        </draw:frame>
        <draw:line draw:style-name="gr123" draw:text-style-name="P9" draw:layer="layout" svg:x1="10.495cm" svg:y1="35.594cm" svg:x2="12.332cm" svg:y2="35.562cm">
          <text:p/>
        </draw:line>
        <draw:line draw:style-name="gr125" draw:text-style-name="P9" draw:layer="layout" svg:x1="12.154cm" svg:y1="32.149cm" svg:x2="12.129cm" svg:y2="26.957cm">
          <text:p/>
        </draw:line>
        <draw:line draw:style-name="gr125" draw:text-style-name="P9" draw:layer="layout" svg:x1="15.803cm" svg:y1="33.3cm" svg:x2="15.817cm" svg:y2="29.454cm">
          <text:p/>
        </draw:line>
        <draw:line draw:style-name="gr125" draw:text-style-name="P9" draw:layer="layout" svg:x1="9.833cm" svg:y1="32.324cm" svg:x2="9.833cm" svg:y2="29.503cm">
          <text:p/>
        </draw:line>
        <draw:frame draw:style-name="gr89" draw:text-style-name="P47" draw:layer="layout" svg:width="3.683cm" svg:height="0.924cm" svg:x="13.916cm" svg:y="31.52cm">
          <draw:text-box>
            <text:p><text:span text:style-name="T25">Conforms To</text:span></text:p>
          </draw:text-box>
        </draw:frame>
        <draw:frame draw:style-name="gr89" draw:text-style-name="P47" draw:layer="layout" svg:width="3.683cm" svg:height="0.924cm" svg:x="10.217cm" svg:y="29.32cm">
          <draw:text-box>
            <text:p><text:span text:style-name="T25">Conforms To</text:span></text:p>
          </draw:text-box>
        </draw:frame>
        <draw:frame draw:style-name="gr89" draw:text-style-name="P47" draw:layer="layout" svg:width="3.683cm" svg:height="0.924cm" svg:x="7.918cm" svg:y="31.32cm">
          <draw:text-box>
            <text:p><text:span text:style-name="T25">Conforms To</text:span></text:p>
          </draw:text-box>
        </draw:frame>
        <draw:line draw:style-name="gr130" draw:text-style-name="P9" draw:layer="layout" svg:x1="18.926cm" svg:y1="33.585cm" svg:x2="16.852cm" svg:y2="34.49cm">
          <text:p/>
        </draw:line>
        <draw:frame draw:style-name="gr131" draw:text-style-name="P69" draw:layer="layout" svg:width="3.683cm" svg:height="0.861cm" svg:x="18.877cm" svg:y="33.228cm">
          <draw:text-box>
            <text:p><text:span text:style-name="T36">Composite Actor</text:span></text:p>
          </draw:text-box>
        </draw:frame>
        <draw:line draw:style-name="gr125" draw:text-style-name="P9" draw:layer="layout" svg:x1="13.92cm" svg:y1="34.944cm" svg:x2="13.849cm" svg:y2="26.887cm">
          <text:p/>
        </draw:line>
        <draw:frame draw:style-name="gr89" draw:text-style-name="P47" draw:layer="layout" svg:width="3.683cm" svg:height="0.924cm" svg:x="12.017cm" svg:y="30.72cm">
          <draw:text-box>
            <text:p><text:span text:style-name="T25">Conforms To</text:span></text:p>
          </draw:text-box>
        </draw:frame>
        <draw:line draw:style-name="gr130" draw:text-style-name="P9" draw:layer="layout" svg:x1="6.283cm" svg:y1="34.462cm" svg:x2="8.665cm" svg:y2="35.102cm">
          <text:p/>
        </draw:line>
        <draw:frame draw:style-name="gr131" draw:text-style-name="P69" draw:layer="layout" svg:width="3.683cm" svg:height="0.861cm" svg:x="4.097cm" svg:y="33.849cm">
          <draw:text-box>
            <text:p><text:span text:style-name="T36">Atomic Actor</text:span></text:p>
          </draw:text-box>
        </draw:frame>
      </draw:page>
      <draw:page draw:name="page11" draw:style-name="dp1" draw:master-page-name="Default">
        <draw:custom-shape draw:style-name="gr132" draw:text-style-name="P14" draw:layer="layout" svg:width="18.207cm" svg:height="4.036cm" svg:x="6.928cm" svg:y="23.7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3" draw:text-style-name="P44" draw:layer="layout" svg:width="6.188cm" svg:height="1.492cm" svg:x="9.071cm" svg:y="25.347cm">
          <text:p text:style-name="P1"><text:span text:style-name="T24">Syntax</text:span></text:p>
          <draw:enhanced-geometry svg:viewBox="0 0 21600 21600" draw:mirror-horizontal="false" draw:mirror-vertical="false" draw:type="rectangle" draw:enhanced-path="M 0 0 L 21600 0 21600 21600 0 21600 0 0 Z N"/>
        </draw:custom-shape>
        <draw:custom-shape draw:style-name="gr134" draw:text-style-name="P26" draw:layer="layout" svg:width="4.614cm" svg:height="3.405cm" svg:x="20.655cm" svg:y="31.05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5" draw:text-style-name="P65" draw:layer="layout" svg:width="13.445cm" svg:height="0.983cm" svg:x="3.488cm" svg:y="24.071cm">
          <draw:text-box>
            <text:p text:style-name="P1"><text:span text:style-name="T34">FRAMEWORK</text:span></text:p>
          </draw:text-box>
        </draw:frame>
        <draw:custom-shape draw:style-name="gr136" draw:text-style-name="P66" draw:layer="layout" svg:width="4.684cm" svg:height="3.467cm" svg:x="13.391cm" svg:y="30.99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19.971cm" svg:y="31.076cm">
          <draw:text-box>
            <text:p text:style-name="P1"><text:span text:style-name="T15">Model 3</text:span></text:p>
          </draw:text-box>
        </draw:frame>
        <draw:frame draw:style-name="gr138" draw:text-style-name="P47" draw:layer="layout" svg:width="3.683cm" svg:height="0.924cm" svg:x="20.866cm" svg:y="29.185cm">
          <draw:text-box>
            <text:p><text:span text:style-name="T25">Conforms To</text:span></text:p>
          </draw:text-box>
        </draw:frame>
        <draw:custom-shape draw:style-name="gr133" draw:text-style-name="P44" draw:layer="layout" svg:width="6.188cm" svg:height="1.492cm" svg:x="16.163cm" svg:y="25.347cm">
          <text:p text:style-name="P1"><text:span text:style-name="T24">Semantics</text:span></text:p>
          <draw:enhanced-geometry svg:viewBox="0 0 21600 21600" draw:mirror-horizontal="false" draw:mirror-vertical="false" draw:type="rectangle" draw:enhanced-path="M 0 0 L 21600 0 21600 21600 0 21600 0 0 Z N"/>
        </draw:custom-shape>
        <draw:frame draw:style-name="gr137" draw:text-style-name="P27" draw:layer="layout" svg:width="3.683cm" svg:height="0.948cm" svg:x="12.401cm" svg:y="31.032cm">
          <draw:text-box>
            <text:p text:style-name="P1"><text:span text:style-name="T15">Model 2</text:span></text:p>
          </draw:text-box>
        </draw:frame>
        <draw:line draw:style-name="gr125" draw:text-style-name="P9" draw:layer="layout" svg:x1="22.726cm" svg:y1="30.791cm" svg:x2="22.726cm" svg:y2="27.97cm">
          <text:p/>
        </draw:line>
        <draw:frame draw:style-name="gr138" draw:text-style-name="P47" draw:layer="layout" svg:width="3.683cm" svg:height="0.924cm" svg:x="20.867cm" svg:y="29.199cm">
          <draw:text-box>
            <text:p><text:span text:style-name="T25">Conforms To</text:span></text:p>
          </draw:text-box>
        </draw:frame>
        <draw:line draw:style-name="gr125" draw:text-style-name="P9" draw:layer="layout" svg:x1="15.552cm" svg:y1="30.767cm" svg:x2="15.552cm" svg:y2="27.946cm">
          <text:p/>
        </draw:line>
        <draw:frame draw:style-name="gr138" draw:text-style-name="P47" draw:layer="layout" svg:width="3.683cm" svg:height="0.924cm" svg:x="13.693cm" svg:y="29.175cm">
          <draw:text-box>
            <text:p><text:span text:style-name="T25">Conforms To</text:span></text:p>
          </draw:text-box>
        </draw:frame>
        <draw:line draw:style-name="gr125" draw:text-style-name="P9" draw:layer="layout" svg:x1="15.553cm" svg:y1="30.781cm" svg:x2="15.553cm" svg:y2="27.96cm">
          <text:p/>
        </draw:line>
        <draw:frame draw:style-name="gr138" draw:text-style-name="P47" draw:layer="layout" svg:width="3.683cm" svg:height="0.924cm" svg:x="13.694cm" svg:y="29.189cm">
          <draw:text-box>
            <text:p><text:span text:style-name="T25">Conforms To</text:span></text:p>
          </draw:text-box>
        </draw:frame>
        <draw:custom-shape draw:style-name="gr136" draw:text-style-name="P66" draw:layer="layout" svg:width="4.684cm" svg:height="3.467cm" svg:x="6.556cm" svg:y="31.0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7" draw:text-style-name="P27" draw:layer="layout" svg:width="3.683cm" svg:height="0.948cm" svg:x="5.566cm" svg:y="31.046cm">
          <draw:text-box>
            <text:p text:style-name="P1"><text:span text:style-name="T15">Model 1</text:span></text:p>
          </draw:text-box>
        </draw:frame>
        <draw:line draw:style-name="gr125" draw:text-style-name="P9" draw:layer="layout" svg:x1="8.817cm" svg:y1="30.781cm" svg:x2="8.817cm" svg:y2="27.96cm">
          <text:p/>
        </draw:line>
        <draw:frame draw:style-name="gr138" draw:text-style-name="P47" draw:layer="layout" svg:width="3.683cm" svg:height="0.924cm" svg:x="6.958cm" svg:y="29.189cm">
          <draw:text-box>
            <text:p><text:span text:style-name="T25">Conforms To</text:span></text:p>
          </draw:text-box>
        </draw:frame>
        <draw:line draw:style-name="gr125" draw:text-style-name="P9" draw:layer="layout" svg:x1="8.818cm" svg:y1="30.795cm" svg:x2="8.818cm" svg:y2="27.974cm">
          <text:p/>
        </draw:line>
        <draw:line draw:style-name="gr130" draw:text-style-name="P9" draw:layer="layout" svg:x1="26.975cm" svg:y1="31.006cm" svg:x2="24.901cm" svg:y2="31.911cm">
          <text:p/>
        </draw:line>
        <draw:frame draw:style-name="gr139" draw:text-style-name="P69" draw:layer="layout" svg:width="3.683cm" svg:height="1.081cm" svg:x="27.151cm" svg:y="30.245cm">
          <draw:text-box>
            <text:p><text:span text:style-name="T36">Resulting Behavior</text:span></text:p>
          </draw:text-box>
        </draw:frame>
        <draw:frame draw:style-name="gr140" draw:text-style-name="P70" draw:layer="layout" svg:width="1.592cm" svg:height="1.517cm" svg:x="11.659cm" svg:y="32.243cm">
          <draw:text-box>
            <text:p><text:span text:style-name="T37">+</text:span></text:p>
          </draw:text-box>
        </draw:frame>
        <draw:frame draw:style-name="gr141" draw:text-style-name="P70" draw:layer="layout" svg:width="1.592cm" svg:height="1.558cm" svg:x="18.7cm" svg:y="32.244cm">
          <draw:text-box>
            <text:p><text:span text:style-name="T37">=</text:span></text:p>
          </draw:text-box>
        </draw:frame>
        <draw:line draw:style-name="gr142" draw:text-style-name="P9" draw:layer="layout" svg:x1="19.248cm" svg:y1="32.256cm" svg:x2="19.271cm" svg:y2="28.04cm">
          <text:p/>
        </draw:line>
        <draw:frame draw:style-name="gr143" draw:text-style-name="P47" draw:layer="layout" svg:width="3.683cm" svg:height="0.666cm" svg:x="17.161cm" svg:y="29.435cm">
          <draw:text-box>
            <text:p><text:span text:style-name="T25">Generates</text:span></text:p>
          </draw:text-box>
        </draw:frame>
        <draw:line draw:style-name="gr125" draw:text-style-name="P9" draw:layer="layout" svg:x1="12.287cm" svg:y1="32.356cm" svg:x2="12.31cm" svg:y2="27.983cm">
          <text:p/>
        </draw:line>
        <draw:frame draw:style-name="gr143" draw:text-style-name="P47" draw:layer="layout" svg:width="3.683cm" svg:height="0.666cm" svg:x="10.279cm" svg:y="29.554cm">
          <draw:text-box>
            <text:p><text:span text:style-name="T25">Specifies</text:span></text:p>
          </draw:text-box>
        </draw:frame>
      </draw:page>
      <draw:page draw:name="page12" draw:style-name="dp1" draw:master-page-name="Default">
        <draw:frame draw:style-name="gr144" draw:text-style-name="P9" draw:layer="layout" svg:width="14.604cm" svg:height="17.567cm" svg:x="12.532cm" svg:y="22.077cm">
          <draw:image xlink:href="Pictures/10000201000002280000029813B6F937.png" xlink:type="simple" xlink:show="embed" xlink:actuate="onLoad">
            <text:p/>
          </draw:image>
        </draw:frame>
        <draw:custom-shape draw:style-name="gr145" draw:text-style-name="P9" draw:layer="layout" svg:width="1.777cm" svg:height="3.046cm" svg:x="27.466cm" svg:y="29.0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3" draw:text-style-name="P9" draw:layer="layout" svg:width="1.777cm" svg:height="5.111cm" svg:x="27.37cm" svg:y="23.56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9.31cm" svg:y="25.612cm">
          <draw:text-box>
            <text:p>Component type</text:p>
            <text:p/>
            <text:p/>
          </draw:text-box>
        </draw:frame>
        <draw:frame draw:style-name="gr147" draw:text-style-name="P46" draw:layer="layout" svg:width="4.86cm" svg:height="1.704cm" svg:x="29.28cm" svg:y="30.119cm">
          <draw:text-box>
            <text:p>Connector type</text:p>
          </draw:text-box>
        </draw:frame>
        <draw:custom-shape draw:style-name="gr13" draw:text-style-name="P9" draw:layer="layout" svg:width="1.189cm" svg:height="1.716cm" svg:x="17.912cm" svg:y="33.10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5" draw:text-style-name="P9" draw:layer="layout" svg:width="1.02cm" svg:height="1.358cm" svg:x="20.451cm" svg:y="34.75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19.322cm" svg:y="33.406cm">
          <draw:text-box>
            <text:p>Component instance</text:p>
            <text:p/>
            <text:p/>
          </draw:text-box>
        </draw:frame>
        <draw:frame draw:style-name="gr147" draw:text-style-name="P46" draw:layer="layout" svg:width="6.215cm" svg:height="1.704cm" svg:x="21.637cm" svg:y="34.91cm">
          <draw:text-box>
            <text:p>Connector instance</text:p>
          </draw:text-box>
        </draw:frame>
        <draw:custom-shape draw:style-name="gr148" draw:text-style-name="P9" draw:layer="layout" svg:width="1.02cm" svg:height="1.93cm" svg:x="21.81cm" svg:y="36.68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7.755cm" svg:height="2.387cm" svg:x="23.292cm" svg:y="37.196cm">
          <draw:text-box>
            <text:p>Binding</text:p>
            <text:p/>
            <text:p/>
          </draw:text-box>
        </draw:frame>
        <draw:custom-shape draw:style-name="gr149" draw:text-style-name="P9" draw:layer="layout" svg:width="1.189cm" svg:height="6.076cm" svg:x="27.495cm" svg:y="32.96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6" draw:text-style-name="P46" draw:layer="layout" svg:width="6.215cm" svg:height="2.387cm" svg:x="29.039cm" svg:y="35.482cm">
          <draw:text-box>
            <text:p>Manually specified</text:p>
            <text:p>by the System Designer</text:p>
          </draw:text-box>
        </draw:frame>
      </draw:page>
      <draw:page draw:name="page13" draw:style-name="dp1" draw:master-page-name="Default">
        <draw:custom-shape draw:style-name="gr150" draw:text-style-name="P71" draw:layer="layout" svg:width="4.728cm" svg:height="2.786cm" svg:x="58.82cm" svg:y="25.18cm">
          <draw:glue-point draw:id="12" svg:x="4.49cm" svg:y="2.03cm"/>
          <text:p text:style-name="P1"><text:span text:style-name="T38">Coordination</text:span></text:p>
          <text:p text:style-name="P1"><text:span text:style-name="T38">Pattern Approach</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51"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0" draw:text-style-name="P29" draw:layer="layout" svg:width="1.778cm" svg:height="0.624cm" svg:x="52.382cm" svg:y="35.337cm">
            <draw:text-box>
              <text:p><text:span text:style-name="T16">Model 1</text:span></text:p>
            </draw:text-box>
          </draw:frame>
          <draw:custom-shape draw:style-name="gr152"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674cm" svg:y="35.791cm">
            <draw:text-box>
              <text:p><text:span text:style-name="T16">Model 2</text:span></text:p>
            </draw:text-box>
          </draw:frame>
          <draw:frame draw:style-name="gr153" draw:text-style-name="P9" draw:layer="layout" svg:width="2.767cm" svg:height="2.357cm" svg:x="52.767cm" svg:y="36.329cm">
            <draw:image xlink:href="Pictures/100000000000025C000001195CB24E88.png" xlink:type="simple" xlink:show="embed" xlink:actuate="onLoad">
              <text:p/>
            </draw:image>
          </draw:frame>
          <draw:custom-shape draw:style-name="gr152"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1" draw:text-style-name="P29" draw:layer="layout" svg:width="1.829cm" svg:height="0.761cm" svg:x="52.993cm" svg:y="36.252cm">
            <draw:text-box>
              <text:p><text:span text:style-name="T16">Model 3</text:span></text:p>
            </draw:text-box>
          </draw:frame>
          <draw:frame draw:style-name="gr154" draw:text-style-name="P9" draw:layer="layout" svg:width="2.767cm" svg:height="2.357cm" svg:x="52.944cm" svg:y="36.867cm">
            <draw:image xlink:href="Pictures/100000000000025C00000119D93C9EE8.png" xlink:type="simple" xlink:show="embed" xlink:actuate="onLoad">
              <text:p/>
            </draw:image>
          </draw:frame>
        </draw:g>
        <draw:g>
          <draw:line draw:style-name="gr155" draw:text-style-name="P9" draw:layer="layout" svg:x1="56.865cm" svg:y1="32.273cm" svg:x2="56.865cm" svg:y2="33.156cm">
            <text:p/>
          </draw:line>
          <draw:line draw:style-name="gr155" draw:text-style-name="P9" draw:layer="layout" svg:x1="56.317cm" svg:y1="32.758cm" svg:x2="57.475cm" svg:y2="32.734cm">
            <text:p/>
          </draw:line>
          <draw:line draw:style-name="gr155" draw:text-style-name="P9" draw:layer="layout" svg:x1="56.861cm" svg:y1="33.159cm" svg:x2="56.397cm" svg:y2="33.961cm">
            <text:p/>
          </draw:line>
          <draw:line draw:style-name="gr155" draw:text-style-name="P9" draw:layer="layout" svg:x1="57.303cm" svg:y1="33.937cm" svg:x2="56.882cm" svg:y2="33.135cm">
            <text:p/>
          </draw:line>
          <draw:custom-shape draw:style-name="gr156" draw:text-style-name="P36" draw:layer="layout" svg:width="0.635cm" svg:height="0.614cm" svg:x="56.55cm" svg:y="31.704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57" draw:text-style-name="P72" draw:layer="layout" svg:width="3.447cm" svg:height="1.605cm" svg:x="55.275cm" svg:y="33.571cm">
          <draw:text-box>
            <text:p text:style-name="P1"><text:span text:style-name="T3"/></text:p>
            <text:p text:style-name="P1"><text:span text:style-name="T30">System </text:span></text:p>
            <text:p text:style-name="P1"><text:span text:style-name="T30">Designer</text:span></text:p>
          </draw:text-box>
        </draw:frame>
        <draw:line draw:style-name="gr158" draw:text-style-name="P73" draw:layer="layout" svg:x1="61.61cm" svg:y1="35.203cm" svg:x2="61.61cm" svg:y2="28.45cm">
          <text:p><text:span text:style-name="T24"><text:s text:c="7"/></text:span><text:span text:style-name="T24">generates</text:span></text:p>
          <text:p><text:span text:style-name="T24"/></text:p>
        </draw:line>
        <draw:custom-shape draw:style-name="gr159" draw:text-style-name="P74" draw:layer="layout" svg:width="4.383cm" svg:height="3.851cm" svg:x="59.531cm" svg:y="35.663cm">
          <text:p text:style-name="P1"><text:span text:style-name="T39"><text:s/></text:span><text:span text:style-name="T39">Coordination</text:span></text:p>
          <text:p text:style-name="P1"><text:span text:style-name="T39">/</text:span></text:p>
          <text:p text:style-name="P1"><text:span text:style-name="T39">Commun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0" draw:text-style-name="P1" draw:layer="layout" svg:x1="56.012cm" svg:y1="37.043cm" svg:x2="59.077cm" svg:y2="37.069cm">
          <text:p/>
        </draw:line>
        <draw:line draw:style-name="gr160" draw:text-style-name="P1" draw:layer="layout" svg:x1="56.05cm" svg:y1="38.026cm" svg:x2="58.463cm" svg:y2="38.165cm">
          <text:p/>
        </draw:line>
        <draw:line draw:style-name="gr160" draw:text-style-name="P1" draw:layer="layout" svg:x1="55.955cm" svg:y1="36.382cm" svg:x2="59.207cm" svg:y2="36.628cm">
          <text:p/>
        </draw:line>
        <draw:line draw:style-name="gr160" draw:text-style-name="P1" draw:layer="layout" svg:x1="56.031cm" svg:y1="38.725cm" svg:x2="58.639cm" svg:y2="38.536cm">
          <text:p/>
        </draw:line>
        <draw:line draw:style-name="gr160" draw:text-style-name="P1" draw:layer="layout" svg:x1="63.955cm" svg:y1="37.542cm" svg:x2="67.3cm" svg:y2="37.126cm">
          <text:p/>
        </draw:line>
        <draw:line draw:style-name="gr160" draw:text-style-name="P1" draw:layer="layout" svg:x1="64.056cm" svg:y1="38.09cm" svg:x2="67.283cm" svg:y2="38.109cm">
          <text:p/>
        </draw:line>
        <draw:g>
          <draw:custom-shape draw:style-name="gr161"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54" draw:text-style-name="P9" draw:layer="layout" svg:width="2.655cm" svg:height="2.375cm" svg:x="67.569cm" svg:y="36.341cm">
            <draw:image xlink:href="Pictures/100000000000022200000189A640F651.png" xlink:type="simple" xlink:show="embed" xlink:actuate="onLoad">
              <text:p/>
            </draw:image>
          </draw:frame>
          <draw:custom-shape draw:style-name="gr162"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50" draw:text-style-name="P29" draw:layer="layout" svg:width="1.757cm" svg:height="0.624cm" svg:x="67.347cm" svg:y="35.853cm">
            <draw:text-box>
              <text:p><text:span text:style-name="T16">Model A</text:span></text:p>
            </draw:text-box>
          </draw:frame>
          <draw:frame draw:style-name="gr50" draw:text-style-name="P29" draw:layer="layout" svg:width="1.79cm" svg:height="0.624cm" svg:x="67.661cm" svg:y="36.671cm">
            <draw:text-box>
              <text:p><text:span text:style-name="T16">Model B</text:span></text:p>
            </draw:text-box>
          </draw:frame>
          <draw:frame draw:style-name="gr154" draw:text-style-name="P9" draw:layer="layout" svg:width="2.655cm" svg:height="2.375cm" svg:x="67.808cm" svg:y="36.86cm">
            <draw:image xlink:href="Pictures/1000000000000222000001893937AB0F.png" xlink:type="simple" xlink:show="embed" xlink:actuate="onLoad">
              <text:p/>
            </draw:image>
          </draw:frame>
          <draw:frame draw:style-name="gr50" draw:text-style-name="P29" draw:layer="layout" svg:width="1.757cm" svg:height="0.624cm" svg:x="67.642cm" svg:y="36.383cm">
            <draw:text-box>
              <text:p><text:span text:style-name="T16">Model B</text:span></text:p>
            </draw:text-box>
          </draw:frame>
        </draw:g>
        <draw:line draw:style-name="gr163" draw:text-style-name="P73" draw:layer="layout" svg:x1="57.981cm" svg:y1="34.673cm" svg:x2="60.551cm" svg:y2="35.681cm">
          <text:p text:style-name="P1"><text:span text:style-name="T24"/></text:p>
          <text:p text:style-name="P1"><text:span text:style-name="T24">defines</text:span></text:p>
          <text:p text:style-name="P1"><text:span text:style-name="T33"/></text:p>
          <text:p text:style-name="P1"><text:span text:style-name="T33"/></text:p>
        </draw:line>
        <draw:line draw:style-name="gr164" draw:text-style-name="P75" draw:layer="layout" svg:x1="56.343cm" svg:y1="28.725cm" svg:x2="59.114cm" svg:y2="27.163cm">
          <text:p text:style-name="P1"><text:span text:style-name="T24">captures</text:span></text:p>
          <text:p text:style-name="P1"><text:span text:style-name="T33"/></text:p>
        </draw:line>
        <draw:custom-shape draw:style-name="gr165" draw:text-style-name="P76" draw:layer="layout" svg:width="4.282cm" svg:height="2.072cm" svg:x="54.198cm" svg:y="28.721cm">
          <text:p text:style-name="P1"><text:span text:style-name="T40"/></text:p>
          <text:p text:style-name="P1"><text:span text:style-name="T19">Know-how </text:span></text:p>
          <text:p text:style-name="P1"><text:span text:style-name="T40"/></text:p>
          <text:p text:style-name="P1"><text:span text:style-name="T35"/></text:p>
          <draw:enhanced-geometry svg:viewBox="0 0 21600 21600" draw:text-areas="3000 3320 17110 17330" draw:type="cloud-callout" draw:modifiers="12855.1015643241 28404.052098408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62" draw:text-style-name="P30" draw:layer="layout" svg:width="3.052cm" svg:height="3.195cm" svg:x="66.901cm" svg:y="24.965cm">
          <text:p/>
          <draw:enhanced-geometry svg:viewBox="0 0 21600 21600" draw:glue-points="10800 0 0 10800 10800 21600 21600 10800" draw:type="flowchart-process" draw:enhanced-path="M 0 0 L 21600 0 21600 21600 0 21600 0 0 Z N"/>
        </draw:custom-shape>
        <draw:custom-shape draw:style-name="gr152" draw:text-style-name="P28" draw:layer="layout" svg:width="3.21cm" svg:height="3.259cm" svg:x="52.445cm" svg:y="24.95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66" draw:text-style-name="P72" draw:layer="layout" svg:width="3.447cm" svg:height="1.339cm" svg:x="52.077cm" svg:y="24.951cm">
          <draw:text-box>
            <text:p text:style-name="P1"><text:span text:style-name="T30">Language 1</text:span></text:p>
          </draw:text-box>
        </draw:frame>
        <draw:frame draw:style-name="gr166" draw:text-style-name="P72" draw:layer="layout" svg:width="3.447cm" svg:height="1.339cm" svg:x="66.435cm" svg:y="25.021cm">
          <draw:text-box>
            <text:p text:style-name="P1"><text:span text:style-name="T30">Language 2</text:span></text:p>
          </draw:text-box>
        </draw:frame>
        <draw:line draw:style-name="gr160" draw:text-style-name="P1" draw:layer="layout" svg:x1="63.677cm" svg:y1="26.527cm" svg:x2="66.685cm" svg:y2="26.477cm">
          <text:p/>
        </draw:line>
        <draw:line draw:style-name="gr167" draw:text-style-name="P73" draw:layer="layout" svg:x1="53.924cm" svg:y1="34.068cm" svg:x2="53.95cm" svg:y2="28.701cm">
          <text:p text:style-name="P1"><text:span text:style-name="T24"/></text:p>
          <text:p text:style-name="P1"><text:span text:style-name="T33"/></text:p>
          <text:p text:style-name="P1"><text:span text:style-name="T33"/></text:p>
        </draw:line>
        <draw:line draw:style-name="gr167" draw:text-style-name="P73" draw:layer="layout" svg:x1="68.474cm" svg:y1="34.282cm" svg:x2="68.489cm" svg:y2="28.776cm">
          <text:p text:style-name="P1"><text:span text:style-name="T24"/></text:p>
          <text:p text:style-name="P1"><text:span text:style-name="T33"/></text:p>
          <text:p text:style-name="P1"><text:span text:style-name="T33"/></text:p>
        </draw:line>
        <draw:line draw:style-name="gr160" draw:text-style-name="P1" draw:layer="layout" svg:x1="55.777cm" svg:y1="26.527cm" svg:x2="58.785cm" svg:y2="26.477cm">
          <text:p/>
        </draw:line>
        <draw:frame draw:style-name="gr168" draw:text-style-name="P72" draw:layer="layout" svg:width="3.447cm" svg:height="1.402cm" svg:x="51.465cm" svg:y="32.657cm">
          <draw:text-box>
            <text:p text:style-name="P1"><text:span text:style-name="T30">Conforms to</text:span></text:p>
          </draw:text-box>
        </draw:frame>
        <draw:frame draw:style-name="gr168" draw:text-style-name="P72" draw:layer="layout" svg:width="3.447cm" svg:height="1.402cm" svg:x="66.031cm" svg:y="32.783cm">
          <draw:text-box>
            <text:p text:style-name="P1"><text:span text:style-name="T30">Conforms to</text:span></text:p>
          </draw:text-box>
        </draw:frame>
      </draw:page>
      <draw:page draw:name="page14" draw:style-name="dp1" draw:master-page-name="Default">
        <draw:line draw:style-name="gr169" draw:text-style-name="P1" draw:layer="layout" svg:x1="56.023cm" svg:y1="29.953cm" svg:x2="59.031cm" svg:y2="29.903cm">
          <text:p/>
        </draw:line>
        <draw:custom-shape draw:style-name="gr170" draw:text-style-name="P71" draw:layer="layout" svg:width="4.728cm" svg:height="2.786cm" svg:x="58.825cm" svg:y="25.65cm">
          <draw:glue-point draw:id="12" svg:x="4.49cm" svg:y="2.03cm"/>
          <text:p text:style-name="P1"><text:span text:style-name="T38">BCOoL </text:span></text:p>
          <text:p text:style-name="P1"><text:span text:style-name="T3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171" draw:text-style-name="P28" draw:layer="layout" svg:width="3.209cm" svg:height="3.259cm" svg:x="52.34cm" svg:y="35.4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2" draw:text-style-name="P29" draw:layer="layout" svg:width="1.778cm" svg:height="0.624cm" svg:x="52.382cm" svg:y="35.337cm">
            <draw:text-box>
              <text:p><text:span text:style-name="T16">Model 1</text:span></text:p>
            </draw:text-box>
          </draw:frame>
          <draw:custom-shape draw:style-name="gr173" draw:text-style-name="P28" draw:layer="layout" svg:width="3.21cm" svg:height="3.259cm" svg:x="52.565cm" svg:y="35.8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4" draw:text-style-name="P29" draw:layer="layout" svg:width="1.829cm" svg:height="0.761cm" svg:x="52.674cm" svg:y="35.791cm">
            <draw:text-box>
              <text:p><text:span text:style-name="T16">Model 2</text:span></text:p>
            </draw:text-box>
          </draw:frame>
          <draw:frame draw:style-name="gr175" draw:text-style-name="P9" draw:layer="layout" svg:width="2.767cm" svg:height="2.357cm" svg:x="52.767cm" svg:y="36.329cm">
            <draw:image xlink:href="Pictures/100000000000025C000001195CB24E88.png" xlink:type="simple" xlink:show="embed" xlink:actuate="onLoad">
              <text:p/>
            </draw:image>
          </draw:frame>
          <draw:custom-shape draw:style-name="gr173" draw:text-style-name="P28" draw:layer="layout" svg:width="3.21cm" svg:height="3.259cm" svg:x="52.805cm" svg:y="36.3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4" draw:text-style-name="P29" draw:layer="layout" svg:width="1.829cm" svg:height="0.761cm" svg:x="52.993cm" svg:y="36.252cm">
            <draw:text-box>
              <text:p><text:span text:style-name="T16">Model 3</text:span></text:p>
            </draw:text-box>
          </draw:frame>
          <draw:frame draw:style-name="gr176" draw:text-style-name="P9" draw:layer="layout" svg:width="2.767cm" svg:height="2.357cm" svg:x="52.944cm" svg:y="36.867cm">
            <draw:image xlink:href="Pictures/100000000000025C00000119D93C9EE8.png" xlink:type="simple" xlink:show="embed" xlink:actuate="onLoad">
              <text:p/>
            </draw:image>
          </draw:frame>
        </draw:g>
        <draw:g>
          <draw:line draw:style-name="gr155" draw:text-style-name="P9" draw:layer="layout" svg:x1="53.356cm" svg:y1="23.278cm" svg:x2="53.356cm" svg:y2="23.89cm">
            <text:p/>
          </draw:line>
          <draw:line draw:style-name="gr155" draw:text-style-name="P9" draw:layer="layout" svg:x1="52.937cm" svg:y1="23.614cm" svg:x2="53.822cm" svg:y2="23.597cm">
            <text:p/>
          </draw:line>
          <draw:line draw:style-name="gr155" draw:text-style-name="P9" draw:layer="layout" svg:x1="53.353cm" svg:y1="23.892cm" svg:x2="52.998cm" svg:y2="24.448cm">
            <text:p/>
          </draw:line>
          <draw:line draw:style-name="gr155" draw:text-style-name="P9" draw:layer="layout" svg:x1="53.691cm" svg:y1="24.431cm" svg:x2="53.369cm" svg:y2="23.875cm">
            <text:p/>
          </draw:line>
          <draw:custom-shape draw:style-name="gr177" draw:text-style-name="P36" draw:layer="layout" svg:width="0.485cm" svg:height="0.426cm" svg:x="53.115cm" svg:y="22.883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78" draw:text-style-name="P78" draw:layer="layout" svg:width="3.447cm" svg:height="1.605cm" svg:x="51.418cm" svg:y="24.012cm">
          <draw:text-box>
            <text:p text:style-name="P77"><text:span text:style-name="T3"/></text:p>
            <text:p text:style-name="P77"><text:span text:style-name="T3">System </text:span></text:p>
            <text:p text:style-name="P77"><text:span text:style-name="T3">Designer</text:span></text:p>
          </draw:text-box>
        </draw:frame>
        <draw:custom-shape draw:style-name="gr179" draw:text-style-name="P74" draw:layer="layout" svg:width="4.383cm" svg:height="3.851cm" svg:x="59.531cm" svg:y="35.663cm">
          <text:p text:style-name="P1"><text:span text:style-name="T39"><text:s/></text:span><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 draw:layer="layout" svg:x1="56.012cm" svg:y1="37.043cm" svg:x2="59.077cm" svg:y2="37.069cm">
          <text:p/>
        </draw:line>
        <draw:line draw:style-name="gr169" draw:text-style-name="P1" draw:layer="layout" svg:x1="56.05cm" svg:y1="38.026cm" svg:x2="58.463cm" svg:y2="38.165cm">
          <text:p/>
        </draw:line>
        <draw:line draw:style-name="gr169" draw:text-style-name="P1" draw:layer="layout" svg:x1="55.955cm" svg:y1="36.382cm" svg:x2="59.207cm" svg:y2="36.628cm">
          <text:p/>
        </draw:line>
        <draw:line draw:style-name="gr169" draw:text-style-name="P1" draw:layer="layout" svg:x1="56.031cm" svg:y1="38.725cm" svg:x2="58.639cm" svg:y2="38.536cm">
          <text:p/>
        </draw:line>
        <draw:line draw:style-name="gr169" draw:text-style-name="P1" draw:layer="layout" svg:x1="63.955cm" svg:y1="37.542cm" svg:x2="67.3cm" svg:y2="37.126cm">
          <text:p/>
        </draw:line>
        <draw:line draw:style-name="gr169" draw:text-style-name="P1" draw:layer="layout" svg:x1="64.056cm" svg:y1="38.09cm" svg:x2="67.283cm" svg:y2="38.109cm">
          <text:p/>
        </draw:line>
        <draw:g>
          <draw:custom-shape draw:style-name="gr180" draw:text-style-name="P30" draw:layer="layout" svg:width="3.118cm" svg:height="3.239cm" svg:x="67.307cm" svg:y="35.888cm">
            <text:p/>
            <draw:enhanced-geometry svg:viewBox="0 0 21600 21600" draw:glue-points="10800 0 0 10800 10800 21600 21600 10800" draw:type="flowchart-process" draw:enhanced-path="M 0 0 L 21600 0 21600 21600 0 21600 0 0 Z N"/>
          </draw:custom-shape>
          <draw:frame draw:style-name="gr176" draw:text-style-name="P9" draw:layer="layout" svg:width="2.655cm" svg:height="2.375cm" svg:x="67.569cm" svg:y="36.341cm">
            <draw:image xlink:href="Pictures/100000000000022200000189A640F651.png" xlink:type="simple" xlink:show="embed" xlink:actuate="onLoad">
              <text:p/>
            </draw:image>
          </draw:frame>
          <draw:custom-shape draw:style-name="gr181" draw:text-style-name="P30" draw:layer="layout" svg:width="3.052cm" svg:height="3.195cm" svg:x="67.557cm" svg:y="36.341cm">
            <text:p/>
            <draw:enhanced-geometry svg:viewBox="0 0 21600 21600" draw:glue-points="10800 0 0 10800 10800 21600 21600 10800" draw:type="flowchart-process" draw:enhanced-path="M 0 0 L 21600 0 21600 21600 0 21600 0 0 Z N"/>
          </draw:custom-shape>
          <draw:frame draw:style-name="gr172" draw:text-style-name="P29" draw:layer="layout" svg:width="1.757cm" svg:height="0.624cm" svg:x="67.347cm" svg:y="35.853cm">
            <draw:text-box>
              <text:p><text:span text:style-name="T16">Model A</text:span></text:p>
            </draw:text-box>
          </draw:frame>
          <draw:frame draw:style-name="gr172" draw:text-style-name="P29" draw:layer="layout" svg:width="1.79cm" svg:height="0.624cm" svg:x="67.661cm" svg:y="36.671cm">
            <draw:text-box>
              <text:p><text:span text:style-name="T16">Model B</text:span></text:p>
            </draw:text-box>
          </draw:frame>
          <draw:frame draw:style-name="gr176" draw:text-style-name="P9" draw:layer="layout" svg:width="2.655cm" svg:height="2.375cm" svg:x="67.808cm" svg:y="36.86cm">
            <draw:image xlink:href="Pictures/1000000000000222000001893937AB0F.png" xlink:type="simple" xlink:show="embed" xlink:actuate="onLoad">
              <text:p/>
            </draw:image>
          </draw:frame>
          <draw:frame draw:style-name="gr172" draw:text-style-name="P29" draw:layer="layout" svg:width="1.757cm" svg:height="0.624cm" svg:x="67.642cm" svg:y="36.383cm">
            <draw:text-box>
              <text:p><text:span text:style-name="T16">Model B</text:span></text:p>
            </draw:text-box>
          </draw:frame>
        </draw:g>
        <draw:line draw:style-name="gr182" draw:text-style-name="P73" draw:layer="layout" svg:x1="61.411cm" svg:y1="35.169cm" svg:x2="61.492cm" svg:y2="28.114cm">
          <text:p text:style-name="P1"><text:span text:style-name="T24"/></text:p>
          <text:p text:style-name="P1"><text:span text:style-name="T24">reifies in</text:span></text:p>
          <text:p text:style-name="P1"><text:span text:style-name="T33"/></text:p>
          <text:p text:style-name="P1"><text:span text:style-name="T33"/></text:p>
        </draw:line>
        <draw:line draw:style-name="gr183" draw:text-style-name="P75" draw:layer="layout" svg:x1="56.24cm" svg:y1="22.028cm" svg:x2="59.87cm" svg:y2="25.658cm">
          <text:p text:style-name="P1"><text:span text:style-name="T24">captures</text:span></text:p>
          <text:p text:style-name="P1"><text:span text:style-name="T33"/></text:p>
        </draw:line>
        <draw:custom-shape draw:style-name="gr184" draw:text-style-name="P76" draw:layer="layout" svg:width="2.699cm" svg:height="1.544cm" svg:x="53.212cm" svg:y="20.327cm">
          <text:p text:style-name="P1"><text:span text:style-name="T40"/></text:p>
          <text:p text:style-name="P1"><text:span text:style-name="T3"/></text:p>
          <text:p text:style-name="P1"><text:span text:style-name="T3"><text:s text:c="2"/></text:span><text:span text:style-name="T3">Know-how </text:span></text:p>
          <text:p text:style-name="P1"><text:span text:style-name="T40"/></text:p>
          <text:p text:style-name="P1"><text:span text:style-name="T35"/></text:p>
          <draw:enhanced-geometry svg:viewBox="0 0 21600 21600" draw:text-areas="3000 3320 17110 17330" draw:type="cloud-callout" draw:modifiers="760 31246.601941747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1" draw:text-style-name="P30" draw:layer="layout" svg:width="3.052cm" svg:height="3.195cm" svg:x="65.364cm" svg:y="25.908cm">
          <text:p/>
          <draw:enhanced-geometry svg:viewBox="0 0 21600 21600" draw:glue-points="10800 0 0 10800 10800 21600 21600 10800" draw:type="flowchart-process" draw:enhanced-path="M 0 0 L 21600 0 21600 21600 0 21600 0 0 Z N"/>
        </draw:custom-shape>
        <draw:custom-shape draw:style-name="gr173" draw:text-style-name="P28" draw:layer="layout" svg:width="3.21cm" svg:height="3.259cm" svg:x="53.799cm" svg:y="25.9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5" draw:text-style-name="P72" draw:layer="layout" svg:width="3.447cm" svg:height="1.339cm" svg:x="53.965cm" svg:y="26.326cm">
          <draw:text-box>
            <text:p text:style-name="P1"><text:span text:style-name="T30">Language 1</text:span></text:p>
          </draw:text-box>
        </draw:frame>
        <draw:frame draw:style-name="gr185" draw:text-style-name="P72" draw:layer="layout" svg:width="3.447cm" svg:height="1.339cm" svg:x="65cm" svg:y="25.821cm">
          <draw:text-box>
            <text:p text:style-name="P1"><text:span text:style-name="T30">Language 2</text:span></text:p>
          </draw:text-box>
        </draw:frame>
        <draw:line draw:style-name="gr169" draw:text-style-name="P1" draw:layer="layout" svg:x1="72.496cm" svg:y1="29.439cm" svg:x2="75.504cm" svg:y2="29.389cm">
          <text:p/>
        </draw:line>
        <draw:line draw:style-name="gr186" draw:text-style-name="P73" draw:layer="layout" svg:x1="54.027cm" svg:y1="36.837cm" svg:x2="54.053cm" svg:y2="31.47cm">
          <text:p text:style-name="P1"><text:span text:style-name="T24"/></text:p>
          <text:p text:style-name="P1"><text:span text:style-name="T33"/></text:p>
          <text:p text:style-name="P1"><text:span text:style-name="T33"/></text:p>
        </draw:line>
        <draw:line draw:style-name="gr186" draw:text-style-name="P73" draw:layer="layout" svg:x1="68.474cm" svg:y1="34.282cm" svg:x2="68.489cm" svg:y2="28.776cm">
          <text:p text:style-name="P1"><text:span text:style-name="T24"/></text:p>
          <text:p text:style-name="P1"><text:span text:style-name="T33"/></text:p>
          <text:p text:style-name="P1"><text:span text:style-name="T33"/></text:p>
        </draw:line>
        <draw:frame draw:style-name="gr187" draw:text-style-name="P72" draw:layer="layout" svg:width="3.447cm" svg:height="1.402cm" svg:x="51.568cm" svg:y="35.426cm">
          <draw:text-box>
            <text:p text:style-name="P1"><text:span text:style-name="T30">Conforms to</text:span></text:p>
          </draw:text-box>
        </draw:frame>
        <draw:frame draw:style-name="gr187" draw:text-style-name="P72" draw:layer="layout" svg:width="3.447cm" svg:height="1.402cm" svg:x="66.031cm" svg:y="32.783cm">
          <draw:text-box>
            <text:p text:style-name="P1"><text:span text:style-name="T30">Conforms to</text:span></text:p>
          </draw:text-box>
        </draw:frame>
        <draw:custom-shape draw:style-name="gr188" draw:text-style-name="P71" draw:layer="layout" svg:width="3.297cm" svg:height="1.493cm" svg:x="59.28cm" svg:y="20.407cm">
          <draw:glue-point draw:id="12" svg:x="4.49cm" svg:y="2.03cm"/>
          <text:p text:style-name="P1"><text:span text:style-name="T38"/></text:p>
          <text:p text:style-name="P1"><text:span text:style-name="T38">BCOoL </text:span></text:p>
          <text:p text:style-name="P1"><text:span text:style-name="T38"/></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186" draw:text-style-name="P73" draw:layer="layout" svg:x1="61.039cm" svg:y1="25.064cm" svg:x2="61.047cm" svg:y2="22.05cm">
          <text:p text:style-name="P1"><text:span text:style-name="T24"/></text:p>
          <text:p text:style-name="P1"><text:span text:style-name="T33"/></text:p>
          <text:p text:style-name="P1"><text:span text:style-name="T33"/></text:p>
        </draw:line>
        <draw:frame draw:style-name="gr189" draw:text-style-name="P72" draw:layer="layout" svg:width="3.447cm" svg:height="1.333cm" svg:x="58.603cm" svg:y="22.705cm">
          <draw:text-box>
            <text:p text:style-name="P1"><text:span text:style-name="T30">Conforms to</text:span></text:p>
          </draw:text-box>
        </draw:frame>
        <draw:line draw:style-name="gr183" draw:text-style-name="P75" draw:layer="layout" svg:x1="55.952cm" svg:y1="21.126cm" svg:x2="59.07cm" svg:y2="21.146cm">
          <text:p text:style-name="P1"><text:span text:style-name="T24"><text:s text:c="3"/></text:span><text:span text:style-name="T24">leverages on</text:span></text:p>
          <text:p text:style-name="P1"><text:span text:style-name="T33"/></text:p>
        </draw:line>
      </draw:page>
      <draw:page draw:name="page15" draw:style-name="dp1" draw:master-page-name="Default">
        <draw:custom-shape draw:style-name="gr190" draw:text-style-name="P79" draw:layer="layout" svg:width="4.728cm" svg:height="1.962cm" svg:x="62.465cm" svg:y="30.808cm">
          <draw:glue-point draw:id="12" svg:x="4.49cm" svg:y="2.03cm"/>
          <text:p text:style-name="P1"><text:span text:style-name="T41">BCOoL</text:span></text:p>
          <text:p text:style-name="P1"><text:span text:style-name="T41">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80" draw:layer="layout" svg:width="4.451cm" svg:height="2.291cm" svg:x="62.48cm" svg:y="25.203cm">
          <draw:glue-point draw:id="12" svg:x="4.49cm" svg:y="2.03cm"/>
          <text:p text:style-name="P1"><text:span text:style-name="T42">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155" draw:text-style-name="P9" draw:layer="layout" svg:x1="58.789cm" svg:y1="28.364cm" svg:x2="58.789cm" svg:y2="28.976cm">
            <text:p/>
          </draw:line>
          <draw:line draw:style-name="gr155" draw:text-style-name="P9" draw:layer="layout" svg:x1="58.434cm" svg:y1="28.7cm" svg:x2="59.185cm" svg:y2="28.683cm">
            <text:p/>
          </draw:line>
          <draw:line draw:style-name="gr155" draw:text-style-name="P9" draw:layer="layout" svg:x1="58.787cm" svg:y1="28.978cm" svg:x2="58.486cm" svg:y2="29.534cm">
            <text:p/>
          </draw:line>
          <draw:line draw:style-name="gr155" draw:text-style-name="P9" draw:layer="layout" svg:x1="59.073cm" svg:y1="29.517cm" svg:x2="58.8cm" svg:y2="28.961cm">
            <text:p/>
          </draw:line>
          <draw:custom-shape draw:style-name="gr177" draw:text-style-name="P36" draw:layer="layout" svg:width="0.412cm" svg:height="0.426cm" svg:x="58.585cm" svg:y="27.96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66" draw:text-style-name="P78" draw:layer="layout" svg:width="3.447cm" svg:height="1.339cm" svg:x="57.245cm" svg:y="29.07cm">
          <draw:text-box>
            <text:p text:style-name="P77"><text:span text:style-name="T3"/></text:p>
            <text:p text:style-name="P77"><text:span text:style-name="T3">System Designer</text:span></text:p>
          </draw:text-box>
        </draw:frame>
        <draw:line draw:style-name="gr164" draw:text-style-name="P75" draw:layer="layout" svg:x1="58.713cm" svg:y1="26.087cm" svg:x2="62.229cm" svg:y2="26.048cm">
          <text:p text:style-name="P1"><text:span text:style-name="T24"><text:s text:c="4"/></text:span><text:span text:style-name="T24">leverages on</text:span></text:p>
          <text:p text:style-name="P1"><text:span text:style-name="T33"/></text:p>
        </draw:line>
        <draw:line draw:style-name="gr192" draw:text-style-name="P1" draw:layer="layout" svg:x1="64.708cm" svg:y1="27.669cm" svg:x2="64.751cm" svg:y2="30.58cm">
          <text:p/>
        </draw:line>
        <draw:line draw:style-name="gr164" draw:text-style-name="P75" draw:layer="layout" svg:x1="58.721cm" svg:y1="26.622cm" svg:x2="63.254cm" svg:y2="30.621cm">
          <text:p text:style-name="P1"><text:span text:style-name="T24">captures</text:span></text:p>
          <text:p text:style-name="P1"><text:span text:style-name="T33"/></text:p>
        </draw:line>
        <draw:frame draw:style-name="gr193" draw:text-style-name="P81" draw:layer="layout" svg:width="2.83cm" svg:height="1.076cm" svg:x="64.669cm" svg:y="28.136cm">
          <draw:text-box>
            <text:p><text:span text:style-name="T43">Conforms to</text:span></text:p>
          </draw:text-box>
        </draw:frame>
        <draw:custom-shape draw:style-name="gr194" draw:text-style-name="P76" draw:layer="layout" svg:width="2.793cm" svg:height="1.428cm" svg:x="55.952cm" svg:y="25.296cm">
          <text:p text:style-name="P1"><text:span text:style-name="T40"/></text:p>
          <text:p text:style-name="P1"><text:span text:style-name="T3"><text:s text:c="3"/></text:span><text:span text:style-name="T3">Know-how </text:span></text:p>
          <text:p text:style-name="P1"><text:span text:style-name="T40"/></text:p>
          <text:p text:style-name="P1"><text:span text:style-name="T35"/></text:p>
          <draw:enhanced-geometry svg:viewBox="0 0 21600 21600" draw:text-areas="3000 3320 17110 17330" draw:type="cloud-callout" draw:modifiers="19667.287043665 37713.08607417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1" draw:text-style-name="P30" draw:layer="layout" svg:width="3.052cm" svg:height="3.195cm" svg:x="68.723cm" svg:y="30.933cm">
          <text:p/>
          <draw:enhanced-geometry svg:viewBox="0 0 21600 21600" draw:glue-points="10800 0 0 10800 10800 21600 21600 10800" draw:type="flowchart-process" draw:enhanced-path="M 0 0 L 21600 0 21600 21600 0 21600 0 0 Z N"/>
        </draw:custom-shape>
        <draw:custom-shape draw:style-name="gr173" draw:text-style-name="P28" draw:layer="layout" svg:width="3.21cm" svg:height="3.259cm" svg:x="57.874cm" svg:y="30.96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85" draw:text-style-name="P72" draw:layer="layout" svg:width="3.447cm" svg:height="1.339cm" svg:x="57.627cm" svg:y="30.921cm">
          <draw:text-box>
            <text:p text:style-name="P1"><text:span text:style-name="T30">Language 1</text:span></text:p>
          </draw:text-box>
        </draw:frame>
        <draw:frame draw:style-name="gr185" draw:text-style-name="P72" draw:layer="layout" svg:width="3.447cm" svg:height="1.339cm" svg:x="68.526cm" svg:y="30.881cm">
          <draw:text-box>
            <text:p text:style-name="P1"><text:span text:style-name="T30">Language 2</text:span></text:p>
          </draw:text-box>
        </draw:frame>
        <draw:line draw:style-name="gr182" draw:text-style-name="P73" draw:layer="layout" svg:x1="65.038cm" svg:y1="39.031cm" svg:x2="64.949cm" svg:y2="33.112cm">
          <text:p text:style-name="P1"><text:span text:style-name="T24"/></text:p>
          <text:p text:style-name="P1"><text:span text:style-name="T24">reifies in</text:span></text:p>
          <text:p text:style-name="P1"><text:span text:style-name="T33"/></text:p>
          <text:p text:style-name="P1"><text:span text:style-name="T33"/></text:p>
        </draw:line>
        <draw:g>
          <draw:custom-shape draw:style-name="gr171" draw:text-style-name="P28" draw:layer="layout" svg:width="3.209cm" svg:height="3.259cm" svg:x="58.093cm" svg:y="38.15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2" draw:text-style-name="P29" draw:layer="layout" svg:width="1.778cm" svg:height="0.624cm" svg:x="58.135cm" svg:y="38.045cm">
            <draw:text-box>
              <text:p><text:span text:style-name="T16">Model 1</text:span></text:p>
            </draw:text-box>
          </draw:frame>
          <draw:custom-shape draw:style-name="gr173" draw:text-style-name="P28" draw:layer="layout" svg:width="3.21cm" svg:height="3.259cm" svg:x="58.318cm" svg:y="38.51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4" draw:text-style-name="P29" draw:layer="layout" svg:width="1.829cm" svg:height="0.761cm" svg:x="58.427cm" svg:y="38.499cm">
            <draw:text-box>
              <text:p><text:span text:style-name="T16">Model 2</text:span></text:p>
            </draw:text-box>
          </draw:frame>
          <draw:frame draw:style-name="gr175" draw:text-style-name="P9" draw:layer="layout" svg:width="2.767cm" svg:height="2.357cm" svg:x="58.52cm" svg:y="39.037cm">
            <draw:image xlink:href="Pictures/100000000000025C000001195CB24E88.png" xlink:type="simple" xlink:show="embed" xlink:actuate="onLoad">
              <text:p/>
            </draw:image>
          </draw:frame>
          <draw:custom-shape draw:style-name="gr173" draw:text-style-name="P28" draw:layer="layout" svg:width="3.21cm" svg:height="3.259cm" svg:x="58.558cm" svg:y="39.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74" draw:text-style-name="P29" draw:layer="layout" svg:width="1.829cm" svg:height="0.761cm" svg:x="58.746cm" svg:y="38.96cm">
            <draw:text-box>
              <text:p><text:span text:style-name="T16">Model 3</text:span></text:p>
            </draw:text-box>
          </draw:frame>
          <draw:frame draw:style-name="gr176" draw:text-style-name="P9" draw:layer="layout" svg:width="2.767cm" svg:height="2.357cm" svg:x="58.697cm" svg:y="39.575cm">
            <draw:image xlink:href="Pictures/100000000000025C00000119D93C9EE8.png" xlink:type="simple" xlink:show="embed" xlink:actuate="onLoad">
              <text:p/>
            </draw:image>
          </draw:frame>
        </draw:g>
        <draw:custom-shape draw:style-name="gr195" draw:text-style-name="P74" draw:layer="layout" svg:width="3.842cm" svg:height="1.972cm" svg:x="63.359cm" svg:y="39.191cm">
          <text:p text:style-name="P1"><text:span text:style-name="T39"><text:s/></text:span></text:p>
          <text:p text:style-name="P1"><text:span text:style-name="T39">Coordination</text:span></text:p>
          <text:p text:style-name="P1"><text:span text:style-name="T39"/></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9" draw:text-style-name="P1" draw:layer="layout" svg:x1="61.498cm" svg:y1="40.264cm" svg:x2="63.418cm" svg:y2="40.18cm">
          <text:p/>
        </draw:line>
        <draw:g>
          <draw:custom-shape draw:style-name="gr180" draw:text-style-name="P30" draw:layer="layout" svg:width="3.118cm" svg:height="3.239cm" svg:x="69.049cm" svg:y="38.596cm">
            <text:p/>
            <draw:enhanced-geometry svg:viewBox="0 0 21600 21600" draw:glue-points="10800 0 0 10800 10800 21600 21600 10800" draw:type="flowchart-process" draw:enhanced-path="M 0 0 L 21600 0 21600 21600 0 21600 0 0 Z N"/>
          </draw:custom-shape>
          <draw:frame draw:style-name="gr176" draw:text-style-name="P9" draw:layer="layout" svg:width="2.655cm" svg:height="2.375cm" svg:x="69.311cm" svg:y="39.049cm">
            <draw:image xlink:href="Pictures/100000000000022200000189A640F651.png" xlink:type="simple" xlink:show="embed" xlink:actuate="onLoad">
              <text:p/>
            </draw:image>
          </draw:frame>
          <draw:custom-shape draw:style-name="gr181" draw:text-style-name="P30" draw:layer="layout" svg:width="3.052cm" svg:height="3.195cm" svg:x="69.299cm" svg:y="39.049cm">
            <text:p/>
            <draw:enhanced-geometry svg:viewBox="0 0 21600 21600" draw:glue-points="10800 0 0 10800 10800 21600 21600 10800" draw:type="flowchart-process" draw:enhanced-path="M 0 0 L 21600 0 21600 21600 0 21600 0 0 Z N"/>
          </draw:custom-shape>
          <draw:frame draw:style-name="gr172" draw:text-style-name="P29" draw:layer="layout" svg:width="1.757cm" svg:height="0.624cm" svg:x="69.089cm" svg:y="38.561cm">
            <draw:text-box>
              <text:p><text:span text:style-name="T16">Model A</text:span></text:p>
            </draw:text-box>
          </draw:frame>
          <draw:frame draw:style-name="gr172" draw:text-style-name="P29" draw:layer="layout" svg:width="1.79cm" svg:height="0.624cm" svg:x="69.403cm" svg:y="39.379cm">
            <draw:text-box>
              <text:p><text:span text:style-name="T16">Model B</text:span></text:p>
            </draw:text-box>
          </draw:frame>
          <draw:frame draw:style-name="gr176" draw:text-style-name="P9" draw:layer="layout" svg:width="2.655cm" svg:height="2.375cm" svg:x="69.55cm" svg:y="39.568cm">
            <draw:image xlink:href="Pictures/1000000000000222000001893937AB0F.png" xlink:type="simple" xlink:show="embed" xlink:actuate="onLoad">
              <text:p/>
            </draw:image>
          </draw:frame>
          <draw:frame draw:style-name="gr172" draw:text-style-name="P29" draw:layer="layout" svg:width="1.757cm" svg:height="0.624cm" svg:x="69.384cm" svg:y="39.091cm">
            <draw:text-box>
              <text:p><text:span text:style-name="T16">Model B</text:span></text:p>
            </draw:text-box>
          </draw:frame>
        </draw:g>
        <draw:line draw:style-name="gr169" draw:text-style-name="P1" draw:layer="layout" svg:x1="67.053cm" svg:y1="40.141cm" svg:x2="69.304cm" svg:y2="40.2cm">
          <text:p/>
        </draw:line>
        <draw:line draw:style-name="gr192" draw:text-style-name="P1" draw:layer="layout" svg:x1="59.48cm" svg:y1="34.272cm" svg:x2="59.501cm" svg:y2="37.841cm">
          <text:p/>
        </draw:line>
        <draw:frame draw:style-name="gr193" draw:text-style-name="P81" draw:layer="layout" svg:width="2.83cm" svg:height="1.076cm" svg:x="59.427cm" svg:y="35.267cm">
          <draw:text-box>
            <text:p><text:span text:style-name="T43">Conforms to</text:span></text:p>
          </draw:text-box>
        </draw:frame>
        <draw:line draw:style-name="gr192" draw:text-style-name="P1" draw:layer="layout" svg:x1="70.158cm" svg:y1="34.13cm" svg:x2="70.166cm" svg:y2="38.128cm">
          <text:p/>
        </draw:line>
        <draw:frame draw:style-name="gr193" draw:text-style-name="P81" draw:layer="layout" svg:width="2.83cm" svg:height="1.076cm" svg:x="70.105cm" svg:y="35.425cm">
          <draw:text-box>
            <text:p><text:span text:style-name="T43">Conforms to</text:span></text:p>
          </draw:text-box>
        </draw:frame>
        <draw:line draw:style-name="gr169" draw:text-style-name="P1" draw:layer="layout" svg:x1="61.108cm" svg:y1="32.265cm" svg:x2="62.557cm" svg:y2="31.689cm">
          <text:p/>
        </draw:line>
        <draw:line draw:style-name="gr169" draw:text-style-name="P1" draw:layer="layout" svg:x1="66.987cm" svg:y1="31.607cm" svg:x2="68.71cm" svg:y2="31.914cm">
          <text:p/>
        </draw:line>
        <draw:line draw:style-name="gr196" draw:text-style-name="P9" draw:layer="layout" svg:x1="55.164cm" svg:y1="42.927cm" svg:x2="73.685cm" svg:y2="42.989cm">
          <text:p/>
        </draw:line>
        <draw:line draw:style-name="gr196" draw:text-style-name="P9" draw:layer="layout" svg:x1="55.164cm" svg:y1="37.021cm" svg:x2="73.685cm" svg:y2="37.083cm">
          <text:p/>
        </draw:line>
        <draw:line draw:style-name="gr196" draw:text-style-name="P9" draw:layer="layout" svg:x1="55.164cm" svg:y1="30.66cm" svg:x2="73.685cm" svg:y2="30.722cm">
          <text:p/>
        </draw:line>
        <draw:frame draw:style-name="gr197" draw:text-style-name="P83" draw:layer="layout" svg:width="4.861cm" svg:height="0.848cm" svg:x="54.866cm" svg:y="42.046cm">
          <draw:text-box>
            <text:p text:style-name="P82"><text:span text:style-name="T44">Model Level</text:span></text:p>
          </draw:text-box>
        </draw:frame>
        <draw:frame draw:style-name="gr198" draw:text-style-name="P83" draw:layer="layout" svg:width="5.926cm" svg:height="1.673cm" svg:x="54.928cm" svg:y="36.221cm">
          <draw:text-box>
            <text:p text:style-name="P82"><text:span text:style-name="T44">Language Level</text:span></text:p>
          </draw:text-box>
        </draw:frame>
        <draw:frame draw:style-name="gr198" draw:text-style-name="P83" draw:layer="layout" svg:width="5.926cm" svg:height="1.673cm" svg:x="54.907cm" svg:y="29.841cm">
          <draw:text-box>
            <text:p text:style-name="P82"><text:span text:style-name="T44">Metalanguage Lev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lightGreen" draw:style="linear" draw:start-color="#ccffcc" draw:end-color="#99cc66" draw:start-intensity="100%" draw:end-intensity="100%" draw:angle="300" draw:border="0%"/>
    <draw:marker draw:name="Arrow" svg:viewBox="0 0 20 30" svg:d="M10 0l-10 30h20z"/>
    <draw:marker draw:name="Arrowhead_20_1" draw:display-name="Arrowhead 1" svg:viewBox="0 0 2132 2132" svg:d="M1066 0l1066 2132h-2132z"/>
    <draw:marker draw:name="Arrowhead_20_12" draw:display-name="Arrowhead 12" svg:viewBox="0 0 2132 2132" svg:d="M2132 1066c0-588-478-1066-1066-1066s-1066 478-1066 1066 478 1066 1066 1066 1066-478 1066-1066z"/>
    <draw:marker draw:name="Arrowhead_20_2" draw:display-name="Arrowhead 2" svg:viewBox="0 0 1599 2132" svg:d="M799 0l800 2132h-1599z"/>
    <draw:marker draw:name="Arrowhead_20_9" draw:display-name="Arrowhead 9" svg:viewBox="0 0 1057 2132" svg:d="M529 0l528 2132-353-272h-351l-353 272z"/>
    <draw:marker draw:name="Short_20_line_20_Arrow" draw:display-name="Short line Arrow" svg:viewBox="0 0 3000 3000" svg:d="M1500 0l1500 2789v211h-114l-1286-2392v2392h-200v-2392l-1286 2392h-114v-211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5-10-28T11:56:18.844995510</dc:date>
    <meta:editing-duration>P1DT6H53M10S</meta:editing-duration>
    <meta:editing-cycles>242</meta:editing-cycles>
    <meta:generator>LibreOffice/4.4.3.2$Linux_X86_64 LibreOffice_project/40m0$Build-2</meta:generator>
    <dc:creator>mvara </dc:creator>
    <meta:document-statistic meta:object-count="784"/>
  </office:meta>
</office:document-meta>
</file>